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ffff"/>
    </style:style>
    <style:style style:name="ta3" style:family="table" style:master-page-name="Default">
      <style:table-properties table:display="true" style:writing-mode="lr-tb" tableooo:tab-color="#66ff99"/>
    </style:style>
    <style:style style:name="ce1" style:family="table-cell" style:parent-style-name="Default">
      <style:table-cell-properties fo:wrap-option="wrap"/>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99pt solid #000000" style:vertical-align="middle"/>
    </style:style>
    <style:style style:name="ce6" style:family="table-cell" style:parent-style-name="Default">
      <style:table-cell-properties style:text-align-source="fix" style:repeat-content="false" fo:wrap-option="no-wrap"/>
      <style:paragraph-properties fo:text-align="center"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center" fo:margin-left="0pt"/>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table-cell-properties style:text-align-source="fix" style:repeat-content="false" fo:wrap-option="wrap" style:vertical-align="middle"/>
      <style:paragraph-properties fo:text-align="center" fo:margin-left="0pt"/>
    </style:style>
    <style:style style:name="ce12" style:family="table-cell" style:parent-style-name="Default">
      <style:table-cell-properties style:text-align-source="fix" style:repeat-content="false"/>
      <style:paragraph-properties fo:text-align="center" fo:margin-left="0pt"/>
    </style:style>
    <style:style style:name="ce13" style:family="table-cell" style:parent-style-name="Default">
      <style:table-cell-properties style:text-align-source="fix" style:repeat-content="false" fo:wrap-option="wrap" style:vertical-align="middle"/>
      <style:paragraph-properties fo:text-align="start" fo:margin-left="0pt"/>
    </style:style>
    <style:style style:name="ce14" style:family="table-cell" style:parent-style-name="Default">
      <style:table-cell-properties style:text-align-source="fix" style:repeat-content="false" fo:wrap-option="wrap" style:vertical-align="top"/>
      <style:paragraph-properties fo:text-align="start"/>
    </style:style>
    <style:style style:name="gr1"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01.57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85.95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57.2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58.05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57.4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83.28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75.74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81.21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75.97pt" fo:padding-top="2.83pt" fo:padding-bottom="2.83pt" fo:padding-left="2.83pt" fo:padding-right="2.83pt" draw:shadow="hidden" draw:shadow-offset-x="2.83pt" draw:shadow-offset-y="2.83pt" draw:caption-escape-direction="auto"/>
    </style:style>
    <style:style style:name="gr20" style:family="graphic">
      <style:graphic-properties draw:marker-start="Arrowheads_20_1" draw:marker-start-width="5.67pt" draw:marker-start-center="false" draw:fill="solid" draw:fill-color="#ffffc0" draw:auto-grow-height="true" draw:auto-grow-width="false" fo:min-height="108.51pt" fo:padding-top="2.83pt" fo:padding-bottom="2.83pt" fo:padding-left="2.83pt" fo:padding-right="2.83pt" draw:shadow="hidden" draw:shadow-offset-x="2.83pt" draw:shadow-offset-y="2.83pt" draw:caption-escape-direction="auto"/>
    </style:style>
    <style:style style:name="gr21" style:family="graphic">
      <style:graphic-properties draw:marker-start="Arrowheads_20_1" draw:marker-start-width="5.67pt" draw:marker-start-center="false" draw:fill="solid" draw:fill-color="#ffffc0" draw:auto-grow-height="true" draw:auto-grow-width="false" fo:min-height="68.51pt" fo:padding-top="2.83pt" fo:padding-bottom="2.83pt" fo:padding-left="2.83pt" fo:padding-right="2.83pt" draw:shadow="hidden" draw:shadow-offset-x="2.83pt" draw:shadow-offset-y="2.83pt" draw:caption-escape-direction="auto"/>
    </style:style>
    <style:style style:name="gr22" style:family="graphic">
      <style:graphic-properties draw:marker-start="Arrowheads_20_1" draw:marker-start-width="5.67pt" draw:marker-start-center="false" draw:fill="solid" draw:fill-color="#ffffc0" draw:auto-grow-height="true" draw:auto-grow-width="false" fo:min-height="81.44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style:style>
    <style:style style:name="T3" style:family="text">
      <style:text-properties fo:font-weight="bold" style:font-weight-asian="bold" style:font-weight-complex="bold"/>
    </style:style>
  </office:automatic-styles>
  <office:body>
    <office:spreadsheet>
      <table:table table:name="Contents" table:style-name="ta1" table:print="false">
        <table:table-column table:style-name="co1" table:number-columns-repeated="9" table:default-cell-style-name="Default"/>
        <table:table-row table:style-name="ro1">
          <table:table-cell office:value-type="string" calcext:value-type="string">
            <text:p>Health</text:p>
          </table:table-cell>
          <table:table-cell table:number-columns-repeated="6"/>
          <table:table-cell office:value-type="string" calcext:value-type="string">
            <text:p>Kinds of Experiences</text:p>
          </table:table-cell>
          <table:table-cell/>
        </table:table-row>
        <table:table-row table:style-name="ro1">
          <table:table-cell office:value-type="string" calcext:value-type="string">
            <text:p>Homeostasis</text:p>
          </table:table-cell>
          <table:table-cell table:number-columns-repeated="6"/>
          <table:table-cell office:value-type="string" calcext:value-type="string">
            <text:p>Demonstrations</text:p>
          </table:table-cell>
          <table:table-cell/>
        </table:table-row>
        <table:table-row table:style-name="ro2">
          <table:table-cell office:value-type="string" calcext:value-type="string">
            <text:p>Maslow</text:p>
          </table:table-cell>
          <table:table-cell table:number-columns-repeated="6"/>
          <table:table-cell office:value-type="string" calcext:value-type="string">
            <text:p>Simulations</text:p>
          </table:table-cell>
          <table:table-cell/>
        </table:table-row>
        <table:table-row table:style-name="ro1">
          <table:table-cell office:value-type="string" calcext:value-type="string">
            <text:p>Connectivity</text:p>
          </table:table-cell>
          <table:table-cell table:number-columns-repeated="6"/>
          <table:table-cell office:value-type="string" calcext:value-type="string">
            <text:p>Field trips</text:p>
          </table:table-cell>
          <table:table-cell/>
        </table:table-row>
        <table:table-row table:style-name="ro1">
          <table:table-cell office:value-type="string" calcext:value-type="string">
            <text:p>Integrity</text:p>
          </table:table-cell>
          <table:table-cell table:number-columns-repeated="6"/>
          <table:table-cell office:value-type="string" calcext:value-type="string">
            <text:p>Mental experiments</text:p>
          </table:table-cell>
          <table:table-cell/>
        </table:table-row>
        <table:table-row table:style-name="ro1">
          <table:table-cell office:value-type="string" calcext:value-type="string">
            <text:p>All our relations</text:p>
          </table:table-cell>
          <table:table-cell table:number-columns-repeated="6"/>
          <table:table-cell office:value-type="string" calcext:value-type="string">
            <text:p>Algorithms</text:p>
          </table:table-cell>
          <table:table-cell/>
        </table:table-row>
        <table:table-row table:style-name="ro1">
          <table:table-cell office:value-type="string" calcext:value-type="string">
            <text:p>Physical health</text:p>
          </table:table-cell>
          <table:table-cell table:number-columns-repeated="6"/>
          <table:table-cell office:value-type="string" calcext:value-type="string">
            <text:p>Exercises</text:p>
          </table:table-cell>
          <table:table-cell/>
        </table:table-row>
        <table:table-row table:style-name="ro1">
          <table:table-cell/>
          <table:table-cell office:value-type="string" calcext:value-type="string">
            <text:p>General Anatomy-structure and levels</text:p>
          </table:table-cell>
          <table:table-cell table:number-columns-repeated="5"/>
          <table:table-cell office:value-type="string" calcext:value-type="string">
            <text:p>Suggested readings</text:p>
          </table:table-cell>
          <table:table-cell/>
        </table:table-row>
        <table:table-row table:style-name="ro1">
          <table:table-cell table:number-columns-repeated="2"/>
          <table:table-cell office:value-type="string" calcext:value-type="string">
            <text:p>Systems</text:p>
          </table:table-cell>
          <table:table-cell table:number-columns-repeated="4"/>
          <table:table-cell office:value-type="string" calcext:value-type="string">
            <text:p>Multimedia</text:p>
          </table:table-cell>
          <table:table-cell/>
        </table:table-row>
        <table:table-row table:style-name="ro1">
          <table:table-cell table:number-columns-repeated="2"/>
          <table:table-cell office:value-type="string" calcext:value-type="string">
            <text:p>Tissues</text:p>
          </table:table-cell>
          <table:table-cell table:number-columns-repeated="6"/>
        </table:table-row>
        <table:table-row table:style-name="ro1">
          <table:table-cell table:number-columns-repeated="2"/>
          <table:table-cell office:value-type="string" calcext:value-type="string">
            <text:p>Cells</text:p>
          </table:table-cell>
          <table:table-cell table:number-columns-repeated="3"/>
          <table:table-cell office:value-type="string" calcext:value-type="string">
            <text:p>Codes</text:p>
          </table:table-cell>
          <table:table-cell table:number-columns-repeated="2"/>
        </table:table-row>
        <table:table-row table:style-name="ro1">
          <table:table-cell table:number-columns-repeated="2"/>
          <table:table-cell office:value-type="string" calcext:value-type="string">
            <text:p>Chemistry</text:p>
          </table:table-cell>
          <table:table-cell table:number-columns-repeated="4"/>
          <table:table-cell office:value-type="string" calcext:value-type="string">
            <text:p>Violet</text:p>
          </table:table-cell>
          <table:table-cell office:value-type="string" calcext:value-type="string">
            <text:p>Safety Information</text:p>
          </table:table-cell>
        </table:table-row>
        <table:table-row table:style-name="ro1">
          <table:table-cell table:number-columns-repeated="2"/>
          <table:table-cell office:value-type="string" calcext:value-type="string">
            <text:p>Conception</text:p>
          </table:table-cell>
          <table:table-cell table:number-columns-repeated="4"/>
          <table:table-cell office:value-type="string" calcext:value-type="string">
            <text:p>Blue</text:p>
          </table:table-cell>
          <table:table-cell office:value-type="string" calcext:value-type="string">
            <text:p>Information Sheets</text:p>
          </table:table-cell>
        </table:table-row>
        <table:table-row table:style-name="ro2">
          <table:table-cell table:number-columns-repeated="2"/>
          <table:table-cell office:value-type="string" calcext:value-type="string">
            <text:p>The fetus</text:p>
          </table:table-cell>
          <table:table-cell table:number-columns-repeated="4"/>
          <table:table-cell office:value-type="string" calcext:value-type="string">
            <text:p>Green</text:p>
          </table:table-cell>
          <table:table-cell office:value-type="string" calcext:value-type="string">
            <text:p><text:a xlink:href="#The Lab Computer.B262" xlink:type="simple">Excursions</text:a></text:p>
          </table:table-cell>
        </table:table-row>
        <table:table-row table:style-name="ro1">
          <table:table-cell table:number-columns-repeated="2"/>
          <table:table-cell office:value-type="string" calcext:value-type="string">
            <text:p>Babies</text:p>
          </table:table-cell>
          <table:table-cell table:number-columns-repeated="4"/>
          <table:table-cell office:value-type="string" calcext:value-type="string">
            <text:p>Gray</text:p>
          </table:table-cell>
          <table:table-cell office:value-type="string" calcext:value-type="string">
            <text:p>Field trips</text:p>
          </table:table-cell>
        </table:table-row>
        <table:table-row table:style-name="ro1">
          <table:table-cell table:number-columns-repeated="2"/>
          <table:table-cell office:value-type="string" calcext:value-type="string">
            <text:p>Growth</text:p>
          </table:table-cell>
          <table:table-cell table:number-columns-repeated="4"/>
          <table:table-cell office:value-type="string" calcext:value-type="string">
            <text:p>Yellow</text:p>
          </table:table-cell>
          <table:table-cell office:value-type="string" calcext:value-type="string">
            <text:p>Exercises</text:p>
          </table:table-cell>
        </table:table-row>
        <table:table-row table:style-name="ro1">
          <table:table-cell table:number-columns-repeated="2"/>
          <table:table-cell office:value-type="string" calcext:value-type="string">
            <text:p>Puberty</text:p>
          </table:table-cell>
          <table:table-cell table:number-columns-repeated="4"/>
          <table:table-cell office:value-type="string" calcext:value-type="string">
            <text:p>Orange</text:p>
          </table:table-cell>
          <table:table-cell office:value-type="string" calcext:value-type="string">
            <text:p>Suggested Reading</text:p>
          </table:table-cell>
        </table:table-row>
        <table:table-row table:style-name="ro1">
          <table:table-cell table:number-columns-repeated="2"/>
          <table:table-cell office:value-type="string" calcext:value-type="string">
            <text:p>Adulthood</text:p>
          </table:table-cell>
          <table:table-cell table:number-columns-repeated="4"/>
          <table:table-cell office:value-type="string" calcext:value-type="string">
            <text:p>Red</text:p>
          </table:table-cell>
          <table:table-cell office:value-type="string" calcext:value-type="string">
            <text:p>Equipment</text:p>
          </table:table-cell>
        </table:table-row>
        <table:table-row table:style-name="ro2">
          <table:table-cell table:number-columns-repeated="2"/>
          <table:table-cell office:value-type="string" calcext:value-type="string">
            <text:p>Somatotypes</text:p>
          </table:table-cell>
          <table:table-cell table:number-columns-repeated="4"/>
          <table:table-cell office:value-type="string" calcext:value-type="string">
            <text:p>Brown</text:p>
          </table:table-cell>
          <table:table-cell office:value-type="string" calcext:value-type="string">
            <text:p>Resources</text:p>
          </table:table-cell>
        </table:table-row>
        <table:table-row table:style-name="ro1">
          <table:table-cell table:number-columns-repeated="2"/>
          <table:table-cell office:value-type="string" calcext:value-type="string">
            <text:p>Ethnic variations</text:p>
          </table:table-cell>
          <table:table-cell table:number-columns-repeated="6"/>
        </table:table-row>
        <table:table-row table:style-name="ro1">
          <table:table-cell table:number-columns-repeated="2"/>
          <table:table-cell office:value-type="string" calcext:value-type="string">
            <text:p>Sex and gender</text:p>
          </table:table-cell>
          <table:table-cell table:number-columns-repeated="4"/>
          <table:table-cell office:value-type="string" calcext:value-type="string">
            <text:p>White</text:p>
          </table:table-cell>
          <table:table-cell office:value-type="string" calcext:value-type="string">
            <text:p>Contents</text:p>
          </table:table-cell>
        </table:table-row>
        <table:table-row table:style-name="ro1">
          <table:table-cell table:number-columns-repeated="2"/>
          <table:table-cell office:value-type="string" calcext:value-type="string">
            <text:p>Life expectancy</text:p>
          </table:table-cell>
          <table:table-cell table:number-columns-repeated="3"/>
          <table:table-cell office:value-type="string" calcext:value-type="string">
            <text:p>Anatomy of an experience</text:p>
          </table:table-cell>
          <table:table-cell table:number-columns-repeated="2"/>
        </table:table-row>
        <table:table-row table:style-name="ro1">
          <table:table-cell table:number-columns-repeated="2"/>
          <table:table-cell office:value-type="string" calcext:value-type="string">
            <text:p>Causes of death</text:p>
          </table:table-cell>
          <table:table-cell table:number-columns-repeated="4"/>
          <table:table-cell office:value-type="string" calcext:value-type="string">
            <office:annotation draw:style-name="gr1" draw:text-style-name="P2" svg:width="82.18pt" svg:height="151.26pt" svg:x="529.09pt" svg:y="270.11pt" draw:caption-point-x="-15.39pt" draw:caption-point-y="14.51pt">
              <dc:creator>WV</dc:creator>
              <dc:date>2013-08-24T00:00:00</dc:date>
              <text:p text:style-name="P1"><text:span text:style-name="T1">Each activity will be preceded by a discussion of the topics to be explored. These are my own archival explorations. You may want to dig into some other websites or corners of your local library.</text:span></text:p>
            </office:annotation>
            <text:p>Discussion</text:p>
          </table:table-cell>
          <table:table-cell/>
        </table:table-row>
        <table:table-row table:style-name="ro1">
          <table:table-cell table:number-columns-repeated="2"/>
          <table:table-cell office:value-type="string" calcext:value-type="string">
            <text:p>First aid: preparation</text:p>
          </table:table-cell>
          <table:table-cell table:number-columns-repeated="4"/>
          <table:table-cell office:value-type="string" calcext:value-type="string">
            <office:annotation draw:style-name="gr2" draw:text-style-name="P2" svg:width="82.18pt" svg:height="207.24pt" svg:x="529.09pt" svg:y="270.11pt" draw:caption-point-x="-15.39pt" draw:caption-point-y="27.35pt">
              <dc:creator>WV</dc:creator>
              <dc:date>2013-08-24T00:00:00</dc:date>
              <text:p text:style-name="P1"><text:span text:style-name="T1">This is the equipment I used in my explorations. You may want to substitute different equipment if your setup doesn't match mine. For example, I use an alcohol burner; you may have a propane blowtorch that would work just as well.</text:span></text:p>
            </office:annotation>
            <text:p>Equipment list</text:p>
          </table:table-cell>
          <table:table-cell/>
        </table:table-row>
        <table:table-row table:style-name="ro1">
          <table:table-cell table:number-columns-repeated="2"/>
          <table:table-cell office:value-type="string" calcext:value-type="string">
            <text:p>Nursing</text:p>
          </table:table-cell>
          <table:table-cell table:number-columns-repeated="4"/>
          <table:table-cell office:value-type="string" calcext:value-type="string">
            <office:annotation draw:style-name="gr3" draw:text-style-name="P2" svg:width="82.18pt" svg:height="50.49pt" svg:x="529.09pt" svg:y="270.14pt" draw:caption-point-x="-15.39pt" draw:caption-point-y="40.17pt">
              <dc:creator>WV</dc:creator>
              <dc:date>2013-08-24T00:00:00</dc:date>
              <text:p text:style-name="P1"><text:span text:style-name="T1">How to set up your lab so that you get good results safely.</text:span></text:p>
            </office:annotation>
            <text:p>Preparations</text:p>
          </table:table-cell>
          <table:table-cell/>
        </table:table-row>
        <table:table-row table:style-name="ro1">
          <table:table-cell table:number-columns-repeated="2"/>
          <table:table-cell office:value-type="string" calcext:value-type="string">
            <text:p>Accidents and accident prevention</text:p>
          </table:table-cell>
          <table:table-cell table:number-columns-repeated="4"/>
          <table:table-cell office:value-type="string" calcext:value-type="string">
            <office:annotation draw:style-name="gr4" draw:text-style-name="P2" svg:width="82.18pt" svg:height="117.67pt" svg:x="529.09pt" svg:y="278.76pt" draw:caption-point-x="-15.39pt" draw:caption-point-y="44.42pt">
              <dc:creator>WV</dc:creator>
              <dc:date>2013-08-24T00:00:00</dc:date>
              <text:p text:style-name="P1"><text:span text:style-name="T1">This is the fun part. I will describe my procedures and explain how to make your observations. I'll even give you observation forms.</text:span></text:p>
            </office:annotation>
            <text:p>Activities</text:p>
          </table:table-cell>
          <table:table-cell/>
        </table:table-row>
        <table:table-row table:style-name="ro1">
          <table:table-cell table:number-columns-repeated="2"/>
          <table:table-cell office:value-type="string" calcext:value-type="string">
            <text:p>Cancer</text:p>
          </table:table-cell>
          <table:table-cell table:number-columns-repeated="4"/>
          <table:table-cell office:value-type="string" calcext:value-type="string">
            <office:annotation draw:style-name="gr5" draw:text-style-name="P2" svg:width="82.18pt" svg:height="106.47pt" svg:x="529.09pt" svg:y="291.57pt" draw:caption-point-x="-15.39pt" draw:caption-point-y="44.45pt">
              <dc:creator>WV</dc:creator>
              <dc:date>2013-08-24T00:00:00</dc:date>
              <text:p text:style-name="P1"><text:span text:style-name="T1">There will be probing questions that cause you to think about what you've observed while I give you my own conclusions.</text:span></text:p>
            </office:annotation>
            <text:p>Summary</text:p>
          </table:table-cell>
          <table:table-cell/>
        </table:table-row>
        <table:table-row table:style-name="ro1">
          <table:table-cell table:number-columns-repeated="2"/>
          <table:table-cell office:value-type="string" calcext:value-type="string">
            <text:p>Suicide</text:p>
          </table:table-cell>
          <table:table-cell table:number-columns-repeated="4"/>
          <table:table-cell office:value-type="string" calcext:value-type="string">
            <office:annotation draw:style-name="gr6" draw:text-style-name="P2" svg:width="82.18pt" svg:height="72.88pt" svg:x="529.09pt" svg:y="304.36pt" draw:caption-point-x="-15.39pt" draw:caption-point-y="44.5pt">
              <dc:creator>WV</dc:creator>
              <dc:date>2013-08-24T00:00:00</dc:date>
              <text:p text:style-name="P1"><text:span text:style-name="T1">To further enrich your learning, I will include some example exercises and questions.</text:span></text:p>
            </office:annotation>
            <text:p>Exercises</text:p>
          </table:table-cell>
          <table:table-cell/>
        </table:table-row>
        <table:table-row table:style-name="ro1">
          <table:table-cell table:number-columns-repeated="2"/>
          <table:table-cell office:value-type="string" calcext:value-type="string">
            <text:p>Illness</text:p>
          </table:table-cell>
          <table:table-cell table:number-columns-repeated="4"/>
          <table:table-cell office:value-type="string" calcext:value-type="string">
            <office:annotation draw:style-name="gr5" draw:text-style-name="P2" svg:width="82.18pt" svg:height="106.47pt" svg:x="529.09pt" svg:y="317.17pt" draw:caption-point-x="-15.39pt" draw:caption-point-y="44.56pt">
              <dc:creator>WV</dc:creator>
              <dc:date>2013-08-24T00:00:00</dc:date>
              <text:p text:style-name="P1"><text:span text:style-name="T1">I'll also make some suggestions for further exploration and consideration. You decide what you want to do with them.</text:span></text:p>
            </office:annotation>
            <text:p>Further exploration</text:p>
          </table:table-cell>
          <table:table-cell/>
        </table:table-row>
        <table:table-row table:style-name="ro1">
          <table:table-cell table:number-columns-repeated="2"/>
          <table:table-cell office:value-type="string" calcext:value-type="string">
            <text:p>Infection</text:p>
          </table:table-cell>
          <table:table-cell table:number-columns-repeated="4"/>
          <table:table-cell office:value-type="string" calcext:value-type="string">
            <office:annotation draw:style-name="gr5" draw:text-style-name="P2" svg:width="82.18pt" svg:height="106.47pt" svg:x="529.09pt" svg:y="329.98pt" draw:caption-point-x="-15.39pt" draw:caption-point-y="44.59pt">
              <dc:creator>WV</dc:creator>
              <dc:date>2013-08-24T00:00:00</dc:date>
              <text:p text:style-name="P1"><text:span text:style-name="T1">I will top it all off with the words you can use with your neighbors and friends to impress them with your knowledge of the topic.</text:span></text:p>
            </office:annotation>
            <text:p>Glossary</text:p>
          </table:table-cell>
          <table:table-cell/>
        </table:table-row>
        <table:table-row table:style-name="ro1">
          <table:table-cell table:number-columns-repeated="2"/>
          <table:table-cell office:value-type="string" calcext:value-type="string">
            <text:p>Genetics</text:p>
          </table:table-cell>
          <table:table-cell table:number-columns-repeated="6"/>
        </table:table-row>
        <table:table-row table:style-name="ro1">
          <table:table-cell table:number-columns-repeated="2"/>
          <table:table-cell office:value-type="string" calcext:value-type="string">
            <text:p>Inherited disease</text:p>
          </table:table-cell>
          <table:table-cell table:number-columns-repeated="6"/>
        </table:table-row>
        <table:table-row table:style-name="ro1">
          <table:table-cell table:number-columns-repeated="2"/>
          <table:table-cell office:value-type="string" calcext:value-type="string">
            <text:p>Contagious disease</text:p>
          </table:table-cell>
          <table:table-cell table:number-columns-repeated="6"/>
        </table:table-row>
        <table:table-row table:style-name="ro1">
          <table:table-cell/>
          <table:table-cell office:value-type="string" calcext:value-type="string">
            <text:p>Skin</text:p>
          </table:table-cell>
          <table:table-cell table:number-columns-repeated="7"/>
        </table:table-row>
        <table:table-row table:style-name="ro1">
          <table:table-cell table:number-columns-repeated="2"/>
          <table:table-cell office:value-type="string" calcext:value-type="string">
            <text:p>Culturing, observing, and identifying bacteria</text:p>
          </table:table-cell>
          <table:table-cell table:number-columns-repeated="6"/>
        </table:table-row>
        <table:table-row table:style-name="ro1">
          <table:table-cell table:number-columns-repeated="2"/>
          <table:table-cell office:value-type="string" calcext:value-type="string">
            <text:p>Skin</text:p>
          </table:table-cell>
          <table:table-cell table:number-columns-repeated="6"/>
        </table:table-row>
        <table:table-row table:style-name="ro1">
          <table:table-cell table:number-columns-repeated="2"/>
          <table:table-cell office:value-type="string" calcext:value-type="string">
            <text:p>Hair</text:p>
          </table:table-cell>
          <table:table-cell table:number-columns-repeated="6"/>
        </table:table-row>
        <table:table-row table:style-name="ro1">
          <table:table-cell table:number-columns-repeated="2"/>
          <table:table-cell office:value-type="string" calcext:value-type="string">
            <text:p>Teeth</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number-columns-repeated="2"/>
          <table:table-cell office:value-type="string" calcext:value-type="string">
            <text:p>Body ornamentation</text:p>
          </table:table-cell>
          <table:table-cell table:number-columns-repeated="6"/>
        </table:table-row>
        <table:table-row table:style-name="ro1">
          <table:table-cell table:number-columns-repeated="2"/>
          <table:table-cell office:value-type="string" calcext:value-type="string">
            <text:p>Cosmetics</text:p>
          </table:table-cell>
          <table:table-cell table:number-columns-repeated="6"/>
        </table:table-row>
        <table:table-row table:style-name="ro1">
          <table:table-cell/>
          <table:table-cell office:value-type="string" calcext:value-type="string">
            <text:p>Bones</text:p>
          </table:table-cell>
          <table:table-cell table:number-columns-repeated="7"/>
        </table:table-row>
        <table:table-row table:style-name="ro1">
          <table:table-cell table:number-columns-repeated="2"/>
          <table:table-cell office:value-type="string" calcext:value-type="string">
            <text:p>Bones</text:p>
          </table:table-cell>
          <table:table-cell table:number-columns-repeated="6"/>
        </table:table-row>
        <table:table-row table:style-name="ro1">
          <table:table-cell table:number-columns-repeated="2"/>
          <table:table-cell office:value-type="string" calcext:value-type="string">
            <text:p>Connective tissue</text:p>
          </table:table-cell>
          <table:table-cell table:number-columns-repeated="6"/>
        </table:table-row>
        <table:table-row table:style-name="ro1">
          <table:table-cell table:number-columns-repeated="2"/>
          <table:table-cell office:value-type="string" calcext:value-type="string">
            <text:p>Joints</text:p>
          </table:table-cell>
          <table:table-cell table:number-columns-repeated="6"/>
        </table:table-row>
        <table:table-row table:style-name="ro1">
          <table:table-cell table:number-columns-repeated="2"/>
          <table:table-cell office:value-type="string" calcext:value-type="string">
            <text:p>Injury</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table-cell office:value-type="string" calcext:value-type="string">
            <text:p>Muscles</text:p>
          </table:table-cell>
          <table:table-cell table:number-columns-repeated="7"/>
        </table:table-row>
        <table:table-row table:style-name="ro1">
          <table:table-cell table:number-columns-repeated="2"/>
          <table:table-cell office:value-type="string" calcext:value-type="string">
            <text:p>Skeletal muscle</text:p>
          </table:table-cell>
          <table:table-cell table:number-columns-repeated="6"/>
        </table:table-row>
        <table:table-row table:style-name="ro1">
          <table:table-cell table:number-columns-repeated="2"/>
          <table:table-cell office:value-type="string" calcext:value-type="string">
            <text:p>Smooth muscle</text:p>
          </table:table-cell>
          <table:table-cell table:number-columns-repeated="6"/>
        </table:table-row>
        <table:table-row table:style-name="ro1">
          <table:table-cell table:number-columns-repeated="2"/>
          <table:table-cell office:value-type="string" calcext:value-type="string">
            <text:p>Exercise and muscle</text:p>
          </table:table-cell>
          <table:table-cell table:number-columns-repeated="6"/>
        </table:table-row>
        <table:table-row table:style-name="ro1">
          <table:table-cell table:number-columns-repeated="2"/>
          <table:table-cell office:value-type="string" calcext:value-type="string">
            <text:p>Muscular disorders and injuries</text:p>
          </table:table-cell>
          <table:table-cell table:number-columns-repeated="6"/>
        </table:table-row>
        <table:table-row table:style-name="ro1">
          <table:table-cell/>
          <table:table-cell office:value-type="string" calcext:value-type="string">
            <text:p>Nerves</text:p>
          </table:table-cell>
          <table:table-cell table:number-columns-repeated="7"/>
        </table:table-row>
        <table:table-row table:style-name="ro1">
          <table:table-cell table:number-columns-repeated="2"/>
          <table:table-cell office:value-type="string" calcext:value-type="string">
            <text:p>Neurons</text:p>
          </table:table-cell>
          <table:table-cell table:number-columns-repeated="6"/>
        </table:table-row>
        <table:table-row table:style-name="ro1">
          <table:table-cell table:number-columns-repeated="2"/>
          <table:table-cell office:value-type="string" calcext:value-type="string">
            <text:p>Lillie iron wire model – conduction by depolarization</text:p>
          </table:table-cell>
          <table:table-cell table:number-columns-repeated="6"/>
        </table:table-row>
        <table:table-row table:style-name="ro1">
          <table:table-cell table:number-columns-repeated="2"/>
          <table:table-cell office:value-type="string" calcext:value-type="string">
            <text:p>Synapse</text:p>
          </table:table-cell>
          <table:table-cell table:number-columns-repeated="6"/>
        </table:table-row>
        <table:table-row table:style-name="ro1">
          <table:table-cell table:number-columns-repeated="2"/>
          <table:table-cell office:value-type="string" calcext:value-type="string">
            <text:p>Systems</text:p>
          </table:table-cell>
          <table:table-cell table:number-columns-repeated="6"/>
        </table:table-row>
        <table:table-row table:style-name="ro1">
          <table:table-cell table:number-columns-repeated="2"/>
          <table:table-cell office:value-type="string" calcext:value-type="string">
            <text:p>General disorders</text:p>
          </table:table-cell>
          <table:table-cell table:number-columns-repeated="6"/>
        </table:table-row>
        <table:table-row table:style-name="ro1">
          <table:table-cell table:number-columns-repeated="2"/>
          <table:table-cell office:value-type="string" calcext:value-type="string">
            <text:p>Artificial intelligence</text:p>
          </table:table-cell>
          <table:table-cell table:number-columns-repeated="6"/>
        </table:table-row>
        <table:table-row table:style-name="ro1">
          <table:table-cell/>
          <table:table-cell office:value-type="string" calcext:value-type="string">
            <text:p>Central nervous system</text:p>
          </table:table-cell>
          <table:table-cell table:number-columns-repeated="7"/>
        </table:table-row>
        <table:table-row table:style-name="ro1">
          <table:table-cell table:number-columns-repeated="2"/>
          <table:table-cell office:value-type="string" calcext:value-type="string">
            <text:p>Brain and body</text:p>
          </table:table-cell>
          <table:table-cell table:number-columns-repeated="6"/>
        </table:table-row>
        <table:table-row table:style-name="ro1">
          <table:table-cell table:number-columns-repeated="2"/>
          <table:table-cell office:value-type="string" calcext:value-type="string">
            <text:p>Stress</text:p>
          </table:table-cell>
          <table:table-cell table:number-columns-repeated="6"/>
        </table:table-row>
        <table:table-row table:style-name="ro1">
          <table:table-cell table:number-columns-repeated="2"/>
          <table:table-cell office:value-type="string" calcext:value-type="string">
            <text:p>Sleep</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table-cell office:value-type="string" calcext:value-type="string">
            <text:p>Peripheral and autonomic nerves</text:p>
          </table:table-cell>
          <table:table-cell table:number-columns-repeated="7"/>
        </table:table-row>
        <table:table-row table:style-name="ro1">
          <table:table-cell table:number-columns-repeated="2"/>
          <table:table-cell office:value-type="string" calcext:value-type="string">
            <text:p>Reflex</text:p>
          </table:table-cell>
          <table:table-cell table:number-columns-repeated="6"/>
        </table:table-row>
        <table:table-row table:style-name="ro1">
          <table:table-cell table:number-columns-repeated="2"/>
          <table:table-cell office:value-type="string" calcext:value-type="string">
            <text:p>Motor function</text:p>
          </table:table-cell>
          <table:table-cell table:number-columns-repeated="6"/>
        </table:table-row>
        <table:table-row table:style-name="ro1">
          <table:table-cell table:number-columns-repeated="2"/>
          <table:table-cell office:value-type="string" calcext:value-type="string">
            <text:p>Motion</text:p>
          </table:table-cell>
          <table:table-cell table:number-columns-repeated="6"/>
        </table:table-row>
        <table:table-row table:style-name="ro1">
          <table:table-cell table:number-columns-repeated="2"/>
          <table:table-cell office:value-type="string" calcext:value-type="string">
            <text:p>Automatic stuff</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table-cell office:value-type="string" calcext:value-type="string">
            <text:p>The senses</text:p>
          </table:table-cell>
          <table:table-cell table:number-columns-repeated="7"/>
        </table:table-row>
        <table:table-row table:style-name="ro2">
          <table:table-cell table:number-columns-repeated="2"/>
          <table:table-cell office:value-type="string" calcext:value-type="string">
            <text:p>modalities of somatic sensation</text:p>
          </table:table-cell>
          <table:table-cell table:number-columns-repeated="6"/>
        </table:table-row>
        <table:table-row table:style-name="ro1">
          <table:table-cell table:number-columns-repeated="2"/>
          <table:table-cell office:value-type="string" calcext:value-type="string">
            <text:p>Eyesight</text:p>
          </table:table-cell>
          <table:table-cell table:number-columns-repeated="6"/>
        </table:table-row>
        <table:table-row table:style-name="ro1">
          <table:table-cell table:number-columns-repeated="2"/>
          <table:table-cell office:value-type="string" calcext:value-type="string">
            <text:p>Hearing</text:p>
          </table:table-cell>
          <table:table-cell table:number-columns-repeated="6"/>
        </table:table-row>
        <table:table-row table:style-name="ro1">
          <table:table-cell table:number-columns-repeated="2"/>
          <table:table-cell office:value-type="string" calcext:value-type="string">
            <text:p>Taste and smell</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table-cell office:value-type="string" calcext:value-type="string">
            <text:p>The endocrine system</text:p>
          </table:table-cell>
          <table:table-cell table:number-columns-repeated="7"/>
        </table:table-row>
        <table:table-row table:style-name="ro1">
          <table:table-cell table:number-columns-repeated="2"/>
          <table:table-cell office:value-type="string" calcext:value-type="string">
            <text:p>The glands</text:p>
          </table:table-cell>
          <table:table-cell table:number-columns-repeated="6"/>
        </table:table-row>
        <table:table-row table:style-name="ro2">
          <table:table-cell table:number-columns-repeated="2"/>
          <table:table-cell office:value-type="string" calcext:value-type="string">
            <text:p>The exocrine system</text:p>
          </table:table-cell>
          <table:table-cell table:number-columns-repeated="6"/>
        </table:table-row>
        <table:table-row table:style-name="ro1">
          <table:table-cell table:number-columns-repeated="2"/>
          <table:table-cell office:value-type="string" calcext:value-type="string">
            <text:p>Hormones as communication</text:p>
          </table:table-cell>
          <table:table-cell table:number-columns-repeated="6"/>
        </table:table-row>
        <table:table-row table:style-name="ro2">
          <table:table-cell table:number-columns-repeated="2"/>
          <table:table-cell office:value-type="string" calcext:value-type="string">
            <text:p>The exo-exocrine system </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table-cell office:value-type="string" calcext:value-type="string">
            <text:p>Blood</text:p>
          </table:table-cell>
          <table:table-cell table:number-columns-repeated="7"/>
        </table:table-row>
        <table:table-row table:style-name="ro1">
          <table:table-cell table:number-columns-repeated="2"/>
          <table:table-cell office:value-type="string" calcext:value-type="string">
            <text:p>Looking at blood</text:p>
          </table:table-cell>
          <table:table-cell table:number-columns-repeated="6"/>
        </table:table-row>
        <table:table-row table:style-name="ro1">
          <table:table-cell table:number-columns-repeated="2"/>
          <table:table-cell office:value-type="string" calcext:value-type="string">
            <text:p>What's in blood</text:p>
          </table:table-cell>
          <table:table-cell table:number-columns-repeated="6"/>
        </table:table-row>
        <table:table-row table:style-name="ro1">
          <table:table-cell table:number-columns-repeated="2"/>
          <table:table-cell office:value-type="string" calcext:value-type="string">
            <text:p>Creation of blood</text:p>
          </table:table-cell>
          <table:table-cell table:number-columns-repeated="6"/>
        </table:table-row>
        <table:table-row table:style-name="ro1">
          <table:table-cell table:number-columns-repeated="2"/>
          <table:table-cell office:value-type="string" calcext:value-type="string">
            <text:p>Alternative bloods</text:p>
          </table:table-cell>
          <table:table-cell table:number-columns-repeated="6"/>
        </table:table-row>
        <table:table-row table:style-name="ro1">
          <table:table-cell table:number-columns-repeated="2"/>
          <table:table-cell office:value-type="string" calcext:value-type="string">
            <text:p>Blood</text:p>
          </table:table-cell>
          <table:table-cell table:number-columns-repeated="6"/>
        </table:table-row>
        <table:table-row table:style-name="ro1">
          <table:table-cell table:number-columns-repeated="2"/>
          <table:table-cell office:value-type="string" calcext:value-type="string">
            <text:p>Blood typing</text:p>
          </table:table-cell>
          <table:table-cell table:number-columns-repeated="6"/>
        </table:table-row>
        <table:table-row table:style-name="ro2">
          <table:table-cell table:number-columns-repeated="2"/>
          <table:table-cell office:value-type="string" calcext:value-type="string">
            <text:p>Osmolality of plasma</text:p>
          </table:table-cell>
          <table:table-cell table:number-columns-repeated="6"/>
        </table:table-row>
        <table:table-row table:style-name="ro1">
          <table:table-cell table:number-columns-repeated="2"/>
          <table:table-cell office:value-type="string" calcext:value-type="string">
            <text:p>Blood disorders</text:p>
          </table:table-cell>
          <table:table-cell table:number-columns-repeated="6"/>
        </table:table-row>
        <table:table-row table:style-name="ro1">
          <table:table-cell/>
          <table:table-cell office:value-type="string" calcext:value-type="string">
            <text:p>The heart</text:p>
          </table:table-cell>
          <table:table-cell table:number-columns-repeated="7"/>
        </table:table-row>
        <table:table-row table:style-name="ro1">
          <table:table-cell table:number-columns-repeated="2"/>
          <table:table-cell office:value-type="string" calcext:value-type="string">
            <text:p>Cardiovascular system</text:p>
          </table:table-cell>
          <table:table-cell table:number-columns-repeated="6"/>
        </table:table-row>
        <table:table-row table:style-name="ro1">
          <table:table-cell table:number-columns-repeated="2"/>
          <table:table-cell office:value-type="string" calcext:value-type="string">
            <text:p>Electrocardiography</text:p>
          </table:table-cell>
          <table:table-cell table:number-columns-repeated="6"/>
        </table:table-row>
        <table:table-row table:style-name="ro1">
          <table:table-cell table:number-columns-repeated="2"/>
          <table:table-cell office:value-type="string" calcext:value-type="string">
            <text:p>Blood pressure and heart rate</text:p>
          </table:table-cell>
          <table:table-cell table:number-columns-repeated="6"/>
        </table:table-row>
        <table:table-row table:style-name="ro1">
          <table:table-cell table:number-columns-repeated="2"/>
          <table:table-cell office:value-type="string" calcext:value-type="string">
            <text:p>Cardiovascular disorders</text:p>
          </table:table-cell>
          <table:table-cell table:number-columns-repeated="6"/>
        </table:table-row>
        <table:table-row table:style-name="ro1">
          <table:table-cell/>
          <table:table-cell office:value-type="string" calcext:value-type="string">
            <text:p>Blood circulation</text:p>
          </table:table-cell>
          <table:table-cell table:number-columns-repeated="7"/>
        </table:table-row>
        <table:table-row table:style-name="ro1">
          <table:table-cell table:number-columns-repeated="2"/>
          <table:table-cell office:value-type="string" calcext:value-type="string">
            <text:p>Circulation</text:p>
          </table:table-cell>
          <table:table-cell table:number-columns-repeated="6"/>
        </table:table-row>
        <table:table-row table:style-name="ro1">
          <table:table-cell table:number-columns-repeated="2"/>
          <table:table-cell office:value-type="string" calcext:value-type="string">
            <text:p>Bleeding</text:p>
          </table:table-cell>
          <table:table-cell table:number-columns-repeated="6"/>
        </table:table-row>
        <table:table-row table:style-name="ro2">
          <table:table-cell table:number-columns-repeated="2"/>
          <table:table-cell office:value-type="string" calcext:value-type="string">
            <text:p>Vascular disordeers</text:p>
          </table:table-cell>
          <table:table-cell table:number-columns-repeated="6"/>
        </table:table-row>
        <table:table-row table:style-name="ro2">
          <table:table-cell/>
          <table:table-cell office:value-type="string" calcext:value-type="string">
            <text:p>The lympatic system</text:p>
          </table:table-cell>
          <table:table-cell table:number-columns-repeated="7"/>
        </table:table-row>
        <table:table-row table:style-name="ro1">
          <table:table-cell table:number-columns-repeated="2"/>
          <table:table-cell office:value-type="string" calcext:value-type="string">
            <text:p>Lymph</text:p>
          </table:table-cell>
          <table:table-cell table:number-columns-repeated="6"/>
        </table:table-row>
        <table:table-row table:style-name="ro1">
          <table:table-cell table:number-columns-repeated="2"/>
          <table:table-cell office:value-type="string" calcext:value-type="string">
            <text:p>Lymphatic circulation</text:p>
          </table:table-cell>
          <table:table-cell table:number-columns-repeated="6"/>
        </table:table-row>
        <table:table-row table:style-name="ro2">
          <table:table-cell table:number-columns-repeated="2"/>
          <table:table-cell office:value-type="string" calcext:value-type="string">
            <text:p>Ltmphatic disorders</text:p>
          </table:table-cell>
          <table:table-cell table:number-columns-repeated="6"/>
        </table:table-row>
        <table:table-row table:style-name="ro1">
          <table:table-cell/>
          <table:table-cell office:value-type="string" calcext:value-type="string">
            <text:p>Respiration</text:p>
          </table:table-cell>
          <table:table-cell table:number-columns-repeated="7"/>
        </table:table-row>
        <table:table-row table:style-name="ro1">
          <table:table-cell table:number-columns-repeated="2"/>
          <table:table-cell office:value-type="string" calcext:value-type="string">
            <text:p>Breath</text:p>
          </table:table-cell>
          <table:table-cell table:number-columns-repeated="6"/>
        </table:table-row>
        <table:table-row table:style-name="ro2">
          <table:table-cell table:number-columns-repeated="2"/>
          <table:table-cell office:value-type="string" calcext:value-type="string">
            <text:p>Breating</text:p>
          </table:table-cell>
          <table:table-cell table:number-columns-repeated="6"/>
        </table:table-row>
        <table:table-row table:style-name="ro1">
          <table:table-cell table:number-columns-repeated="2"/>
          <table:table-cell office:value-type="string" calcext:value-type="string">
            <text:p>Pulmonary volumes and capacities</text:p>
          </table:table-cell>
          <table:table-cell table:number-columns-repeated="6"/>
        </table:table-row>
        <table:table-row table:style-name="ro1">
          <table:table-cell table:number-columns-repeated="2"/>
          <table:table-cell office:value-type="string" calcext:value-type="string">
            <text:p>Respiratory disorders</text:p>
          </table:table-cell>
          <table:table-cell table:number-columns-repeated="6"/>
        </table:table-row>
        <table:table-row table:style-name="ro1">
          <table:table-cell/>
          <table:table-cell office:value-type="string" calcext:value-type="string">
            <text:p>Digestion</text:p>
          </table:table-cell>
          <table:table-cell table:number-columns-repeated="7"/>
        </table:table-row>
        <table:table-row table:style-name="ro1">
          <table:table-cell table:number-columns-repeated="2"/>
          <table:table-cell office:value-type="string" calcext:value-type="string">
            <text:p>Digestive system</text:p>
          </table:table-cell>
          <table:table-cell table:number-columns-repeated="6"/>
        </table:table-row>
        <table:table-row table:style-name="ro1">
          <table:table-cell table:number-columns-repeated="2"/>
          <table:table-cell office:value-type="string" calcext:value-type="string">
            <text:p>Digestion and absorption</text:p>
          </table:table-cell>
          <table:table-cell table:number-columns-repeated="6"/>
        </table:table-row>
        <table:table-row table:style-name="ro1">
          <table:table-cell table:number-columns-repeated="2"/>
          <table:table-cell office:value-type="string" calcext:value-type="string">
            <text:p>Digestive disorders</text:p>
          </table:table-cell>
          <table:table-cell table:number-columns-repeated="6"/>
        </table:table-row>
        <table:table-row table:style-name="ro1">
          <table:table-cell/>
          <table:table-cell office:value-type="string" calcext:value-type="string">
            <text:p>Metabolism, nutrition, and body temperature</text:p>
          </table:table-cell>
          <table:table-cell table:number-columns-repeated="7"/>
        </table:table-row>
        <table:table-row table:style-name="ro1">
          <table:table-cell table:number-columns-repeated="2"/>
          <table:table-cell office:value-type="string" calcext:value-type="string">
            <text:p>What food provides</text:p>
          </table:table-cell>
          <table:table-cell table:number-columns-repeated="6"/>
        </table:table-row>
        <table:table-row table:style-name="ro1">
          <table:table-cell table:number-columns-repeated="2"/>
          <table:table-cell office:value-type="string" calcext:value-type="string">
            <text:p>What we eat</text:p>
          </table:table-cell>
          <table:table-cell table:number-columns-repeated="6"/>
        </table:table-row>
        <table:table-row table:style-name="ro1">
          <table:table-cell table:number-columns-repeated="2"/>
          <table:table-cell office:value-type="string" calcext:value-type="string">
            <text:p>What we need</text:p>
          </table:table-cell>
          <table:table-cell table:number-columns-repeated="6"/>
        </table:table-row>
        <table:table-row table:style-name="ro1">
          <table:table-cell table:number-columns-repeated="2"/>
          <table:table-cell office:value-type="string" calcext:value-type="string">
            <text:p>Excess weight</text:p>
          </table:table-cell>
          <table:table-cell table:number-columns-repeated="6"/>
        </table:table-row>
        <table:table-row table:style-name="ro1">
          <table:table-cell table:number-columns-repeated="2"/>
          <table:table-cell office:value-type="string" calcext:value-type="string">
            <text:p>Losing weight</text:p>
          </table:table-cell>
          <table:table-cell table:number-columns-repeated="6"/>
        </table:table-row>
        <table:table-row table:style-name="ro1">
          <table:table-cell table:number-columns-repeated="2"/>
          <table:table-cell office:value-type="string" calcext:value-type="string">
            <text:p>Body temperature</text:p>
          </table:table-cell>
          <table:table-cell table:number-columns-repeated="6"/>
        </table:table-row>
        <table:table-row table:style-name="ro1">
          <table:table-cell table:number-columns-repeated="2"/>
          <table:table-cell office:value-type="string" calcext:value-type="string">
            <text:p>Energy and energy cycles</text:p>
          </table:table-cell>
          <table:table-cell table:number-columns-repeated="6"/>
        </table:table-row>
        <table:table-row table:style-name="ro1">
          <table:table-cell table:number-columns-repeated="2"/>
          <table:table-cell office:value-type="string" calcext:value-type="string">
            <text:p>Diet</text:p>
          </table:table-cell>
          <table:table-cell table:number-columns-repeated="6"/>
        </table:table-row>
        <table:table-row table:style-name="ro1">
          <table:table-cell table:number-columns-repeated="2"/>
          <table:table-cell office:value-type="string" calcext:value-type="string">
            <text:p>Metabolic disorders</text:p>
          </table:table-cell>
          <table:table-cell table:number-columns-repeated="6"/>
        </table:table-row>
        <table:table-row table:style-name="ro1">
          <table:table-cell table:number-columns-repeated="2"/>
          <table:table-cell office:value-type="string" calcext:value-type="string">
            <text:p>Washing dishes</text:p>
          </table:table-cell>
          <table:table-cell table:number-columns-repeated="6"/>
        </table:table-row>
        <table:table-row table:style-name="ro1">
          <table:table-cell table:number-columns-repeated="2"/>
          <table:table-cell office:value-type="string" calcext:value-type="string">
            <text:p>Kitchen hygiene</text:p>
          </table:table-cell>
          <table:table-cell table:number-columns-repeated="6"/>
        </table:table-row>
        <table:table-row table:style-name="ro1">
          <table:table-cell/>
          <table:table-cell office:value-type="string" calcext:value-type="string">
            <text:p>Urinary excretion</text:p>
          </table:table-cell>
          <table:table-cell table:number-columns-repeated="7"/>
        </table:table-row>
        <table:table-row table:style-name="ro1">
          <table:table-cell table:number-columns-repeated="2"/>
          <table:table-cell office:value-type="string" calcext:value-type="string">
            <text:p>Urinary system</text:p>
          </table:table-cell>
          <table:table-cell table:number-columns-repeated="6"/>
        </table:table-row>
        <table:table-row table:style-name="ro1">
          <table:table-cell table:number-columns-repeated="2"/>
          <table:table-cell office:value-type="string" calcext:value-type="string">
            <text:p>Urine</text:p>
          </table:table-cell>
          <table:table-cell table:number-columns-repeated="6"/>
        </table:table-row>
        <table:table-row table:style-name="ro1">
          <table:table-cell table:number-columns-repeated="2"/>
          <table:table-cell office:value-type="string" calcext:value-type="string">
            <text:p>Urinary disorders</text:p>
          </table:table-cell>
          <table:table-cell table:number-columns-repeated="6"/>
        </table:table-row>
        <table:table-row table:style-name="ro1">
          <table:table-cell/>
          <table:table-cell office:value-type="string" calcext:value-type="string">
            <text:p>Water and electrolyte</text:p>
          </table:table-cell>
          <table:table-cell table:number-columns-repeated="7"/>
        </table:table-row>
        <table:table-row table:style-name="ro1">
          <table:table-cell table:number-columns-repeated="2"/>
          <table:table-cell office:value-type="string" calcext:value-type="string">
            <text:p>Hydration</text:p>
          </table:table-cell>
          <table:table-cell table:number-columns-repeated="6"/>
        </table:table-row>
        <table:table-row table:style-name="ro1">
          <table:table-cell table:number-columns-repeated="2"/>
          <table:table-cell office:value-type="string" calcext:value-type="string">
            <text:p>Electrolyte balance</text:p>
          </table:table-cell>
          <table:table-cell table:number-columns-repeated="6"/>
        </table:table-row>
        <table:table-row table:style-name="ro1">
          <table:table-cell table:number-columns-repeated="2"/>
          <table:table-cell office:value-type="string" calcext:value-type="string">
            <text:p>Sweating</text:p>
          </table:table-cell>
          <table:table-cell table:number-columns-repeated="6"/>
        </table:table-row>
        <table:table-row table:style-name="ro1">
          <table:table-cell table:number-columns-repeated="2"/>
          <table:table-cell office:value-type="string" calcext:value-type="string">
            <text:p>Disorders</text:p>
          </table:table-cell>
          <table:table-cell table:number-columns-repeated="6"/>
        </table:table-row>
        <table:table-row table:style-name="ro1">
          <table:table-cell/>
          <table:table-cell office:value-type="string" calcext:value-type="string">
            <text:p>Reproduction</text:p>
          </table:table-cell>
          <table:table-cell table:number-columns-repeated="7"/>
        </table:table-row>
        <table:table-row table:style-name="ro1">
          <table:table-cell table:number-columns-repeated="2"/>
          <table:table-cell office:value-type="string" calcext:value-type="string">
            <text:p>Sex organs</text:p>
          </table:table-cell>
          <table:table-cell table:number-columns-repeated="6"/>
        </table:table-row>
        <table:table-row table:style-name="ro1">
          <table:table-cell table:number-columns-repeated="2"/>
          <table:table-cell office:value-type="string" calcext:value-type="string">
            <text:p>Sexual process</text:p>
          </table:table-cell>
          <table:table-cell table:number-columns-repeated="6"/>
        </table:table-row>
        <table:table-row table:style-name="ro1">
          <table:table-cell table:number-columns-repeated="2"/>
          <table:table-cell office:value-type="string" calcext:value-type="string">
            <text:p>Penis variations</text:p>
          </table:table-cell>
          <table:table-cell table:number-columns-repeated="6"/>
        </table:table-row>
        <table:table-row table:style-name="ro1">
          <table:table-cell table:number-columns-repeated="2"/>
          <table:table-cell office:value-type="string" calcext:value-type="string">
            <text:p>Potency</text:p>
          </table:table-cell>
          <table:table-cell table:number-columns-repeated="6"/>
        </table:table-row>
        <table:table-row table:style-name="ro1">
          <table:table-cell table:number-columns-repeated="2"/>
          <table:table-cell office:value-type="string" calcext:value-type="string">
            <text:p>Fertility</text:p>
          </table:table-cell>
          <table:table-cell table:number-columns-repeated="6"/>
        </table:table-row>
        <table:table-row table:style-name="ro1">
          <table:table-cell table:number-columns-repeated="2"/>
          <table:table-cell office:value-type="string" calcext:value-type="string">
            <text:p>Sexual problems</text:p>
          </table:table-cell>
          <table:table-cell table:number-columns-repeated="6"/>
        </table:table-row>
        <table:table-row table:style-name="ro1">
          <table:table-cell table:number-columns-repeated="2"/>
          <table:table-cell office:value-type="string" calcext:value-type="string">
            <text:p>Sexual intercourse</text:p>
          </table:table-cell>
          <table:table-cell table:number-columns-repeated="6"/>
        </table:table-row>
        <table:table-row table:style-name="ro1">
          <table:table-cell table:number-columns-repeated="2"/>
          <table:table-cell office:value-type="string" calcext:value-type="string">
            <text:p>Contraception</text:p>
          </table:table-cell>
          <table:table-cell table:number-columns-repeated="6"/>
        </table:table-row>
        <table:table-row table:style-name="ro1">
          <table:table-cell table:number-columns-repeated="2"/>
          <table:table-cell office:value-type="string" calcext:value-type="string">
            <text:p>Abortion</text:p>
          </table:table-cell>
          <table:table-cell table:number-columns-repeated="6"/>
        </table:table-row>
        <table:table-row table:style-name="ro1">
          <table:table-cell table:number-columns-repeated="2"/>
          <table:table-cell office:value-type="string" calcext:value-type="string">
            <text:p>Disorders of intercourse</text:p>
          </table:table-cell>
          <table:table-cell table:number-columns-repeated="6"/>
        </table:table-row>
        <table:table-row table:style-name="ro1">
          <table:table-cell table:number-columns-repeated="2"/>
          <table:table-cell office:value-type="string" calcext:value-type="string">
            <text:p>Oral sexuality</text:p>
          </table:table-cell>
          <table:table-cell table:number-columns-repeated="6"/>
        </table:table-row>
        <table:table-row table:style-name="ro1">
          <table:table-cell table:number-columns-repeated="2"/>
          <table:table-cell office:value-type="string" calcext:value-type="string">
            <text:p>Homosexuality</text:p>
          </table:table-cell>
          <table:table-cell table:number-columns-repeated="6"/>
        </table:table-row>
        <table:table-row table:style-name="ro1">
          <table:table-cell table:number-columns-repeated="2"/>
          <table:table-cell office:value-type="string" calcext:value-type="string">
            <text:p>Masturbation</text:p>
          </table:table-cell>
          <table:table-cell table:number-columns-repeated="6"/>
        </table:table-row>
        <table:table-row table:style-name="ro1">
          <table:table-cell table:number-columns-repeated="2"/>
          <table:table-cell office:value-type="string" calcext:value-type="string">
            <text:p>Average sexual experience</text:p>
          </table:table-cell>
          <table:table-cell table:number-columns-repeated="6"/>
        </table:table-row>
        <table:table-row table:style-name="ro1">
          <table:table-cell table:number-columns-repeated="2"/>
          <table:table-cell office:value-type="string" calcext:value-type="string">
            <text:p>Sexual disorders</text:p>
          </table:table-cell>
          <table:table-cell table:number-columns-repeated="6"/>
        </table:table-row>
        <table:table-row table:style-name="ro1">
          <table:table-cell table:number-columns-repeated="2"/>
          <table:table-cell office:value-type="string" calcext:value-type="string">
            <text:p>Sexually transmitted diseases</text:p>
          </table:table-cell>
          <table:table-cell table:number-columns-repeated="6"/>
        </table:table-row>
        <table:table-row table:style-name="ro1">
          <table:table-cell table:number-columns-repeated="2"/>
          <table:table-cell office:value-type="string" calcext:value-type="string">
            <text:p>Sexual decline</text:p>
          </table:table-cell>
          <table:table-cell table:number-columns-repeated="6"/>
        </table:table-row>
        <table:table-row table:style-name="ro1">
          <table:table-cell table:number-columns-repeated="2"/>
          <table:table-cell office:value-type="string" calcext:value-type="string">
            <text:p>Menstruation and conception</text:p>
          </table:table-cell>
          <table:table-cell table:number-columns-repeated="6"/>
        </table:table-row>
        <table:table-row table:style-name="ro1">
          <table:table-cell table:number-columns-repeated="2"/>
          <table:table-cell office:value-type="string" calcext:value-type="string">
            <text:p>Pregnancy</text:p>
          </table:table-cell>
          <table:table-cell table:number-columns-repeated="6"/>
        </table:table-row>
        <table:table-row table:style-name="ro1">
          <table:table-cell table:number-columns-repeated="2"/>
          <table:table-cell office:value-type="string" calcext:value-type="string">
            <text:p>Birth</text:p>
          </table:table-cell>
          <table:table-cell table:number-columns-repeated="6"/>
        </table:table-row>
        <table:table-row table:style-name="ro1">
          <table:table-cell/>
          <table:table-cell office:value-type="string" calcext:value-type="string">
            <text:p>Exercise and general health</text:p>
          </table:table-cell>
          <table:table-cell table:number-columns-repeated="7"/>
        </table:table-row>
        <table:table-row table:style-name="ro1">
          <table:table-cell table:number-columns-repeated="2"/>
          <table:table-cell office:value-type="string" calcext:value-type="string">
            <text:p>Exercise</text:p>
          </table:table-cell>
          <table:table-cell table:number-columns-repeated="6"/>
        </table:table-row>
        <table:table-row table:style-name="ro1">
          <table:table-cell table:number-columns-repeated="2"/>
          <table:table-cell office:value-type="string" calcext:value-type="string">
            <text:p>Keeping fit</text:p>
          </table:table-cell>
          <table:table-cell table:number-columns-repeated="6"/>
        </table:table-row>
        <table:table-row table:style-name="ro1">
          <table:table-cell table:number-columns-repeated="2"/>
          <table:table-cell office:value-type="string" calcext:value-type="string">
            <text:p>Life and energy</text:p>
          </table:table-cell>
          <table:table-cell table:number-columns-repeated="6"/>
        </table:table-row>
        <table:table-row table:style-name="ro1">
          <table:table-cell table:number-columns-repeated="2"/>
          <table:table-cell office:value-type="string" calcext:value-type="string">
            <text:p>Drugs and drug abuse</text:p>
          </table:table-cell>
          <table:table-cell table:number-columns-repeated="6"/>
        </table:table-row>
        <table:table-row table:style-name="ro1">
          <table:table-cell table:number-columns-repeated="2"/>
          <table:table-cell office:value-type="string" calcext:value-type="string">
            <text:p>Depressants</text:p>
          </table:table-cell>
          <table:table-cell table:number-columns-repeated="6"/>
        </table:table-row>
        <table:table-row table:style-name="ro1">
          <table:table-cell table:number-columns-repeated="2"/>
          <table:table-cell office:value-type="string" calcext:value-type="string">
            <text:p>Stimulants</text:p>
          </table:table-cell>
          <table:table-cell table:number-columns-repeated="6"/>
        </table:table-row>
        <table:table-row table:style-name="ro1">
          <table:table-cell table:number-columns-repeated="2"/>
          <table:table-cell office:value-type="string" calcext:value-type="string">
            <text:p>Marijuana and hallucinogens</text:p>
          </table:table-cell>
          <table:table-cell table:number-columns-repeated="6"/>
        </table:table-row>
        <table:table-row table:style-name="ro1">
          <table:table-cell table:number-columns-repeated="2"/>
          <table:table-cell office:value-type="string" calcext:value-type="string">
            <text:p>Alcohol</text:p>
          </table:table-cell>
          <table:table-cell table:number-columns-repeated="6"/>
        </table:table-row>
        <table:table-row table:style-name="ro1">
          <table:table-cell table:number-columns-repeated="2"/>
          <table:table-cell office:value-type="string" calcext:value-type="string">
            <text:p>Tobacco</text:p>
          </table:table-cell>
          <table:table-cell table:number-columns-repeated="6"/>
        </table:table-row>
        <table:table-row table:style-name="ro1">
          <table:table-cell table:number-columns-repeated="2"/>
          <table:table-cell office:value-type="string" calcext:value-type="string">
            <text:p>Fitness</text:p>
          </table:table-cell>
          <table:table-cell table:number-columns-repeated="6"/>
        </table:table-row>
        <table:table-row table:style-name="ro1">
          <table:table-cell table:number-columns-repeated="2"/>
          <table:table-cell office:value-type="string" calcext:value-type="string">
            <text:p>Body and activity</text:p>
          </table:table-cell>
          <table:table-cell table:number-columns-repeated="6"/>
        </table:table-row>
        <table:table-row table:style-name="ro1">
          <table:table-cell table:number-columns-repeated="2"/>
          <table:table-cell office:value-type="string" calcext:value-type="string">
            <text:p>Aging</text:p>
          </table:table-cell>
          <table:table-cell table:number-columns-repeated="6"/>
        </table:table-row>
        <table:table-row table:style-name="ro1">
          <table:table-cell table:number-columns-repeated="2"/>
          <table:table-cell office:value-type="string" calcext:value-type="string">
            <text:p>Aging and abilities</text:p>
          </table:table-cell>
          <table:table-cell table:number-columns-repeated="6"/>
        </table:table-row>
        <table:table-row table:style-name="ro1">
          <table:table-cell table:number-columns-repeated="2"/>
          <table:table-cell office:value-type="string" calcext:value-type="string">
            <text:p>Aging and the senses</text:p>
          </table:table-cell>
          <table:table-cell table:number-columns-repeated="6"/>
        </table:table-row>
        <table:table-row table:style-name="ro1">
          <table:table-cell table:number-columns-repeated="2"/>
          <table:table-cell office:value-type="string" calcext:value-type="string">
            <text:p>Disorders in aging</text:p>
          </table:table-cell>
          <table:table-cell table:number-columns-repeated="6"/>
        </table:table-row>
        <table:table-row table:style-name="ro1">
          <table:table-cell table:number-columns-repeated="2"/>
          <table:table-cell office:value-type="string" calcext:value-type="string">
            <text:p>Hormones and change</text:p>
          </table:table-cell>
          <table:table-cell table:number-columns-repeated="6"/>
        </table:table-row>
        <table:table-row table:style-name="ro1">
          <table:table-cell table:number-columns-repeated="2"/>
          <table:table-cell office:value-type="string" calcext:value-type="string">
            <text:p>Medication</text:p>
          </table:table-cell>
          <table:table-cell table:number-columns-repeated="6"/>
        </table:table-row>
        <table:table-row table:style-name="ro1">
          <table:table-cell office:value-type="string" calcext:value-type="string">
            <text:p>Mental Health</text:p>
          </table:table-cell>
          <table:table-cell table:number-columns-repeated="8"/>
        </table:table-row>
        <table:table-row table:style-name="ro1">
          <table:table-cell/>
          <table:table-cell office:value-type="string" calcext:value-type="string">
            <text:p>The Mind</text:p>
          </table:table-cell>
          <table:table-cell table:number-columns-repeated="7"/>
        </table:table-row>
        <table:table-row table:style-name="ro1">
          <table:table-cell/>
          <table:table-cell office:value-type="string" calcext:value-type="string">
            <text:p>Sensation</text:p>
          </table:table-cell>
          <table:table-cell table:number-columns-repeated="7"/>
        </table:table-row>
        <table:table-row table:style-name="ro1">
          <table:table-cell/>
          <table:table-cell office:value-type="string" calcext:value-type="string">
            <text:p>Perception</text:p>
          </table:table-cell>
          <table:table-cell table:number-columns-repeated="7"/>
        </table:table-row>
        <table:table-row table:style-name="ro1">
          <table:table-cell/>
          <table:table-cell office:value-type="string" calcext:value-type="string">
            <text:p>Vision</text:p>
          </table:table-cell>
          <table:table-cell table:number-columns-repeated="7"/>
        </table:table-row>
        <table:table-row table:style-name="ro1">
          <table:table-cell/>
          <table:table-cell office:value-type="string" calcext:value-type="string">
            <text:p>Hearing</text:p>
          </table:table-cell>
          <table:table-cell table:number-columns-repeated="7"/>
        </table:table-row>
        <table:table-row table:style-name="ro1">
          <table:table-cell/>
          <table:table-cell office:value-type="string" calcext:value-type="string">
            <text:p>Signal-detection theory</text:p>
          </table:table-cell>
          <table:table-cell table:number-columns-repeated="7"/>
        </table:table-row>
        <table:table-row table:style-name="ro1">
          <table:table-cell/>
          <table:table-cell office:value-type="string" calcext:value-type="string">
            <text:p>Illusions</text:p>
          </table:table-cell>
          <table:table-cell table:number-columns-repeated="7"/>
        </table:table-row>
        <table:table-row table:style-name="ro1">
          <table:table-cell/>
          <table:table-cell office:value-type="string" calcext:value-type="string">
            <text:p>Memory</text:p>
          </table:table-cell>
          <table:table-cell table:number-columns-repeated="7"/>
        </table:table-row>
        <table:table-row table:style-name="ro1">
          <table:table-cell/>
          <table:table-cell office:value-type="string" calcext:value-type="string">
            <text:p>Learning</text:p>
          </table:table-cell>
          <table:table-cell table:number-columns-repeated="7"/>
        </table:table-row>
        <table:table-row table:style-name="ro1">
          <table:table-cell/>
          <table:table-cell office:value-type="string" calcext:value-type="string">
            <text:p>Stimulus and response</text:p>
          </table:table-cell>
          <table:table-cell table:number-columns-repeated="7"/>
        </table:table-row>
        <table:table-row table:style-name="ro1">
          <table:table-cell/>
          <table:table-cell office:value-type="string" calcext:value-type="string">
            <text:p>Language</text:p>
          </table:table-cell>
          <table:table-cell table:number-columns-repeated="7"/>
        </table:table-row>
        <table:table-row table:style-name="ro1">
          <table:table-cell/>
          <table:table-cell office:value-type="string" calcext:value-type="string">
            <text:p>Experience</text:p>
          </table:table-cell>
          <table:table-cell table:number-columns-repeated="7"/>
        </table:table-row>
        <table:table-row table:style-name="ro1">
          <table:table-cell/>
          <table:table-cell office:value-type="string" calcext:value-type="string">
            <text:p>Attention</text:p>
          </table:table-cell>
          <table:table-cell table:number-columns-repeated="7"/>
        </table:table-row>
        <table:table-row table:style-name="ro1">
          <table:table-cell/>
          <table:table-cell office:value-type="string" calcext:value-type="string">
            <text:p>Cognitive maps</text:p>
          </table:table-cell>
          <table:table-cell table:number-columns-repeated="7"/>
        </table:table-row>
        <table:table-row table:style-name="ro1">
          <table:table-cell/>
          <table:table-cell office:value-type="string" calcext:value-type="string">
            <text:p>Biases</text:p>
          </table:table-cell>
          <table:table-cell table:number-columns-repeated="7"/>
        </table:table-row>
        <table:table-row table:style-name="ro1">
          <table:table-cell/>
          <table:table-cell office:value-type="string" calcext:value-type="string">
            <text:p>Framing</text:p>
          </table:table-cell>
          <table:table-cell table:number-columns-repeated="7"/>
        </table:table-row>
        <table:table-row table:style-name="ro1">
          <table:table-cell/>
          <table:table-cell office:value-type="string" calcext:value-type="string">
            <text:p>Intuition</text:p>
          </table:table-cell>
          <table:table-cell table:number-columns-repeated="7"/>
        </table:table-row>
        <table:table-row table:style-name="ro1">
          <table:table-cell/>
          <table:table-cell office:value-type="string" calcext:value-type="string">
            <text:p>Analogy</text:p>
          </table:table-cell>
          <table:table-cell table:number-columns-repeated="7"/>
        </table:table-row>
        <table:table-row table:style-name="ro1">
          <table:table-cell/>
          <table:table-cell office:value-type="string" calcext:value-type="string">
            <text:p>Ambiguity</text:p>
          </table:table-cell>
          <table:table-cell table:number-columns-repeated="7"/>
        </table:table-row>
        <table:table-row table:style-name="ro1">
          <table:table-cell/>
          <table:table-cell office:value-type="string" calcext:value-type="string">
            <text:p>Groups</text:p>
          </table:table-cell>
          <table:table-cell table:number-columns-repeated="7"/>
        </table:table-row>
        <table:table-row table:style-name="ro1">
          <table:table-cell/>
          <table:table-cell office:value-type="string" calcext:value-type="string">
            <text:p>Creativity</text:p>
          </table:table-cell>
          <table:table-cell table:number-columns-repeated="7"/>
        </table:table-row>
        <table:table-row table:style-name="ro1">
          <table:table-cell/>
          <table:table-cell office:value-type="string" calcext:value-type="string">
            <text:p>Normalizing deviance</text:p>
          </table:table-cell>
          <table:table-cell table:number-columns-repeated="7"/>
        </table:table-row>
        <table:table-row table:style-name="ro1">
          <table:table-cell/>
          <table:table-cell office:value-type="string" calcext:value-type="string">
            <text:p>The Games People Play</text:p>
          </table:table-cell>
          <table:table-cell table:number-columns-repeated="7"/>
        </table:table-row>
        <table:table-row table:style-name="ro1">
          <table:table-cell/>
          <table:table-cell office:value-type="string" calcext:value-type="string">
            <text:p>Making decisions</text:p>
          </table:table-cell>
          <table:table-cell table:number-columns-repeated="7"/>
        </table:table-row>
        <table:table-row table:style-name="ro1">
          <table:table-cell/>
          <table:table-cell office:value-type="string" calcext:value-type="string">
            <text:p>Cognitive development</text:p>
          </table:table-cell>
          <table:table-cell table:number-columns-repeated="7"/>
        </table:table-row>
        <table:table-row table:style-name="ro1">
          <table:table-cell/>
          <table:table-cell office:value-type="string" calcext:value-type="string">
            <text:p>Knowledge and opinion</text:p>
          </table:table-cell>
          <table:table-cell table:number-columns-repeated="7"/>
        </table:table-row>
        <table:table-row table:style-name="ro1">
          <table:table-cell/>
          <table:table-cell office:value-type="string" calcext:value-type="string">
            <text:p>Taboo</text:p>
          </table:table-cell>
          <table:table-cell table:number-columns-repeated="7"/>
        </table:table-row>
        <table:table-row table:style-name="ro1">
          <table:table-cell/>
          <table:table-cell office:value-type="string" calcext:value-type="string">
            <text:p>The value of understanding</text:p>
          </table:table-cell>
          <table:table-cell table:number-columns-repeated="7"/>
        </table:table-row>
        <table:table-row table:style-name="ro1">
          <table:table-cell/>
          <table:table-cell office:value-type="string" calcext:value-type="string">
            <text:p>Mental blocks</text:p>
          </table:table-cell>
          <table:table-cell table:number-columns-repeated="7"/>
        </table:table-row>
        <table:table-row table:style-name="ro1">
          <table:table-cell/>
          <table:table-cell office:value-type="string" calcext:value-type="string">
            <text:p>Problem solving</text:p>
          </table:table-cell>
          <table:table-cell table:number-columns-repeated="7"/>
        </table:table-row>
        <table:table-row table:style-name="ro1">
          <table:table-cell/>
          <table:table-cell office:value-type="string" calcext:value-type="string">
            <text:p>Dealing with mental illness</text:p>
          </table:table-cell>
          <table:table-cell table:number-columns-repeated="7"/>
        </table:table-row>
        <table:table-row table:style-name="ro1">
          <table:table-cell/>
          <table:table-cell office:value-type="string" calcext:value-type="string">
            <text:p>Consciousness</text:p>
          </table:table-cell>
          <table:table-cell table:number-columns-repeated="7"/>
        </table:table-row>
        <table:table-row table:style-name="ro1">
          <table:table-cell/>
          <table:table-cell office:value-type="string" calcext:value-type="string">
            <text:p>Subconsciousness</text:p>
          </table:table-cell>
          <table:table-cell table:number-columns-repeated="7"/>
        </table:table-row>
        <table:table-row table:style-name="ro1">
          <table:table-cell/>
          <table:table-cell office:value-type="string" calcext:value-type="string">
            <text:p>Personality</text:p>
          </table:table-cell>
          <table:table-cell table:number-columns-repeated="7"/>
        </table:table-row>
        <table:table-row table:style-name="ro2">
          <table:table-cell/>
          <table:table-cell office:value-type="string" calcext:value-type="string">
            <text:p>Intelligences</text:p>
          </table:table-cell>
          <table:table-cell table:number-columns-repeated="7"/>
        </table:table-row>
        <table:table-row table:style-name="ro1">
          <table:table-cell/>
          <table:table-cell office:value-type="string" calcext:value-type="string">
            <text:p>Statistics and assessment</text:p>
          </table:table-cell>
          <table:table-cell table:number-columns-repeated="7"/>
        </table:table-row>
        <table:table-row table:style-name="ro1">
          <table:table-cell/>
          <table:table-cell office:value-type="string" calcext:value-type="string">
            <text:p>Determinism and free will</text:p>
          </table:table-cell>
          <table:table-cell table:number-columns-repeated="7"/>
        </table:table-row>
        <table:table-row table:style-name="ro1">
          <table:table-cell office:value-type="string" calcext:value-type="string">
            <text:p>Emotional Health</text:p>
          </table:table-cell>
          <table:table-cell table:number-columns-repeated="8"/>
        </table:table-row>
        <table:table-row table:style-name="ro1">
          <table:table-cell/>
          <table:table-cell office:value-type="string" calcext:value-type="string">
            <text:p>Where mind and body meet</text:p>
          </table:table-cell>
          <table:table-cell table:number-columns-repeated="7"/>
        </table:table-row>
        <table:table-row table:style-name="ro2">
          <table:table-cell/>
          <table:table-cell office:value-type="string" calcext:value-type="string">
            <text:p>The limbic system</text:p>
          </table:table-cell>
          <table:table-cell table:number-columns-repeated="7"/>
        </table:table-row>
        <table:table-row table:style-name="ro1">
          <table:table-cell/>
          <table:table-cell office:value-type="string" calcext:value-type="string">
            <text:p>Violence</text:p>
          </table:table-cell>
          <table:table-cell table:number-columns-repeated="7"/>
        </table:table-row>
        <table:table-row table:style-name="ro1">
          <table:table-cell/>
          <table:table-cell office:value-type="string" calcext:value-type="string">
            <text:p>Moods and affects</text:p>
          </table:table-cell>
          <table:table-cell table:number-columns-repeated="7"/>
        </table:table-row>
        <table:table-row table:style-name="ro1">
          <table:table-cell/>
          <table:table-cell office:value-type="string" calcext:value-type="string">
            <text:p>The cognitive factor</text:p>
          </table:table-cell>
          <table:table-cell table:number-columns-repeated="7"/>
        </table:table-row>
        <table:table-row table:style-name="ro1">
          <table:table-cell/>
          <table:table-cell office:value-type="string" calcext:value-type="string">
            <text:p>The body factor</text:p>
          </table:table-cell>
          <table:table-cell table:number-columns-repeated="7"/>
        </table:table-row>
        <table:table-row table:style-name="ro1">
          <table:table-cell/>
          <table:table-cell office:value-type="string" calcext:value-type="string">
            <text:p>Motivations</text:p>
          </table:table-cell>
          <table:table-cell table:number-columns-repeated="7"/>
        </table:table-row>
        <table:table-row table:style-name="ro1">
          <table:table-cell/>
          <table:table-cell office:value-type="string" calcext:value-type="string">
            <text:p>Expressions</text:p>
          </table:table-cell>
          <table:table-cell table:number-columns-repeated="7"/>
        </table:table-row>
        <table:table-row table:style-name="ro1">
          <table:table-cell/>
          <table:table-cell office:value-type="string" calcext:value-type="string">
            <text:p>Feelings</text:p>
          </table:table-cell>
          <table:table-cell table:number-columns-repeated="7"/>
        </table:table-row>
        <table:table-row table:style-name="ro1">
          <table:table-cell/>
          <table:table-cell office:value-type="string" calcext:value-type="string">
            <text:p>Moral reasoning</text:p>
          </table:table-cell>
          <table:table-cell table:number-columns-repeated="7"/>
        </table:table-row>
        <table:table-row table:style-name="ro1">
          <table:table-cell/>
          <table:table-cell office:value-type="string" calcext:value-type="string">
            <text:p>Excitement</text:p>
          </table:table-cell>
          <table:table-cell table:number-columns-repeated="7"/>
        </table:table-row>
        <table:table-row table:style-name="ro1">
          <table:table-cell/>
          <table:table-cell office:value-type="string" calcext:value-type="string">
            <text:p>Happiness and sadness</text:p>
          </table:table-cell>
          <table:table-cell table:number-columns-repeated="7"/>
        </table:table-row>
        <table:table-row table:style-name="ro1">
          <table:table-cell/>
          <table:table-cell office:value-type="string" calcext:value-type="string">
            <text:p>Anger</text:p>
          </table:table-cell>
          <table:table-cell table:number-columns-repeated="7"/>
        </table:table-row>
        <table:table-row table:style-name="ro1">
          <table:table-cell/>
          <table:table-cell office:value-type="string" calcext:value-type="string">
            <text:p>Fear</text:p>
          </table:table-cell>
          <table:table-cell table:number-columns-repeated="7"/>
        </table:table-row>
        <table:table-row table:style-name="ro1">
          <table:table-cell/>
          <table:table-cell office:value-type="string" calcext:value-type="string">
            <text:p>Love and affection</text:p>
          </table:table-cell>
          <table:table-cell table:number-columns-repeated="7"/>
        </table:table-row>
        <table:table-row table:style-name="ro1">
          <table:table-cell/>
          <table:table-cell office:value-type="string" calcext:value-type="string">
            <text:p>Disgust</text:p>
          </table:table-cell>
          <table:table-cell table:number-columns-repeated="7"/>
        </table:table-row>
        <table:table-row table:style-name="ro1">
          <table:table-cell/>
          <table:table-cell office:value-type="string" calcext:value-type="string">
            <text:p>Interest and surprise</text:p>
          </table:table-cell>
          <table:table-cell table:number-columns-repeated="7"/>
        </table:table-row>
        <table:table-row table:style-name="ro1">
          <table:table-cell/>
          <table:table-cell office:value-type="string" calcext:value-type="string">
            <text:p>Risk aversion and risk seeking</text:p>
          </table:table-cell>
          <table:table-cell table:number-columns-repeated="7"/>
        </table:table-row>
        <table:table-row table:style-name="ro1">
          <table:table-cell/>
          <table:table-cell office:value-type="string" calcext:value-type="string">
            <text:p>Tension and stress management</text:p>
          </table:table-cell>
          <table:table-cell table:number-columns-repeated="7"/>
        </table:table-row>
        <table:table-row table:style-name="ro1">
          <table:table-cell/>
          <table:table-cell office:value-type="string" calcext:value-type="string">
            <text:p>Fatigue</text:p>
          </table:table-cell>
          <table:table-cell table:number-columns-repeated="7"/>
        </table:table-row>
        <table:table-row table:style-name="ro1">
          <table:table-cell/>
          <table:table-cell office:value-type="string" calcext:value-type="string">
            <text:p>Boredom</text:p>
          </table:table-cell>
          <table:table-cell table:number-columns-repeated="7"/>
        </table:table-row>
        <table:table-row table:style-name="ro1">
          <table:table-cell/>
          <table:table-cell office:value-type="string" calcext:value-type="string">
            <text:p>Alertness</text:p>
          </table:table-cell>
          <table:table-cell table:number-columns-repeated="7"/>
        </table:table-row>
        <table:table-row table:style-name="ro1">
          <table:table-cell/>
          <table:table-cell office:value-type="string" calcext:value-type="string">
            <text:p>Contentment and rest</text:p>
          </table:table-cell>
          <table:table-cell table:number-columns-repeated="7"/>
        </table:table-row>
        <table:table-row table:style-name="ro2">
          <table:table-cell office:value-type="string" calcext:value-type="string">
            <text:p>Transpersonal Health</text:p>
          </table:table-cell>
          <table:table-cell table:number-columns-repeated="8"/>
        </table:table-row>
        <table:table-row table:style-name="ro1">
          <table:table-cell/>
          <table:table-cell office:value-type="string" calcext:value-type="string">
            <text:p>Beyond ourselves</text:p>
          </table:table-cell>
          <table:table-cell table:number-columns-repeated="7"/>
        </table:table-row>
        <table:table-row table:style-name="ro1">
          <table:table-cell/>
          <table:table-cell office:value-type="string" calcext:value-type="string">
            <text:p>Existence</text:p>
          </table:table-cell>
          <table:table-cell table:number-columns-repeated="7"/>
        </table:table-row>
        <table:table-row table:style-name="ro1">
          <table:table-cell/>
          <table:table-cell office:value-type="string" calcext:value-type="string">
            <text:p>Fate</text:p>
          </table:table-cell>
          <table:table-cell table:number-columns-repeated="7"/>
        </table:table-row>
        <table:table-row table:style-name="ro1">
          <table:table-cell/>
          <table:table-cell office:value-type="string" calcext:value-type="string">
            <text:p>History</text:p>
          </table:table-cell>
          <table:table-cell table:number-columns-repeated="7"/>
        </table:table-row>
        <table:table-row table:style-name="ro1">
          <table:table-cell/>
          <table:table-cell office:value-type="string" calcext:value-type="string">
            <text:p>Priorities</text:p>
          </table:table-cell>
          <table:table-cell table:number-columns-repeated="7"/>
        </table:table-row>
        <table:table-row table:style-name="ro1">
          <table:table-cell/>
          <table:table-cell office:value-type="string" calcext:value-type="string">
            <text:p>The examined life</text:p>
          </table:table-cell>
          <table:table-cell table:number-columns-repeated="7"/>
        </table:table-row>
        <table:table-row table:style-name="ro1">
          <table:table-cell/>
          <table:table-cell office:value-type="string" calcext:value-type="string">
            <text:p>Truth</text:p>
          </table:table-cell>
          <table:table-cell table:number-columns-repeated="7"/>
        </table:table-row>
        <table:table-row table:style-name="ro1">
          <table:table-cell/>
          <table:table-cell office:value-type="string" calcext:value-type="string">
            <text:p>Virtue</text:p>
          </table:table-cell>
          <table:table-cell table:number-columns-repeated="7"/>
        </table:table-row>
        <table:table-row table:style-name="ro1">
          <table:table-cell/>
          <table:table-cell office:value-type="string" calcext:value-type="string">
            <text:p>The knowable</text:p>
          </table:table-cell>
          <table:table-cell table:number-columns-repeated="7"/>
        </table:table-row>
        <table:table-row table:style-name="ro1">
          <table:table-cell/>
          <table:table-cell office:value-type="string" calcext:value-type="string">
            <text:p>Law</text:p>
          </table:table-cell>
          <table:table-cell table:number-columns-repeated="7"/>
        </table:table-row>
        <table:table-row table:style-name="ro1">
          <table:table-cell/>
          <table:table-cell office:value-type="string" calcext:value-type="string">
            <text:p>Continuing education</text:p>
          </table:table-cell>
          <table:table-cell table:number-columns-repeated="7"/>
        </table:table-row>
        <table:table-row table:style-name="ro1">
          <table:table-cell/>
          <table:table-cell office:value-type="string" calcext:value-type="string">
            <text:p>Meaning of life</text:p>
          </table:table-cell>
          <table:table-cell table:number-columns-repeated="7"/>
        </table:table-row>
        <table:table-row table:style-name="ro1">
          <table:table-cell/>
          <table:table-cell office:value-type="string" calcext:value-type="string">
            <text:p>Freedom</text:p>
          </table:table-cell>
          <table:table-cell table:number-columns-repeated="7"/>
        </table:table-row>
        <table:table-row table:style-name="ro1">
          <table:table-cell/>
          <table:table-cell office:value-type="string" calcext:value-type="string">
            <text:p>The use of others</text:p>
          </table:table-cell>
          <table:table-cell table:number-columns-repeated="7"/>
        </table:table-row>
        <table:table-row table:style-name="ro1">
          <table:table-cell/>
          <table:table-cell office:value-type="string" calcext:value-type="string">
            <text:p>The good life</text:p>
          </table:table-cell>
          <table:table-cell table:number-columns-repeated="7"/>
        </table:table-row>
        <table:table-row table:style-name="ro1">
          <table:table-cell/>
          <table:table-cell office:value-type="string" calcext:value-type="string">
            <text:p>The value of life</text:p>
          </table:table-cell>
          <table:table-cell table:number-columns-repeated="7"/>
        </table:table-row>
        <table:table-row table:style-name="ro1">
          <table:table-cell/>
          <table:table-cell office:value-type="string" calcext:value-type="string">
            <text:p>War</text:p>
          </table:table-cell>
          <table:table-cell table:number-columns-repeated="7"/>
        </table:table-row>
        <table:table-row table:style-name="ro1">
          <table:table-cell/>
          <table:table-cell office:value-type="string" calcext:value-type="string">
            <text:p>Beauty</text:p>
          </table:table-cell>
          <table:table-cell table:number-columns-repeated="7"/>
        </table:table-row>
        <table:table-row table:style-name="ro1">
          <table:table-cell/>
          <table:table-cell office:value-type="string" calcext:value-type="string">
            <text:p>Death</text:p>
          </table:table-cell>
          <table:table-cell table:number-columns-repeated="7"/>
        </table:table-row>
        <table:table-row table:style-name="ro1">
          <table:table-cell/>
          <table:table-cell office:value-type="string" calcext:value-type="string">
            <text:p>Spirit and afterlife</text:p>
          </table:table-cell>
          <table:table-cell table:number-columns-repeated="7"/>
        </table:table-row>
        <table:table-row table:style-name="ro1">
          <table:table-cell/>
          <table:table-cell office:value-type="string" calcext:value-type="string">
            <text:p>Faith</text:p>
          </table:table-cell>
          <table:table-cell table:number-columns-repeated="7"/>
        </table:table-row>
        <table:table-row table:style-name="ro1">
          <table:table-cell/>
          <table:table-cell office:value-type="string" calcext:value-type="string">
            <text:p>Religion</text:p>
          </table:table-cell>
          <table:table-cell table:number-columns-repeated="7"/>
        </table:table-row>
        <table:table-row table:style-name="ro1">
          <table:table-cell/>
          <table:table-cell office:value-type="string" calcext:value-type="string">
            <text:p>Animism</text:p>
          </table:table-cell>
          <table:table-cell table:number-columns-repeated="7"/>
        </table:table-row>
        <table:table-row table:style-name="ro1">
          <table:table-cell office:value-type="string" calcext:value-type="string">
            <text:p>Environmental Health</text:p>
          </table:table-cell>
          <table:table-cell table:number-columns-repeated="8"/>
        </table:table-row>
        <table:table-row table:style-name="ro1">
          <table:table-cell/>
          <table:table-cell office:value-type="string" calcext:value-type="string">
            <text:p>The social environment</text:p>
          </table:table-cell>
          <table:table-cell table:number-columns-repeated="7"/>
        </table:table-row>
        <table:table-row table:style-name="ro1">
          <table:table-cell/>
          <table:table-cell office:value-type="string" calcext:value-type="string">
            <text:p>Socialization</text:p>
          </table:table-cell>
          <table:table-cell table:number-columns-repeated="7"/>
        </table:table-row>
        <table:table-row table:style-name="ro1">
          <table:table-cell/>
          <table:table-cell office:value-type="string" calcext:value-type="string">
            <text:p>Repression</text:p>
          </table:table-cell>
          <table:table-cell table:number-columns-repeated="7"/>
        </table:table-row>
        <table:table-row table:style-name="ro1">
          <table:table-cell/>
          <table:table-cell office:value-type="string" calcext:value-type="string">
            <text:p>Social development</text:p>
          </table:table-cell>
          <table:table-cell table:number-columns-repeated="7"/>
        </table:table-row>
        <table:table-row table:style-name="ro1">
          <table:table-cell/>
          <table:table-cell office:value-type="string" calcext:value-type="string">
            <text:p>Obedience and conformity</text:p>
          </table:table-cell>
          <table:table-cell table:number-columns-repeated="7"/>
        </table:table-row>
        <table:table-row table:style-name="ro1">
          <table:table-cell/>
          <table:table-cell office:value-type="string" calcext:value-type="string">
            <text:p>Altruism</text:p>
          </table:table-cell>
          <table:table-cell table:number-columns-repeated="7"/>
        </table:table-row>
        <table:table-row table:style-name="ro1">
          <table:table-cell/>
          <table:table-cell office:value-type="string" calcext:value-type="string">
            <text:p>Prejudice</text:p>
          </table:table-cell>
          <table:table-cell table:number-columns-repeated="7"/>
        </table:table-row>
        <table:table-row table:style-name="ro1">
          <table:table-cell/>
          <table:table-cell office:value-type="string" calcext:value-type="string">
            <text:p>Being sane in insane places</text:p>
          </table:table-cell>
          <table:table-cell table:number-columns-repeated="7"/>
        </table:table-row>
        <table:table-row table:style-name="ro1">
          <table:table-cell/>
          <table:table-cell office:value-type="string" calcext:value-type="string">
            <text:p>Civic development</text:p>
          </table:table-cell>
          <table:table-cell table:number-columns-repeated="7"/>
        </table:table-row>
        <table:table-row table:style-name="ro1">
          <table:table-cell/>
          <table:table-cell office:value-type="string" calcext:value-type="string">
            <text:p>Families</text:p>
          </table:table-cell>
          <table:table-cell table:number-columns-repeated="7"/>
        </table:table-row>
        <table:table-row table:style-name="ro1">
          <table:table-cell/>
          <table:table-cell office:value-type="string" calcext:value-type="string">
            <text:p>Social groups</text:p>
          </table:table-cell>
          <table:table-cell table:number-columns-repeated="7"/>
        </table:table-row>
        <table:table-row table:style-name="ro1">
          <table:table-cell/>
          <table:table-cell office:value-type="string" calcext:value-type="string">
            <text:p>Racism, nationalism, and other isms</text:p>
          </table:table-cell>
          <table:table-cell table:number-columns-repeated="7"/>
        </table:table-row>
        <table:table-row table:style-name="ro1">
          <table:table-cell/>
          <table:table-cell office:value-type="string" calcext:value-type="string">
            <text:p>Ecological relationships</text:p>
          </table:table-cell>
          <table:table-cell table:number-columns-repeated="7"/>
        </table:table-row>
        <table:table-row table:style-name="ro1">
          <table:table-cell/>
          <table:table-cell office:value-type="string" calcext:value-type="string">
            <text:p>Diversity</text:p>
          </table:table-cell>
          <table:table-cell table:number-columns-repeated="7"/>
        </table:table-row>
        <table:table-row table:style-name="ro1">
          <table:table-cell/>
          <table:table-cell office:value-type="string" calcext:value-type="string">
            <text:p>Habitat and niche</text:p>
          </table:table-cell>
          <table:table-cell table:number-columns-repeated="7"/>
        </table:table-row>
        <table:table-row table:style-name="ro2">
          <table:table-cell/>
          <table:table-cell office:value-type="string" calcext:value-type="string">
            <text:p>Biome</text:p>
          </table:table-cell>
          <table:table-cell table:number-columns-repeated="7"/>
        </table:table-row>
        <table:table-row table:style-name="ro1">
          <table:table-cell/>
          <table:table-cell office:value-type="string" calcext:value-type="string">
            <text:p>Population</text:p>
          </table:table-cell>
          <table:table-cell table:number-columns-repeated="7"/>
        </table:table-row>
        <table:table-row table:style-name="ro1">
          <table:table-cell/>
          <table:table-cell office:value-type="string" calcext:value-type="string">
            <text:p>Communities</text:p>
          </table:table-cell>
          <table:table-cell table:number-columns-repeated="7"/>
        </table:table-row>
        <table:table-row table:style-name="ro1">
          <table:table-cell/>
          <table:table-cell office:value-type="string" calcext:value-type="string">
            <text:p>Webs</text:p>
          </table:table-cell>
          <table:table-cell table:number-columns-repeated="7"/>
        </table:table-row>
        <table:table-row table:style-name="ro1">
          <table:table-cell/>
          <table:table-cell office:value-type="string" calcext:value-type="string">
            <text:p>Complexity and chaos</text:p>
          </table:table-cell>
          <table:table-cell table:number-columns-repeated="7"/>
        </table:table-row>
        <table:table-row table:style-name="ro1">
          <table:table-cell/>
          <table:table-cell office:value-type="string" calcext:value-type="string">
            <text:p>Sustainability</text:p>
          </table:table-cell>
          <table:table-cell table:number-columns-repeated="7"/>
        </table:table-row>
        <table:table-row table:style-name="ro1">
          <table:table-cell/>
          <table:table-cell office:value-type="string" calcext:value-type="string">
            <text:p>Shocks</text:p>
          </table:table-cell>
          <table:table-cell table:number-columns-repeated="7"/>
        </table:table-row>
        <table:table-row table:style-name="ro1">
          <table:table-cell/>
          <table:table-cell office:value-type="string" calcext:value-type="string">
            <text:p>Water</text:p>
          </table:table-cell>
          <table:table-cell table:number-columns-repeated="7"/>
        </table:table-row>
        <table:table-row table:style-name="ro1">
          <table:table-cell/>
          <table:table-cell office:value-type="string" calcext:value-type="string">
            <text:p>Gravity</text:p>
          </table:table-cell>
          <table:table-cell table:number-columns-repeated="7"/>
        </table:table-row>
        <table:table-row table:style-name="ro1">
          <table:table-cell/>
          <table:table-cell office:value-type="string" calcext:value-type="string">
            <text:p>Pressure</text:p>
          </table:table-cell>
          <table:table-cell table:number-columns-repeated="7"/>
        </table:table-row>
        <table:table-row table:style-name="ro1">
          <table:table-cell/>
          <table:table-cell office:value-type="string" calcext:value-type="string">
            <text:p>Weather</text:p>
          </table:table-cell>
          <table:table-cell table:number-columns-repeated="7"/>
        </table:table-row>
        <table:table-row table:style-name="ro1">
          <table:table-cell/>
          <table:table-cell office:value-type="string" calcext:value-type="string">
            <text:p>Fire and fuel</text:p>
          </table:table-cell>
          <table:table-cell table:number-columns-repeated="7"/>
        </table:table-row>
        <table:table-row table:style-name="ro1">
          <table:table-cell/>
          <table:table-cell office:value-type="string" calcext:value-type="string">
            <text:p>Soil</text:p>
          </table:table-cell>
          <table:table-cell table:number-columns-repeated="7"/>
        </table:table-row>
        <table:table-row table:style-name="ro1">
          <table:table-cell/>
          <table:table-cell office:value-type="string" calcext:value-type="string">
            <text:p>Climate</text:p>
          </table:table-cell>
          <table:table-cell table:number-columns-repeated="7"/>
        </table:table-row>
        <table:table-row table:style-name="ro1">
          <table:table-cell/>
          <table:table-cell office:value-type="string" calcext:value-type="string">
            <text:p>Sanitation</text:p>
          </table:table-cell>
          <table:table-cell table:number-columns-repeated="7"/>
        </table:table-row>
        <table:table-row table:style-name="ro1">
          <table:table-cell/>
          <table:table-cell office:value-type="string" calcext:value-type="string">
            <text:p>Disasters</text:p>
          </table:table-cell>
          <table:table-cell table:number-columns-repeated="7"/>
        </table:table-row>
        <table:table-row table:style-name="ro1">
          <table:table-cell/>
          <table:table-cell office:value-type="string" calcext:value-type="string">
            <text:p>Survival</text:p>
          </table:table-cell>
          <table:table-cell table:number-columns-repeated="7"/>
        </table:table-row>
      </table:table>
      <table:table table:name="Safety Information" table:style-name="ta1" table:print="false">
        <table:table-column table:style-name="co1" table:number-columns-repeated="7" table:default-cell-style-name="Default"/>
        <table:table-row table:style-name="ro1">
          <table:table-cell table:style-name="ce1" office:value-type="string" calcext:value-type="string" table:number-columns-spanned="7" table:number-rows-spanned="2">
            <text:p>In this LabBook, you will be exploring bodies and lives, your own and those of other people in your lives. Keep Hippocrates' <text:s/>dictum firmly in mind: “Above all, do no harm!”</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I will not be including dissections or any kind of traumatic animal experiments because I believe that animals are as much people and deserving of good lives as humans. There are all kinds of dissections and such on YouTube and there are excellent biological illustrations everywhere. Don't expose an animal or any other person to anything that you wouldn't want someone else exposing you to.</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I know that last thing is dangerous. There are all kinds of people out there and there are plenty of them that do not mind exposing themselves to harmful things. So I will add, I will not include anything in these LabBooks that might harm anyone, if done correctly. Beyond that, you can make your own decis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2">
            <text:p>In addition, as I describe my own excursions, I will be including here things to watch out for to keep your excursions as safe as possible without diminishing the experience.</text:p>
          </table:table-cell>
          <table:covered-table-cell table:number-columns-repeated="6"/>
        </table:table-row>
        <table:table-row table:style-name="ro3">
          <table:covered-table-cell table:number-columns-repeated="7"/>
        </table:table-row>
      </table:table>
      <table:table table:name="Suggested Reading" table:style-name="ta1" table:print="false">
        <table:table-column table:style-name="co1" table:default-cell-style-name="Default"/>
        <table:table-column table:style-name="co2" table:number-columns-repeated="6" table:default-cell-style-name="Default"/>
        <table:table-row table:style-name="ro1">
          <table:table-cell office:value-type="string" calcext:value-type="string">
            <text:p>Suggested reading</text:p>
          </table:table-cell>
          <table:table-cell table:number-columns-repeated="6"/>
        </table:table-row>
        <table:table-row table:style-name="ro3">
          <table:table-cell table:number-columns-repeated="7"/>
        </table:table-row>
        <table:table-row table:style-name="ro3">
          <table:table-cell table:style-name="ce2" office:value-type="string" calcext:value-type="string">
            <text:p>Bridgman, George B. Constructive Anatomy. New York: Dover Publications, 1973. </text:p>
          </table:table-cell>
          <table:table-cell table:number-columns-repeated="6"/>
        </table:table-row>
        <table:table-row table:style-name="ro3">
          <table:table-cell table:number-columns-repeated="7"/>
        </table:table-row>
        <table:table-row table:style-name="ro3">
          <table:table-cell table:style-name="ce1" office:value-type="string" calcext:value-type="string" table:number-columns-spanned="7" table:number-rows-spanned="2">
            <text:p>Edwards, Betty (2012) Drawing on the Right Side of the Brain, The Definitive, 4<text:span text:style-name="T2">th</text:span> Edition. Penguin Books Ltd., London, UK</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3" office:value-type="string" calcext:value-type="string">
            <text:p>Gray, Henry. Anatomy, Descriptive and Surgical, 1901 Edition. Running Press, 1974. </text:p>
          </table:table-cell>
          <table:table-cell table:number-columns-repeated="6"/>
        </table:table-row>
      </table:table>
      <table:table table:name="Equipment" table:style-name="ta1" table:print="false">
        <table:table-column table:style-name="co1" table:default-cell-style-name="Default"/>
        <table:table-column table:style-name="co2" table:default-cell-style-name="Default"/>
        <table:table-row table:style-name="ro1">
          <table:table-cell office:value-type="string" calcext:value-type="string">
            <text:p>Equipment</text:p>
          </table:table-cell>
          <table:table-cell/>
        </table:table-row>
        <table:table-row table:style-name="ro3">
          <table:table-cell table:number-columns-repeated="2"/>
        </table:table-row>
        <table:table-row table:style-name="ro3">
          <table:table-cell office:value-type="string" calcext:value-type="string">
            <text:p>Full length mirror</text:p>
          </table:table-cell>
          <table:table-cell/>
        </table:table-row>
        <table:table-row table:style-name="ro3">
          <table:table-cell office:value-type="string" calcext:value-type="string">
            <text:p>Front, rear, and side pictures (not outlines – photographs)</text:p>
          </table:table-cell>
          <table:table-cell/>
        </table:table-row>
        <table:table-row table:style-name="ro3">
          <table:table-cell/>
          <table:table-cell office:value-type="string" calcext:value-type="string">
            <text:p>of nude men and women standing in a simple</text:p>
          </table:table-cell>
        </table:table-row>
        <table:table-row table:style-name="ro3">
          <table:table-cell/>
          <table:table-cell office:value-type="string" calcext:value-type="string">
            <text:p>posture</text:p>
          </table:table-cell>
        </table:table-row>
        <table:table-row table:style-name="ro3">
          <table:table-cell office:value-type="string" calcext:value-type="string">
            <text:p>Pencil</text:p>
          </table:table-cell>
          <table:table-cell/>
        </table:table-row>
        <table:table-row table:style-name="ro3">
          <table:table-cell office:value-type="string" calcext:value-type="string">
            <text:p>Sketch pad</text:p>
          </table:table-cell>
          <table:table-cell/>
        </table:table-row>
        <table:table-row table:style-name="ro3">
          <table:table-cell office:value-type="string" calcext:value-type="string">
            <text:p>Sticky index tabs</text:p>
          </table:table-cell>
          <table:table-cell/>
        </table:table-row>
        <table:table-row table:style-name="ro3">
          <table:table-cell office:value-type="string" calcext:value-type="string">
            <text:p>Black yarn or cord</text:p>
          </table:table-cell>
          <table:table-cell/>
        </table:table-row>
      </table:table>
      <table:table table:name="Resources" table:style-name="ta1" table:print="false">
        <table:table-column table:style-name="co1" table:default-cell-style-name="Default"/>
        <table:table-row table:style-name="ro1">
          <table:table-cell/>
        </table:table-row>
      </table:table>
      <table:table table:name="Health" table:style-name="ta2" table:print="false">
        <table:table-column table:style-name="co1" table:number-columns-repeated="7" table:default-cell-style-name="Default"/>
        <table:table-row table:style-name="ro1">
          <table:table-cell office:value-type="string" calcext:value-type="string">
            <text:p><text:s text:c="2"/>It is health that is real wealth and not pieces of gold and silver.</text:p>
          </table:table-cell>
          <table:table-cell table:number-columns-repeated="6"/>
        </table:table-row>
        <table:table-row table:style-name="ro1">
          <table:table-cell table:number-columns-repeated="3"/>
          <table:table-cell office:value-type="string" calcext:value-type="string">
            <text:p>Mahatma Gandhi</text:p>
          </table:table-cell>
          <table:table-cell table:number-columns-repeated="3"/>
        </table:table-row>
        <table:table-row table:style-name="ro1">
          <table:table-cell table:style-name="ce4" office:value-type="string" calcext:value-type="string" table:number-columns-spanned="7" table:number-rows-spanned="2">
            <text:p>When wealth is lost, nothing is lost; when health is lost, something is lost; when character is lost, all is lost.</text:p>
          </table:table-cell>
          <table:covered-table-cell table:number-columns-repeated="6"/>
        </table:table-row>
        <table:table-row table:style-name="ro1">
          <table:covered-table-cell table:number-columns-repeated="7"/>
        </table:table-row>
        <table:table-row table:style-name="ro1">
          <table:table-cell table:number-columns-repeated="3"/>
          <table:table-cell office:value-type="string" calcext:value-type="string">
            <text:p>Billy Graham</text:p>
          </table:table-cell>
          <table:table-cell table:number-columns-repeated="3"/>
        </table:table-row>
        <table:table-row table:style-name="ro1">
          <table:table-cell table:number-columns-repeated="7"/>
        </table:table-row>
        <table:table-row table:style-name="ro3">
          <table:table-cell table:style-name="ce4" office:value-type="string" calcext:value-type="string" table:number-columns-spanned="7" table:number-rows-spanned="2">
            <text:p>If you want to be optimally healthy, you want the vaccines of Westernized humans and the diet and lifestyle of hunter-gatherers.</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number-columns-repeated="3"/>
          <table:table-cell office:value-type="string" calcext:value-type="string">
            <text:p>Robert Sapolsky</text:p>
          </table:table-cell>
          <table:table-cell table:number-columns-repeated="3"/>
        </table:table-row>
        <table:table-row table:style-name="ro3">
          <table:table-cell table:number-columns-repeated="7"/>
        </table:table-row>
        <table:table-row table:style-name="ro3">
          <table:table-cell table:style-name="ce4" office:value-type="string" calcext:value-type="string" table:number-columns-spanned="7" table:number-rows-spanned="2">
            <text:p>It's clear in retrospect that the invention of agriculture, of domestication, is one of the worst human developments.</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number-columns-repeated="3"/>
          <table:table-cell office:value-type="string" calcext:value-type="string">
            <text:p>Robert Sapolsky</text:p>
          </table:table-cell>
          <table:table-cell table:number-columns-repeated="3"/>
        </table:table-row>
        <table:table-row table:style-name="ro3">
          <table:table-cell table:number-columns-repeated="7"/>
        </table:table-row>
        <table:table-row table:style-name="ro3">
          <table:table-cell office:value-type="string" calcext:value-type="string">
            <text:p>What is health? - staying alive? well being? enjoying life?</text:p>
          </table:table-cell>
          <table:table-cell table:number-columns-repeated="6"/>
        </table:table-row>
        <table:table-row table:style-name="ro3">
          <table:table-cell table:number-columns-repeated="7"/>
        </table:table-row>
        <table:table-row table:style-name="ro3">
          <table:table-cell table:style-name="ce1" office:value-type="string" calcext:value-type="string" table:number-columns-spanned="7" table:number-rows-spanned="3">
            <text:p>I would say, “all the above,” including more – lack of anxiety and depression, self-actualization, getting along with the others that occupy your world, having friends and loved ones. A good single word is “fitness”.</text:p>
          </table:table-cell>
          <table:covered-table-cell table:number-columns-repeated="6" table:style-name="ce1"/>
        </table:table-row>
        <table:table-row table:style-name="ro3">
          <table:covered-table-cell table:number-columns-repeated="7" table:style-name="ce1"/>
        </table:table-row>
        <table:table-row table:style-name="ro3">
          <table:covered-table-cell table:number-columns-repeated="7" table:style-name="ce1"/>
        </table:table-row>
        <table:table-row table:style-name="ro3">
          <table:table-cell table:number-columns-repeated="7"/>
        </table:table-row>
        <table:table-row table:style-name="ro3">
          <table:table-cell table:style-name="ce1" office:value-type="string" calcext:value-type="string" table:number-columns-spanned="7" table:number-rows-spanned="2">
            <text:p>Socrates' dictum was that an unexamined life is not worth living. That underlies health, so, in this LabBook, we will be exploring the “life worth living”.</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2">
            <text:p>What do you know about your life? Do you pretty much drift through life without giving it much thought?</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5">
            <text:p>In 1963, President John F. Kennedy changed the name of the President's Council on Youth Fitness to President's Council on Physical Fitness to emphasize the need for fitness for all Americans. He instituted programs to ensure American fitness. Colleges began to require certain standard of fitness for students. Curricula included a certain <text:s/>number of physical education courses requiring strenuous activity and some involving leisure pursuits.</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5">
            <text:p>But do schools teach mental, emotional, transpersonal (spiritual), and ecological health? Well, yes, but just in passing. They all tie together, though. You cannot be physically fit without being able to control your emotions, solve personal problems, feel confident about your place in the world, your life and death, and without being able to interact positively with the people and the world around you.</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3">
            <text:p>So, I believe strongly that people should grow up as confident, self-examining people, benevolently oriented toward themselves and others. They should be committed to life-long health, which brings me to the big caveat for this LabBook........</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5" office:value-type="string" calcext:value-type="string" table:number-columns-spanned="7" table:number-rows-spanned="8">
            <text:p>People should have an understanding of their own health in the same way that they have an understanding of any tool they use. If a person is going to use a tool, they need to understand it. They have their body all their life. It's not an age thing. Children should know about their bodies and how to use them, so, this LabBook is as much for children as for adults. But many people segregate knowledge into child''s knowledge vs. adult knowledge. I don't see it. If you want your children to be protected about the realities of naked bodies, masturbation, sexual positions, and constipation, it's your responsibility to keep this document away from them. I'm not going to do it.</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4">
            <text:p>People in developed societies tend to look down on the taboos of, what they call, primitive societies. I know of no society more choked by taboos than the American, and, by “taboos” I mean strongly held opinions, so strongly held that they pervade life and drive decisions, that have no real rational basis. I won't support such taboos in this work.</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5">
            <text:p>Where will I get my information? It certainly won't be from the AMA, APA, or FDA.. They change their minds regularly. What's the safe range of blood pressure for humans? How much cholesterol should be in your blood stream? Is homosexuality a mental illness or not? What kind of fat is “good” fat in your diet? They, evidently don't know. I'll be exploring their past vacillations on just about every topic in this LabBook.</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6">
            <text:p>So, who do you trust. The answer is your own well adjusted mind. You can collect all the known information on a topic as you can and you can critically come to your own conclusions. It's a tricky landscape to navigate. It's fairly common knowledge that even research is guided by where-the-money-comes-from, but that has to be figured into the decision making process. You need to know where your information comes from. That's part of health-mindedness. We'll be exploring all that.</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3">
            <text:p>It'll be a while before we really build up speed but, if you have the courage, buckle your seat belts because, once we get started, there may not be a good jumping-off place. And the goal is to have fun with health.</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 office:value-type="string" calcext:value-type="string" table:number-columns-spanned="7" table:number-rows-spanned="5">
            <text:p>P.S. As with all these LabBooks, I cycle through them, so they develop slowly. I include my long range contents on the first sheet so you can see where I want to go. But I'm 62 years old at this writing and none of us know how long we have left so, don't leave it all up to me. If you want to move faster or take side trips, head out on your own. I'll be happy if I instill the spirit of exploration in the people that read these LabBooks. That's their purpos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Enjoy!</text:p>
          </table:table-cell>
          <table:table-cell table:number-columns-repeated="6"/>
        </table:table-row>
      </table:table>
      <table:table table:name="Homeostasis" table:style-name="ta2" table:print="false">
        <table:table-column table:style-name="co1" table:number-columns-repeated="7" table:default-cell-style-name="Default"/>
        <table:table-row table:style-name="ro1">
          <table:table-cell table:style-name="ce6" office:value-type="string" calcext:value-type="string" table:number-columns-spanned="7" table:number-rows-spanned="1">
            <text:p>Wakan Tanka, Great Mystery,</text:p>
          </table:table-cell>
          <table:covered-table-cell table:number-columns-repeated="6"/>
        </table:table-row>
        <table:table-row table:style-name="ro1">
          <table:table-cell table:style-name="ce6" office:value-type="string" calcext:value-type="string" table:number-columns-spanned="7" table:number-rows-spanned="1">
            <text:p>teach me how to trust</text:p>
          </table:table-cell>
          <table:covered-table-cell table:number-columns-repeated="6"/>
        </table:table-row>
        <table:table-row table:style-name="ro1">
          <table:table-cell table:style-name="ce6" office:value-type="string" calcext:value-type="string" table:number-columns-spanned="7" table:number-rows-spanned="1">
            <text:p>my heart,</text:p>
          </table:table-cell>
          <table:covered-table-cell table:number-columns-repeated="6"/>
        </table:table-row>
        <table:table-row table:style-name="ro1">
          <table:table-cell table:style-name="ce6" office:value-type="string" calcext:value-type="string" table:number-columns-spanned="7" table:number-rows-spanned="1">
            <text:p>my mind,</text:p>
          </table:table-cell>
          <table:covered-table-cell table:number-columns-repeated="6"/>
        </table:table-row>
        <table:table-row table:style-name="ro1">
          <table:table-cell table:style-name="ce6" office:value-type="string" calcext:value-type="string" table:number-columns-spanned="7" table:number-rows-spanned="1">
            <text:p>my intuition,</text:p>
          </table:table-cell>
          <table:covered-table-cell table:number-columns-repeated="6"/>
        </table:table-row>
        <table:table-row table:style-name="ro1">
          <table:table-cell table:style-name="ce6" office:value-type="string" calcext:value-type="string" table:number-columns-spanned="7" table:number-rows-spanned="1">
            <text:p>my inner knowing,</text:p>
          </table:table-cell>
          <table:covered-table-cell table:number-columns-repeated="6"/>
        </table:table-row>
        <table:table-row table:style-name="ro1">
          <table:table-cell table:style-name="ce6" office:value-type="string" calcext:value-type="string" table:number-columns-spanned="7" table:number-rows-spanned="1">
            <text:p>the senses of my body,</text:p>
          </table:table-cell>
          <table:covered-table-cell table:number-columns-repeated="6"/>
        </table:table-row>
        <table:table-row table:style-name="ro1">
          <table:table-cell table:style-name="ce6" office:value-type="string" calcext:value-type="string" table:number-columns-spanned="7" table:number-rows-spanned="1">
            <text:p>the blessings of my spirit.</text:p>
          </table:table-cell>
          <table:covered-table-cell table:number-columns-repeated="6"/>
        </table:table-row>
        <table:table-row table:style-name="ro1">
          <table:table-cell table:style-name="ce6" office:value-type="string" calcext:value-type="string" table:number-columns-spanned="7" table:number-rows-spanned="1">
            <text:p>Teach me to trust these things</text:p>
          </table:table-cell>
          <table:covered-table-cell table:number-columns-repeated="6"/>
        </table:table-row>
        <table:table-row table:style-name="ro1">
          <table:table-cell table:style-name="ce6" office:value-type="string" calcext:value-type="string" table:number-columns-spanned="7" table:number-rows-spanned="1">
            <text:p>so that I may enter my Sacred Space</text:p>
          </table:table-cell>
          <table:covered-table-cell table:number-columns-repeated="6"/>
        </table:table-row>
        <table:table-row table:style-name="ro1">
          <table:table-cell table:style-name="ce6" office:value-type="string" calcext:value-type="string" table:number-columns-spanned="7" table:number-rows-spanned="1">
            <text:p>and love beyond my fear,</text:p>
          </table:table-cell>
          <table:covered-table-cell table:number-columns-repeated="6"/>
        </table:table-row>
        <table:table-row table:style-name="ro1">
          <table:table-cell table:style-name="ce6" office:value-type="string" calcext:value-type="string" table:number-columns-spanned="7" table:number-rows-spanned="1">
            <text:p>and thus Walk in Balance</text:p>
          </table:table-cell>
          <table:covered-table-cell table:number-columns-repeated="6"/>
        </table:table-row>
        <table:table-row table:style-name="ro1">
          <table:table-cell table:style-name="ce6" office:value-type="string" calcext:value-type="string" table:number-columns-spanned="7" table:number-rows-spanned="1">
            <text:p>with the passing of each glorious Sun. </text:p>
          </table:table-cell>
          <table:covered-table-cell table:number-columns-repeated="6"/>
        </table:table-row>
        <table:table-row table:style-name="ro1">
          <table:table-cell table:number-columns-repeated="7"/>
        </table:table-row>
        <table:table-row table:style-name="ro1">
          <table:table-cell table:number-columns-repeated="5"/>
          <table:table-cell table:style-name="ce8" office:value-type="string" calcext:value-type="string">
            <text:p>Lakota Prayer</text:p>
          </table:table-cell>
          <table:table-cell/>
        </table:table-row>
        <table:table-row table:style-name="ro1" table:number-rows-repeated="6">
          <table:table-cell table:number-columns-repeated="7"/>
        </table:table-row>
        <table:table-row table:style-name="ro1">
          <table:table-cell office:value-type="string" calcext:value-type="string">
            <text:p>I will make the assumption here that the baseline of health is homeostasis.</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4">
            <text:p>Let's say that a system is in homeostasis when all it's internal variables are in the ranges that allow it to work effectively. Your body is a system. It's a complex assemblage of parts that work together to do things. Many factors impact homeostasis. The environment does things to threaten the homeostasis of the body and the body has ways of dealing with those threats.</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table-cell table:style-name="ce1" table:number-columns-repeated="7"/>
        </table:table-row>
        <table:table-row table:style-name="ro3">
          <table:table-cell table:style-name="ce1" office:value-type="string" calcext:value-type="string" table:number-columns-spanned="7" table:number-rows-spanned="5">
            <text:p>For instance, the body will only work if it maintains an internal temperature within a narrow range around 98.6 degrees Fahrenheit. Yet, where I live, the external temperature ranges from the 90s down to below zero. My health requires that I do not let my internal temperature vary with the external temperature. In fact, my life depends on me maintaining my body temperature within a very narrow rang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Life is not the only factor of health, but in order to be healthy, one must be alive, and the bottom line requirement for life is homeostasis, so my first axiom of health is that health depends on homeostasis. We will be putting a lot of emphasis on understanding homeostasi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Here is a list (a partial list) of factors that impact body homeostasis. Most of these thing have to be kept withing a very narrow range.</text:p>
          </table:table-cell>
          <table:covered-table-cell table:number-columns-repeated="6"/>
        </table:table-row>
        <table:table-row table:style-name="ro1">
          <table:covered-table-cell table:number-columns-repeated="7"/>
        </table:table-row>
        <table:table-row table:style-name="ro1" table:number-rows-repeated="2">
          <table:table-cell table:number-columns-repeated="7"/>
        </table:table-row>
        <table:table-row table:style-name="ro1">
          <table:table-cell/>
          <table:table-cell office:value-type="string" calcext:value-type="string">
            <text:p>Temperature</text:p>
          </table:table-cell>
          <table:table-cell table:number-columns-repeated="5"/>
        </table:table-row>
        <table:table-row table:style-name="ro1">
          <table:table-cell/>
          <table:table-cell office:value-type="string" calcext:value-type="string">
            <text:p>Energy</text:p>
          </table:table-cell>
          <table:table-cell table:number-columns-repeated="5"/>
        </table:table-row>
        <table:table-row table:style-name="ro1">
          <table:table-cell/>
          <table:table-cell table:style-name="ce7" office:value-type="string" calcext:value-type="string">
            <text:p>Blood solutes</text:p>
          </table:table-cell>
          <table:table-cell office:value-type="string" calcext:value-type="string">
            <text:p>Iron</text:p>
          </table:table-cell>
          <table:table-cell table:number-columns-repeated="4"/>
        </table:table-row>
        <table:table-row table:style-name="ro1">
          <table:table-cell table:number-columns-repeated="2"/>
          <table:table-cell office:value-type="string" calcext:value-type="string">
            <text:p>Calcium</text:p>
          </table:table-cell>
          <table:table-cell table:number-columns-repeated="4"/>
        </table:table-row>
        <table:table-row table:style-name="ro1">
          <table:table-cell table:number-columns-repeated="2"/>
          <table:table-cell office:value-type="string" calcext:value-type="string">
            <text:p>Copper</text:p>
          </table:table-cell>
          <table:table-cell table:number-columns-repeated="4"/>
        </table:table-row>
        <table:table-row table:style-name="ro1">
          <table:table-cell table:number-columns-repeated="2"/>
          <table:table-cell office:value-type="string" calcext:value-type="string">
            <text:p>Zinc</text:p>
          </table:table-cell>
          <table:table-cell table:number-columns-repeated="4"/>
        </table:table-row>
        <table:table-row table:style-name="ro1">
          <table:table-cell table:number-columns-repeated="2"/>
          <table:table-cell office:value-type="string" calcext:value-type="string">
            <text:p>Sugar</text:p>
          </table:table-cell>
          <table:table-cell table:number-columns-repeated="4"/>
        </table:table-row>
        <table:table-row table:style-name="ro1">
          <table:table-cell table:number-columns-repeated="2"/>
          <table:table-cell office:value-type="string" calcext:value-type="string">
            <text:p>Fats</text:p>
          </table:table-cell>
          <table:table-cell table:number-columns-repeated="4"/>
        </table:table-row>
        <table:table-row table:style-name="ro1">
          <table:table-cell/>
          <table:table-cell office:value-type="string" calcext:value-type="string">
            <text:p>Blood pH</text:p>
          </table:table-cell>
          <table:table-cell table:number-columns-repeated="5"/>
        </table:table-row>
        <table:table-row table:style-name="ro1">
          <table:table-cell/>
          <table:table-cell office:value-type="string" calcext:value-type="string">
            <text:p>Blood pressure</text:p>
          </table:table-cell>
          <table:table-cell table:number-columns-repeated="5"/>
        </table:table-row>
        <table:table-row table:style-name="ro1">
          <table:table-cell/>
          <table:table-cell office:value-type="string" calcext:value-type="string">
            <text:p>Blood volume</text:p>
          </table:table-cell>
          <table:table-cell table:number-columns-repeated="5"/>
        </table:table-row>
        <table:table-row table:style-name="ro1">
          <table:table-cell/>
          <table:table-cell office:value-type="string" calcext:value-type="string">
            <text:p>Rest</text:p>
          </table:table-cell>
          <table:table-cell table:number-columns-repeated="5"/>
        </table:table-row>
        <table:table-row table:style-name="ro1">
          <table:table-cell/>
          <table:table-cell office:value-type="string" calcext:value-type="string">
            <text:p>Body integrity (injuries must seal up properly and quickly)</text:p>
          </table:table-cell>
          <table:table-cell table:number-columns-repeated="5"/>
        </table:table-row>
        <table:table-row table:style-name="ro1">
          <table:table-cell/>
          <table:table-cell office:value-type="string" calcext:value-type="string">
            <text:p>Waste removal</text:p>
          </table:table-cell>
          <table:table-cell table:number-columns-repeated="5"/>
        </table:table-row>
        <table:table-row table:style-name="ro1">
          <table:table-cell table:number-columns-repeated="7"/>
        </table:table-row>
        <table:table-row table:style-name="ro1">
          <table:table-cell office:value-type="string" calcext:value-type="string">
            <text:p>As we will see, there are a lot more factors.</text:p>
          </table:table-cell>
          <table:table-cell table:number-columns-repeated="6"/>
        </table:table-row>
      </table:table>
      <table:table table:name="Maslow" table:style-name="ta2" table:print="false">
        <table:table-column table:style-name="co1" table:number-columns-repeated="7" table:default-cell-style-name="Default"/>
        <table:table-row table:style-name="ro1">
          <table:table-cell table:style-name="ce4" office:value-type="string" calcext:value-type="string" table:number-columns-spanned="7" table:number-rows-spanned="2">
            <text:p>A musician must make music, an artist must paint, a poet must write, if he is to be ultimately at peace with himself.</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2">
          <table:table-cell table:number-columns-repeated="3"/>
          <table:table-cell office:value-type="string" calcext:value-type="string">
            <text:p>Abraham Maslow</text:p>
          </table:table-cell>
          <table:table-cell table:number-columns-repeated="3"/>
        </table:table-row>
        <table:table-row table:style-name="ro1">
          <table:table-cell table:number-columns-repeated="7"/>
        </table:table-row>
        <table:table-row table:style-name="ro1">
          <table:table-cell table:style-name="ce1" office:value-type="string" calcext:value-type="string" table:number-columns-spanned="7" table:number-rows-spanned="4">
            <text:p>In 1943, Abraham Maslow wrote about his hierarchy of human needs in “A theory of human motivation”, Psychological Review, 50, pp 370-396. <text:s/>His theory states that there is a hierarchy of needs. If a lower level need is not met, a person will not be strongly motivated to provide for a higher level need until the lower level need is met. Here is the structure of the hierarch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number-rows-repeated="8">
          <table:table-cell table:number-columns-repeated="7"/>
        </table:table-row>
        <table:table-row table:style-name="ro1">
          <table:table-cell table:number-columns-repeated="2"/>
          <table:table-cell table:style-name="ce11" office:value-type="string" calcext:value-type="string" table:number-columns-spanned="3" table:number-rows-spanned="2">
            <text:p>Self-actualization: morality, creativity, spontaneity, challenges</text:p>
          </table:table-cell>
          <table:covered-table-cell table:number-columns-repeated="2"/>
          <table:table-cell table:number-columns-repeated="2"/>
        </table:table-row>
        <table:table-row table:style-name="ro1">
          <table:table-cell table:number-columns-repeated="2"/>
          <table:covered-table-cell table:number-columns-repeated="3"/>
          <table:table-cell table:number-columns-repeated="2"/>
        </table:table-row>
        <table:table-row table:style-name="ro1">
          <table:table-cell/>
          <table:table-cell table:style-name="ce9" office:value-type="string" calcext:value-type="string" table:number-columns-spanned="5" table:number-rows-spanned="2">
            <text:p>Esteem: confidence, achievement</text:p>
          </table:table-cell>
          <table:covered-table-cell table:number-columns-repeated="4"/>
          <table:table-cell/>
        </table:table-row>
        <table:table-row table:style-name="ro1">
          <table:table-cell/>
          <table:covered-table-cell table:number-columns-repeated="5"/>
          <table:table-cell/>
        </table:table-row>
        <table:table-row table:style-name="ro1">
          <table:table-cell/>
          <table:table-cell table:style-name="ce9" office:value-type="string" calcext:value-type="string" table:number-columns-spanned="5" table:number-rows-spanned="2">
            <text:p>Love/belonging: friendship, family, sexual intimacy</text:p>
          </table:table-cell>
          <table:covered-table-cell table:number-columns-repeated="4"/>
          <table:table-cell/>
        </table:table-row>
        <table:table-row table:style-name="ro1">
          <table:table-cell/>
          <table:covered-table-cell table:number-columns-repeated="5"/>
          <table:table-cell/>
        </table:table-row>
        <table:table-row table:style-name="ro1">
          <table:table-cell table:style-name="ce9" office:value-type="string" calcext:value-type="string" table:number-columns-spanned="7" table:number-rows-spanned="2">
            <text:p>Security: comfort, employment, resources, family security, health, property</text:p>
          </table:table-cell>
          <table:covered-table-cell table:number-columns-repeated="6"/>
        </table:table-row>
        <table:table-row table:style-name="ro1">
          <table:covered-table-cell table:number-columns-repeated="7"/>
        </table:table-row>
        <table:table-row table:style-name="ro1">
          <table:table-cell table:style-name="ce10" office:value-type="string" calcext:value-type="string" table:number-columns-spanned="7" table:number-rows-spanned="1">
            <text:p>Physiological needs: food, water, breath, sleep homeostasis, excretion, sex</text:p>
          </table:table-cell>
          <table:covered-table-cell table:number-columns-repeated="6"/>
        </table:table-row>
        <table:table-row table:style-name="ro1" table:number-rows-repeated="2">
          <table:table-cell table:number-columns-repeated="7"/>
        </table:table-row>
        <table:table-row table:style-name="ro1">
          <table:table-cell table:style-name="ce1" office:value-type="string" calcext:value-type="string" table:number-columns-spanned="7" table:number-rows-spanned="3">
            <text:p>Does this look about right to you? It works.....approximately. It turns out that some of the higher levels are dependent on culture. For instance, an East Asian person might have a greater need for esteem or belonging than for self-actualizati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Nevertheless, this is a pretty good list of the factors that go toward a healthy person. Can you think of anything else that should be there? What about spiritual needs? What about the democratic values of life, liberty, and the pursuit of happines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
      <table:table table:name="Connectivity" table:style-name="ta2" table:print="false">
        <table:table-column table:style-name="co1" table:number-columns-repeated="7" table:default-cell-style-name="Default"/>
        <table:table-row table:style-name="ro1">
          <table:table-cell table:style-name="ce12" office:value-type="string" calcext:value-type="string" table:number-columns-spanned="7" table:number-rows-spanned="1">
            <text:p>Mitakuye Oyasin</text:p>
          </table:table-cell>
          <table:covered-table-cell table:number-columns-repeated="6"/>
        </table:table-row>
        <table:table-row table:style-name="ro1">
          <table:table-cell table:number-columns-repeated="7"/>
        </table:table-row>
        <table:table-row table:style-name="ro1">
          <table:table-cell table:style-name="ce12" office:value-type="string" calcext:value-type="string" table:number-columns-spanned="7" table:number-rows-spanned="1">
            <text:p>All are related</text:p>
          </table:table-cell>
          <table:covered-table-cell table:number-columns-repeated="6"/>
        </table:table-row>
        <table:table-row table:style-name="ro1">
          <table:table-cell table:number-columns-repeated="7"/>
        </table:table-row>
        <table:table-row table:style-name="ro1">
          <table:table-cell table:number-columns-repeated="4"/>
          <table:table-cell office:value-type="string" calcext:value-type="string">
            <text:p>Lakota phrase</text:p>
          </table:table-cell>
          <table:table-cell table:number-columns-repeated="2"/>
        </table:table-row>
        <table:table-row table:style-name="ro1">
          <table:table-cell table:number-columns-repeated="7"/>
        </table:table-row>
        <table:table-row table:style-name="ro1">
          <table:table-cell office:value-type="string" calcext:value-type="string">
            <text:p>Caveat:</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3">
            <text:p>I am a Christian and I am a shaman. Just so you know some of my biases. I will try to avoid being too preachy but you will very likely see some of my worldview bleeding through so that you can watch out for i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Both Christianity and shamanism is all about relationships. I believe that health is also all about relationships. We are all connected. Each individual occupies a place in a complex web of life. Each generates outputs in the forms of matter, energy, and information which impact every other individual, certainly, in their vicinity but, to some extent throughout the whole web, and everything makes its way back to the origi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Most philosophies include personal action as a source of personal destiny: you reap what you sow, any thing you do comes back three-fold, karma. When others hurt, I hurt; when others rejoice, I rejoice with them. I think that it will soon be obvious that feedback is an important factor in health.</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table table:name="Integrity" table:style-name="ta2" table:print="false">
        <table:table-column table:style-name="co1" table:number-columns-repeated="7" table:default-cell-style-name="Default"/>
        <table:table-row table:style-name="ro1">
          <table:table-cell table:style-name="ce8" office:value-type="string" calcext:value-type="string">
            <text:p>Healthy children will not fear life if their elders have integrity enough not to fear death.</text:p>
          </table:table-cell>
          <table:table-cell table:number-columns-repeated="6"/>
        </table:table-row>
        <table:table-row table:style-name="ro1">
          <table:table-cell table:number-columns-repeated="7"/>
        </table:table-row>
        <table:table-row table:style-name="ro2">
          <table:table-cell table:number-columns-repeated="3"/>
          <table:table-cell office:value-type="string" calcext:value-type="string">
            <text:p>Erik Erikson</text:p>
          </table:table-cell>
          <table:table-cell table:number-columns-repeated="3"/>
        </table:table-row>
        <table:table-row table:style-name="ro1">
          <table:table-cell table:number-columns-repeated="7"/>
        </table:table-row>
        <table:table-row table:style-name="ro1">
          <table:table-cell table:style-name="ce8" office:value-type="string" calcext:value-type="string">
            <text:p>Integrity means that you are the same in public as you are in private.</text:p>
          </table:table-cell>
          <table:table-cell table:number-columns-repeated="6"/>
        </table:table-row>
        <table:table-row table:style-name="ro1">
          <table:table-cell table:number-columns-repeated="7"/>
        </table:table-row>
        <table:table-row table:style-name="ro1">
          <table:table-cell table:number-columns-repeated="3"/>
          <table:table-cell office:value-type="string" calcext:value-type="string">
            <text:p>Joyce Meyer</text:p>
          </table:table-cell>
          <table:table-cell table:number-columns-repeated="3"/>
        </table:table-row>
        <table:table-row table:style-name="ro1">
          <table:table-cell table:number-columns-repeated="7"/>
        </table:table-row>
        <table:table-row table:style-name="ro1">
          <table:table-cell table:style-name="ce8" office:value-type="string" calcext:value-type="string">
            <text:p>Integrity is doing the right thing, even when no one is watching.</text:p>
          </table:table-cell>
          <table:table-cell table:number-columns-repeated="6"/>
        </table:table-row>
        <table:table-row table:style-name="ro1">
          <table:table-cell table:number-columns-repeated="7"/>
        </table:table-row>
        <table:table-row table:style-name="ro1">
          <table:table-cell table:number-columns-repeated="3"/>
          <table:table-cell office:value-type="string" calcext:value-type="string">
            <text:p>C. S. Lewis</text:p>
          </table:table-cell>
          <table:table-cell table:number-columns-repeated="3"/>
        </table:table-row>
        <table:table-row table:style-name="ro1">
          <table:table-cell table:number-columns-repeated="7"/>
        </table:table-row>
        <table:table-row table:style-name="ro1">
          <table:table-cell table:style-name="ce1" office:value-type="string" calcext:value-type="string" table:number-columns-spanned="7" table:number-rows-spanned="4">
            <text:p>Integrity is continuity. A perennial problem in philosophy is: how can we consider our self a self since all the cells in our body dies and is replaced? After a while we have a completely different body. We're different in, say, a business meeting than we are with our family. We constantly chang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The answer that is usually given is that, yes, we change, but all the changes are connected. Our body does change constantly but it remains the one body that supports our one consciousness. And, although we are definitely different at work than we are at home, we don't completely divorce our work-self and turn into our home-self. At home, we remember how we were at work. The change isn't sharp; we segue from one state of being to another.</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But the continuity isn't perfect. Look up the Johari window. For each of us, there is a part that only we know about – a private self. There are things that we share with everyone else – our public self. Then there is a part that we don't know about (or, conveniently overlook), but that everyone around us finds quite obvious. And, then, there is that deep part that no one knows about. Most of us would like to think that we are less different at work than we are at home. We don't like to think of ourselves as divided being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6">
            <text:p>The degree to which we are continuous beings is called integrity. Physicians talk about the physical integrity of the body. An open wound compromises the physical integrity of the body. The skin is broken and there is a lack of integrity. The people who originated the quotes above seek to define moral integrity. The definition I've always heard is, “saying what you mean,” but, of course, moral integrity goes much deeper and is closely allied with trustworthiness. If you send out a message, can others trust you to behave in concert with that message?</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table-cell table:style-name="ce1" table:number-columns-repeated="7"/>
        </table:table-row>
        <table:table-row table:style-name="ro1">
          <table:table-cell table:style-name="ce1" office:value-type="string" calcext:value-type="string" table:number-columns-spanned="7" table:number-rows-spanned="2">
            <text:p>Are you continuous with the self you present to others or is that just a mask that you can put on and take off at will?</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Health is packaged in wholeness; it is dependent on integrity.</text:p>
          </table:table-cell>
          <table:table-cell table:number-columns-repeated="6"/>
        </table:table-row>
      </table:table>
      <table:table table:name="Relations" table:style-name="ta2" table:print="false">
        <table:table-column table:style-name="co1" table:number-columns-repeated="7" table:default-cell-style-name="Default"/>
        <table:table-row table:style-name="ro1">
          <table:table-cell office:value-type="string" calcext:value-type="string">
            <text:p>Back to “all our relations.”</text:p>
          </table:table-cell>
          <table:table-cell table:number-columns-repeated="6"/>
        </table:table-row>
        <table:table-row table:style-name="ro1">
          <table:table-cell table:number-columns-repeated="7"/>
        </table:table-row>
        <table:table-row table:style-name="ro1">
          <table:table-cell office:value-type="string" calcext:value-type="string">
            <text:p>Who (or what) are our relations? Who (or what) does our health depend on?</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2">
            <text:p>The question reminds me of Jesus question to the religious leaders of His day, “Who is your neighbor?”</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Or Newton (Sir Isaac, that is): every action results in an equal but opposite reaction.</text:p>
          </table:table-cell>
          <table:table-cell table:number-columns-repeated="6"/>
        </table:table-row>
        <table:table-row table:style-name="ro1">
          <table:table-cell table:number-columns-repeated="7"/>
        </table:table-row>
        <table:table-row table:style-name="ro3">
          <table:table-cell table:style-name="ce1" office:value-type="string" calcext:value-type="string" table:number-columns-spanned="7" table:number-rows-spanned="5">
            <text:p>No man is an island – if you do something (or even if you don't do anything), everyone, and everything around you will react. We are all in a web of action and reaction. It's a complex web so that we cannot predict all of the outcomes (even the important outcomes) of our actions. For our health, we depend on the goodwill of the people around us – of inanimate nature. And that goodwill is not always present.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Ashby's (that would be W. Ross Ashby) Law of Requisite Variety states that the amount of variety in a system must equal or exceed the amount of variety in its surroundings for that system to survive. Put another way: the more variety of actions available to a system, the larger the variety of assaults from it's surroundings it is able to compensate for. How sad that humanity has so often striven for homogeneity! Diversity is our frien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So, who or what is our relations? Who or what should we support? Who or what should we rely on?</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Neighbor” is easier and the mathematician has a ready answer – those things near enough to you to effect your action. It's hard to draw the line, though. This is a very densely connected universe – just about everything affects everything else, at least to some extent. Quantum physicists talk about entanglement and pushes the envelope of what affects you to the farthest reaches of the universe. <text:s/>Can you trust that anything at all is insignificant to your health?</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Logicians have the precise answer as to what your relations are. A relation is anyway that a thing is connected to anything else. Two things are red: their relation is they both belong to the set of red things. A parent is related to a child by inheritance and heredity. The earth and sun are related by sphericity, mutual gravity, generation and utilization of hea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All your relations include but are not limited to:</text:p>
          </table:table-cell>
          <table:table-cell table:number-columns-repeated="6"/>
        </table:table-row>
        <table:table-row table:style-name="ro1">
          <table:table-cell table:number-columns-repeated="7"/>
        </table:table-row>
        <table:table-row table:style-name="ro3">
          <table:table-cell table:style-name="ce1" office:value-type="string" calcext:value-type="string" table:number-columns-spanned="7" table:number-rows-spanned="6">
            <text:p>Your species: Certainly your family and friends are your relations. They are the ones who you usually think of when you hear, “Your relations.” Is the random person you pass on the street a relation? On the average, all else being equal, if a stranger smiles at you, you feel better; if they glare at you, you feel worse. Random strangers <text:s/>are relevant to you in many ways. People on the other side of the world? There are certainly many who think that their well being affects our own. What do you think?</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Other animals</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3">
            <text:p>Chicken farmers used to kill snakes because the snakes would occasionally eat chicken eggs. Then many of them realized that they ate a lot more mice and rats than they ate chicken eggs, and the rodents consumed a lot of chicken feed, so the farmers quit killing the snak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Ecology is complicate and very important in relation to our health. Everything is connected. Do you like bats? If you're in the southern United States, you should because they eat the biting insects that torment you. <text:s/>We'll be looking at the kinds of relationships that exist in your world long before we get to the sections on ecology. Did you know that the bacteria (Yuck!) that live in your gut are a necessary part of your digestive system? Did you know that there are tiny animals that run around on your skin that protect you from invader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 living world</text:p>
          </table:table-cell>
          <table:table-cell table:number-columns-repeated="6"/>
        </table:table-row>
        <table:table-row table:style-name="ro1">
          <table:table-cell table:number-columns-repeated="7"/>
        </table:table-row>
        <table:table-row table:style-name="ro3">
          <table:table-cell table:style-name="ce1" office:value-type="string" calcext:value-type="string" table:number-columns-spanned="7" table:number-rows-spanned="6">
            <text:p>You don't feel the hair on your head – it doesn't share consciousness with your mind, yet it is a very important part of you. Is it too great a stretch that the humans and other animals that live with you, perform important functions for and with you, and do share your consciousness via communication, are, in fact, a part of you? Indeed, is it too great a stretch to think that everything in your world is a part of you? I suspect that the more you explore your world, the smaller you begin to see that it really i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 mineral world</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5">
            <text:p>What about rocks, air, and water? People who move to the Denver area notice that they sunburn much quicker than they did closer to sea level. Denver is only 5,280 feet above sea level. Behind that city rises the Rockies which include several “13ers” - mountains that rise above 13,000 feet. Believe me, the sun is different here. But in space, you need protection from the radiations and ionized particles that are blasted out of the sun. What protects us here on the groun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The answer is, the material earth – the magnetic field spun up by our planet and the thin ozone layer high up in the atmosphere. The magnetic field spins ionized particles around the planet and the ozone filters out damaging ultraviolet radiations. But those are just a given, righ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4">
            <text:p>Well, no......oxygen is actually a pretty rare commodity on planets. The reason we have oxygen, and therefore, ozone, is that we have living things on the planet. We (and most other animal life) breathe in oxygen and breathe out carbon dioxide; plants take in carbon dioxide and give off oxygen. That's literally where our oxygen and ozone comes fro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Have you ever seen a mineral collection? Have you ever seen the deep green malachites and deep blue azurites? Those are just rocks, right? They have nothing to do with living things. An animal might trip over one, but that's about the sum total of their connecti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Again, no. We have mountains of very interesting minerals on this planet – all would be very rare in the rest of the solar system. Take moon rocks – some of he Apollo missions brought some back. They would bore most mineral collectors (well, who wouldn't want a Moon Rock? but beyond the the “cool factor” - boring). <text:s/>Feldspars, pyroxene, olivine, ilmenite, surprisingly rare quartz, very rare zircons – all or the gems and brilliantly colored ore minerals are missing. Most really interesting minerals on earth are the products of oxydation, which needs oxygen to happen, which needs....lif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Azurite and malachite are carbonates of copper. They exist because a copper rich, hot solution welled up from inside the earth and interacted with limestone or marble. Marble is a very compacted limestone and limestone is composed of the tiny little corpses of marine animals that lived millions of years ago in inland seas. <text:s/>If there was no life on this planet, there would be no malachite or azurit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Our planet is the way it is because it has life; our planet has life because of its very nature.</text:p>
          </table:table-cell>
          <table:table-cell table:number-columns-repeated="6"/>
        </table:table-row>
        <table:table-row table:style-name="ro1">
          <table:table-cell table:number-columns-repeated="7"/>
        </table:table-row>
        <table:table-row table:style-name="ro1">
          <table:table-cell office:value-type="string" calcext:value-type="string">
            <text:p>Do you believe in spirit?</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3">
            <text:p>Maybe -maybe not. A huge number of people on the planet do believe in spirit – something beyond matter and energy. Can they all be wrong? A huge and growing number of people on the planet do not believe in spirit – can <text:span text:style-name="T3">they</text:span> all be wrong?</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It's very difficult to prove either case. Regardless, neither case has yet been proven but both cannot be correct. It's interesting that something so important having people with very strong opinions on both sides of the issue hasn't been resolve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6">
            <text:p>Regardless, there is some pretty good evidence that how people approach the issue is a major factor in personal health; so it would be ridiculous <text:s/>to approach the issue of health without also dealing with the issue of spirituality. I will try to avoid taking the position of someone trying to convince others of my position, but will attempt proceeding information to allow you to make the decisions that will lead to your own optimal health. In other words, this LabBook will not be about religion, but about the part religion plays in health – but that will be much later.</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Webs of life</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2">
            <text:p>Just hold on to he image of each of us in a web of life receiving and giving through the web and to the web. That image will come back often – even if i don't explicitly invoke it.</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The idea that everything is a part of each of us and each of us is a part of everything isn't a truth – it's a valid worldview. Worldviews consists of assumptions and frames of reference. For instance, you can look at the world as an outsider looking out on a, sometimes hostile, environment. You can just as easily see yourself as part of the world which is, generally benevolent – especially for those who take the time to understand their worl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Worldview can be conditioned on past experience and acculturation, but there is also an element of choice. You can, to a large degree, choose your worldview – but it takes a cooperative spirit and the will to understand the world around you. Hopefully, this LabBook will give you plenty of experiences that will allow you to build your own understanding, and allow you to make reasoned decisions about how you will approach your worl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table table:name="Physical Health" table:style-name="ta2" table:print="false">
        <table:table-column table:style-name="co1" table:number-columns-repeated="7" table:default-cell-style-name="Default"/>
        <table:table-row table:style-name="ro1">
          <table:table-cell table:style-name="ce4" office:value-type="string" calcext:value-type="string" table:number-columns-spanned="7" table:number-rows-spanned="2">
            <text:p>Physical fitness is not only one of the most important keys to a healthy body, it is the basis of dynamic and creative intellectual activity.</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number-columns-repeated="4"/>
          <table:table-cell office:value-type="string" calcext:value-type="string">
            <text:p>John F. Kennedy</text:p>
          </table:table-cell>
          <table:table-cell table:number-columns-repeated="2"/>
        </table:table-row>
        <table:table-row table:style-name="ro1">
          <table:table-cell table:number-columns-repeated="7"/>
        </table:table-row>
        <table:table-row table:style-name="ro1">
          <table:table-cell table:style-name="ce1" office:value-type="string" calcext:value-type="string" table:number-columns-spanned="7" table:number-rows-spanned="3">
            <text:p>President Kennedy built the image of the white knight. His retinue was often refereed to as “Camelot”. Regardless, he was certainly the knight of physical fitness – he pushed it hard as President of the United States. He believed that physical fitness made for better citize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It bothers me that physical fitness is given such a preeminence over other forms of fitness, but there are good reasons for dealing with it first and in considerable detail. </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Remember Maslow's hierarchy of needs? where does physical needs fit in – right at the first, of course. According to Maslow, a person is not going to be motivated to deal with higher level needs until their physical needs are taken care of. When you're hungry, what do you think abou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Also, the body is much more accessible than the mind or spirit. I was taught that, as a counselor, I should never ask, “Why?” because most people have no idea why they do what they do with any accuracy. It's generally a lot easier to get an idea of what's going on in your body than what's going on in your min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So, we'll be looking at how bodies work – yours, the other animals that live with you and so on – first.</text:p>
          </table:table-cell>
          <table:covered-table-cell table:number-columns-repeated="6"/>
        </table:table-row>
        <table:table-row table:style-name="ro1">
          <table:covered-table-cell table:number-columns-repeated="7"/>
        </table:table-row>
      </table:table>
      <table:table table:name="General Anatomy" table:style-name="ta3" table:print="false">
        <table:table-column table:style-name="co1" table:number-columns-repeated="7" table:default-cell-style-name="Default"/>
        <table:table-row table:style-name="ro1">
          <table:table-cell table:style-name="ce4" office:value-type="string" calcext:value-type="string" table:number-columns-spanned="7" table:number-rows-spanned="2">
            <text:p>The human body has two ends on it: one to create with and one to sit on. Sometimes people get their ends reversed. When this happens they need a kick in the seat of the pants.</text:p>
          </table:table-cell>
          <table:covered-table-cell table:number-columns-repeated="6" table:style-name="ce1"/>
        </table:table-row>
        <table:table-row table:style-name="ro1">
          <table:covered-table-cell table:number-columns-repeated="7" table:style-name="ce1"/>
        </table:table-row>
        <table:table-row table:style-name="ro1">
          <table:table-cell table:number-columns-repeated="7"/>
        </table:table-row>
        <table:table-row table:style-name="ro1">
          <table:table-cell table:number-columns-repeated="3"/>
          <table:table-cell office:value-type="string" calcext:value-type="string">
            <text:p>Theodore Roosevelt</text:p>
          </table:table-cell>
          <table:table-cell table:number-columns-repeated="3"/>
        </table:table-row>
        <table:table-row table:style-name="ro1">
          <table:table-cell table:number-columns-repeated="7"/>
        </table:table-row>
        <table:table-row table:style-name="ro1">
          <table:table-cell table:style-name="ce8" office:value-type="string" calcext:value-type="string">
            <text:p>There are moments when the human body can overcome things you would never expect.</text:p>
          </table:table-cell>
          <table:table-cell table:number-columns-repeated="6"/>
        </table:table-row>
        <table:table-row table:style-name="ro1">
          <table:table-cell table:number-columns-repeated="7"/>
        </table:table-row>
        <table:table-row table:style-name="ro1">
          <table:table-cell table:number-columns-repeated="3"/>
          <table:table-cell office:value-type="string" calcext:value-type="string">
            <text:p>Andres Iniesta</text:p>
          </table:table-cell>
          <table:table-cell table:number-columns-repeated="3"/>
        </table:table-row>
        <table:table-row table:style-name="ro1">
          <table:table-cell table:number-columns-repeated="7"/>
        </table:table-row>
        <table:table-row table:style-name="ro3">
          <table:table-cell table:style-name="ce1" office:value-type="string" calcext:value-type="string" table:number-columns-spanned="7" table:number-rows-spanned="3">
            <text:p>My experience has led me to believe that a well tuned human body is able to handle just about any threat nature throws at it. Some folks are amazed that anyone can survive to reach old-age; I'm frankly amazed that so many people don't make it.</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table-cell table:number-columns-repeated="7"/>
        </table:table-row>
        <table:table-row table:style-name="ro1">
          <table:table-cell table:style-name="ce1" office:value-type="string" calcext:value-type="string" table:number-columns-spanned="7" table:number-rows-spanned="5">
            <text:p>Another thing that amazes me is, given the number of people who will pour over the manual for their latest toy, they seem to never give their body a second thought. I should think that understanding the instrument that gets you around in this world deserves some priority, but, to begin, we need a basis of communication. There is a very established language for dealing with bodies – hominid bodies and all other kinds. Let's nail that down firs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table-cell office:value-type="string" calcext:value-type="string">
            <text:p>Equipment</text:p>
          </table:table-cell>
          <table:table-cell table:number-columns-repeated="5"/>
        </table:table-row>
        <table:table-row table:style-name="ro1">
          <table:table-cell table:number-columns-repeated="2"/>
          <table:table-cell office:value-type="string" calcext:value-type="string">
            <text:p>Full length mirror</text:p>
          </table:table-cell>
          <table:table-cell table:number-columns-repeated="4"/>
        </table:table-row>
        <table:table-row table:style-name="ro1">
          <table:table-cell table:number-columns-repeated="2"/>
          <table:table-cell office:value-type="string" calcext:value-type="string">
            <text:p>Front, rear, and side pictures (not outlines – photographs)</text:p>
          </table:table-cell>
          <table:table-cell table:number-columns-repeated="4"/>
        </table:table-row>
        <table:table-row table:style-name="ro1">
          <table:table-cell table:number-columns-repeated="3"/>
          <table:table-cell office:value-type="string" calcext:value-type="string">
            <text:p>of nude men and women standing in a simple</text:p>
          </table:table-cell>
          <table:table-cell table:number-columns-repeated="3"/>
        </table:table-row>
        <table:table-row table:style-name="ro1">
          <table:table-cell table:number-columns-repeated="3"/>
          <table:table-cell office:value-type="string" calcext:value-type="string">
            <text:p>posture</text:p>
          </table:table-cell>
          <table:table-cell table:number-columns-repeated="3"/>
        </table:table-row>
        <table:table-row table:style-name="ro1">
          <table:table-cell table:number-columns-repeated="2"/>
          <table:table-cell office:value-type="string" calcext:value-type="string">
            <text:p>Pencil</text:p>
          </table:table-cell>
          <table:table-cell table:number-columns-repeated="4"/>
        </table:table-row>
        <table:table-row table:style-name="ro1">
          <table:table-cell table:number-columns-repeated="2"/>
          <table:table-cell office:value-type="string" calcext:value-type="string">
            <text:p>Sketch pad</text:p>
          </table:table-cell>
          <table:table-cell table:number-columns-repeated="4"/>
        </table:table-row>
        <table:table-row table:style-name="ro1">
          <table:table-cell table:number-columns-repeated="2"/>
          <table:table-cell office:value-type="string" calcext:value-type="string">
            <text:p>Sticky index tabs</text:p>
          </table:table-cell>
          <table:table-cell table:number-columns-repeated="4"/>
        </table:table-row>
        <table:table-row table:style-name="ro1">
          <table:table-cell table:number-columns-repeated="2"/>
          <table:table-cell office:value-type="string" calcext:value-type="string">
            <text:p>Black yarn or cord</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Excursion 1:Thinking about the human body with a brain, pencil, and paper</text:p>
          </table:table-cell>
          <table:table-cell table:number-columns-repeated="6"/>
        </table:table-row>
        <table:table-row table:style-name="ro1">
          <table:table-cell table:number-columns-repeated="7"/>
        </table:table-row>
        <table:table-row table:style-name="ro3">
          <table:table-cell table:style-name="ce1" office:value-type="string" calcext:value-type="string" table:number-columns-spanned="7" table:number-rows-spanned="4">
            <text:p>Here's where you get your first exposure to nudity. You're going to have to look at your own body and pay attention to pictures of other peoples' bodies. That's non-negotiable If you're going to study any body, you have to be comfortable observing it. It is forgivable if you choose to draw an intimate-other nude, especially if it gives you the chance to observe the body of another gender.</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table-cell table:style-name="ce1"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3">
            <text:p>The motivation for this excursion is not exhibitionism, self-appraisal, or self examination, it is to learn surface anatomy and the terminology that biologists use to describe organisms. We'll be using this terminology in future excurs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7">
            <text:p>But observation is the basis of science. It is also, ultimately, the basis of philosophy, religion, art, and history. Indeed, we interact with the world around us by observation. There are some methods, though, that enrich and foster good observational practices. For instance, if you want to really learn a concept or method, teach an idiot to do it. Don't be too offended that I would use the word – I'm not talking about people. I'm talking about computers. If you can teach a stupid machine how to do, say, differential calculus, you probably come out of the experience understanding (not just “knowing”) differential calculus a lot better.</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What we will be doing here has been called “drawing in the right side of the brain (see the book by Betty Edwards in the Recommended Reading section below). Drawing forces you to concentrate on details and also brings the right brain into learning experiences which usually primarily use the left side of the brai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It is important that you do this right, though. People normally (this is normal, not pathological functioning) have deep set illusions about what they look like based on what they've learned about the world and especially about what things <text:span text:style-name="T3">should</text:span> be like. You want to explore what things <text:span text:style-name="T3">are</text:span> like. To do so, you need to be very careful to guard against your brain telling you what you are seeing. You want to see what is actually there.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9">
            <text:p>Here are two useful methods for judging sizes and distances in the mirror while you draw yourself or an intimate other. A common artist method for judging proportions is to hold a pencil (or thumb or any other straight object) between your eyes at arm length and the object you are drawing and compare the points on the pencil that coincides the points on the object (say, the length or width of the object) with other objects you are drawing. That gives you an idea of proportion. It does not give you an accurate idea of actual size because distance from the object will make it seem larger or smaller. You may get an idea of actual size if you have a scale such as a ruler or tape measure along the side of the mirror that you can use for comparison, but we will be more interested in proportion her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9">
            <text:p>It is also useful to have a part of your body itself for size comparison purposes. Traditionally, the head is used. So, before you begin, either tape off horizontal segments of the mirror that are a head length (from the hollow of the throat to the crown of the head) from the crown of your head to the soles of your feet, or, if you don't want to get tape glue on your mirror, use those removable, sticky tabs used your filing to tape pieces of black cord or yarn across the mirror at head lengths. Be sure that you mark off head lengths as seen from where you will be drawing. The proportions of head lengths to the sizes of different parts of the body has been of perennial interests to artists since, at least, the Renaissance (Be careful! Despite common belief, such proportions are not necessarily consistent from individual to individual</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Use a soft grade of charcoal pencil (Grade 2 or higher) on sketching paper and a good eraser.</text:p>
          </table:table-cell>
          <table:table-cell table:number-columns-repeated="6"/>
        </table:table-row>
        <table:table-row table:style-name="ro1">
          <table:table-cell table:number-columns-repeated="7"/>
        </table:table-row>
        <table:table-row table:style-name="ro1">
          <table:table-cell office:value-type="string" calcext:value-type="string">
            <text:p>Here are some questions to consider while you sketch.....</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3">
            <text:p>Using head lengths (top of the crown to the hollow of the throat) and head widths (the base of one ear to the base of the other) as units, how <text:s/>many heads tall are you? How <text:s/>many heads wide are you at your ches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What is the proportion of the length of your legs (foot sole to the top of the long bone at your hip) to the length of your torso (hollow of your throat to the lowest point of your abdomen between your leg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How long is your arms in head lengths? When you let your arms hang by your side, where does the tip of your middle finger come to on your side or leg?</text:p>
          </table:table-cell>
          <table:covered-table-cell table:number-columns-repeated="6"/>
        </table:table-row>
        <table:table-row table:style-name="ro1">
          <table:covered-table-cell table:number-columns-repeated="7"/>
        </table:table-row>
        <table:table-row table:style-name="ro1" table:number-rows-repeated="3">
          <table:table-cell table:number-columns-repeated="7"/>
        </table:table-row>
        <table:table-row table:style-name="ro1">
          <table:table-cell office:value-type="string" calcext:value-type="string">
            <text:p>Excursion 2: Downloading and copying naked people ('s pictures)</text:p>
          </table:table-cell>
          <table:table-cell table:number-columns-repeated="6"/>
        </table:table-row>
        <table:table-row table:style-name="ro1">
          <table:table-cell table:number-columns-repeated="7"/>
        </table:table-row>
        <table:table-row table:style-name="ro3">
          <table:table-cell table:style-name="ce13" office:value-type="string" calcext:value-type="string" table:number-columns-spanned="7" table:number-rows-spanned="7">
            <text:p>You are going to need pictures (not drawings – accurate life pictures) of at least one naked man and one naked woman standing in a relaxed posture with their arms along their sides. Google or Yahoo Images, or any other image browser should take care of it for you. You want normal looking people – your not after the aesthetic image. And you want to be able to see all the detail. You want both front and back shots. “Human body” or “anatomical position” might be a good search term to try. If you can print it out and make copies that you can label the parts, so much the better.</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I am going to play the part of a tour guide, leading you around the body and explaining what you see. You'll want to use your sketch, your pictures, and, especially, yourself.</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Cutting the body in half (in your imagination)</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7">
            <text:p>First, look at a body and imagine cutting it in half with a plane that goes right between the eyes, cuts the nose in half, goes right through the navel and runs down between the legs. This is called the sagittal plane. The human body and the bodies of most higher animals are symmetric along the sagittal plane. The left side looks like a mirror image of the right side. That does not apply at all inside the body. The heart tends to be on the left side and the liver and stomach is mostly on the right side in most people, but the sagittal plane divides the brain into two roughly similar (in appearance) hemispher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Sagitta” is Latin for “arrow”. Think of Sagittarius the Archer, and then think of the most likely way for an arrow to pass through a person – in the front and out the back.</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9">
            <text:p>Now, looking at a picture of a person facing you, imagine a plane cutting them into a back and a front half. This is called a “coronal plane”. If sun rays were painted around the person's head on the plane, it would look like they have a corona. The halves of the body divided by a coronal plane is called the “ventral” and “dorsal”. “Ventral” means “belly” and you can remember this if you know that ventriloquism is “belly talking”. Originally, ventriloquism (also called “gastromancy”) <text:s/>was the art of interpreting borborygmi (stomach rumbles) for forcasting the future. To enhance the effect, gastromancers learned to throw their voices to their stomachs and when performers caught on to the trick, they started casting their voices to dummies. And everyone knows (since the movie “Jaws”) that the first part of the shark you see is the fin on the back – the dorsal fin.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The Latin word “corona” actually does mean a crown or garland, so you can think of the coronal plane forming a crown around the head.</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Forward of the coronal plane is called “anterior” and behind the coronal plane is called “posterior”.</text:p>
          </table:table-cell>
          <table:table-cell table:number-columns-repeated="6"/>
        </table:table-row>
        <table:table-row table:style-name="ro1">
          <table:table-cell table:number-columns-repeated="7"/>
        </table:table-row>
        <table:table-row table:style-name="ro3">
          <table:table-cell table:style-name="ce1" office:value-type="string" calcext:value-type="string" table:number-columns-spanned="7" table:number-rows-spanned="5">
            <text:p>Any plane that cuts the body into a top half and a bottom half is called a “transverse plane. The top part is called <text:s/>“cranial” <text:s/>(“cranium” means “head) and the bottom part is called “caudal” (which means “tail”. If you're into classical music, you know a tagged on end section of a piece of music is called a “coda” or “cauda”). When a stage magician cuts a person in half, it's usually along a transverse plan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Sometimes you want to cut someone by a sagittal plane that doesn't pass through the midline of the body. If it's to one side or the other of the navel, it is sometimes called a “parasagittal plane”. “Para” means “along sid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The sagittal, coronal, and transverse planes are perpendicular to each other. If a plane cuts the body at some other angle to these three planes, it would be called an oblique plane.</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All of these orienting terms work just as well for quadrupeds, birds, and fish. Just imagine what they would look like if they were walking on their hind legs (In our House, we call it T-Rexing.)</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Excursion 3: Looking at the body from different angles</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6">
            <text:p>Many of these terms are used in specific situations, especially terms of position. For instance, anterior/posterior and ventral/dorsal may sometimes be used interchangeably, but most often, ventral/dorsal is used in large scale distinctions and anterior/posterior is used more regionally. You might talk about the anterior and posterior areas of the brain, or you might say that the liver is anterior to the kidneys; but your more likely to say that the navel is on the ventral surface of the bod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If you take one of your frontal picture of a standing person and draw in the three primary planes, you can easily see how the directions tie in with the plane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The coronal plane divides a body into a ventral (front, belly) portion and a caudal (back) portion. Anterior mean forward in respect to the coronal plane; and posterior means to the back.</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 sagittal plane divides a body into two lateral halves – left and right side.</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2">
            <text:p>The transverse plane divides a body into a superior (superior things are above inferior things) and an inferior section.</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So now you can say that the brain is superior to the heart and that the heart is slightly lateral to the left from the coronal plane (or “midline”) of the body. And you will find that the cauda (or “tail”) is caudal to the pubi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Excursion 4: Assume: the positions</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3">
            <text:p>Scientists have very precise language when dealing with the postures of objects, especially complex objects like animals. For the following terms try to imagine what each of the following positions would feel like – perhaps even try them ou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text:span text:style-name="T3">The</text:span> anatomical position – the standard position for viewing a body is standing with the arms hanging to the side and the thumbs pointing laterally (outward) from the body – the legs slightly parted. That is probably the posture of most of the frontal pictures you have been looking a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If you take the same position lying on your back, you are said to be in the supine position. The origin of the word wouldn't help most people because the Latin “supinum” meant pretty much the same thing and isn't used in a lot of English words. I try to think of a soup bowl as lying on it's back (If you're on your back, you can curl up like a soup bowl a lot easier than if you're on your belly). If you turn it over on its belly, all the soup will pour out and it won't be soup-ine any more. (grooooo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The flip side of supine is “prone”. That's the standard anatomical position except you're lying on your stomach. The supine position is pretty comfortable, but if your in the prone positions, you're prone to flattening your nos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Anatomically, other positions (such as sitting or lying on a side) are rather uninteresting because they tend to restrict view of important body landmarks, but thy become important when dealing with certain medical techniques, such as first aid techniques (e.g., the recovery position) and gynecological examinat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Excursion 5: The big picture: body regions and cavities</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5">
            <text:p>You will be very familiar with the large regions of the body. They used to use big words to refer to these things (I guess to make themselves sound smart), like capitulum or brachium, but now days people just talk about the head and arm, respectively. From top down you have a head, two arms terminating in hands, and two legs terminating in feet. In the middle is the trunk or torso. That's the part that's left when you remove all the things hanging off you.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It gets more interesting when you look inside (but don't – it would hurt – although you might want to do a web search for “body cavities”. There should be some nice picture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A main purpose for the body you see on the outside is to carry a lot of equipment on the inside and to do so, it has to have some room there. There are two major body cavities to provide that room, and those body cavities are both divided into two smaller body caviti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9">
            <text:p>The two main cavities are called the dorsal cavity and the ventral cavity, and you already know what those words mean. The dorsal cavity runs down the back and the ventral cavity runs down the front. If you look at yourself in the mirror, you can see where the top part of the dorsal cavity, the cranial cavity, is.. That fills most of your head and it's where your brain is kept. You can't see the lower part, the spinal canal (or vertebral canal) unless you have one of those mirror setups that allow you to see your back. If you can see your back, that bumpy ridge running down the middle of your back is the spinal column (or vertebral column, or just the “spine”), which is hollow and carries the spinal canal. The cranial and spinal cavities meet at the base of your skull, which you can feel if you massage the back of your neck.</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The ventral cavity is also divided into two cavities. The lower edge of your rib cage divides the two regions. The upper part contains your heart and lungs and is called the thoracic cavity (The upper part of your torso is called the “thorax”); and the part below your lower ribs is called your abdomen and it carries a wide assortment of various organs. On the inside, the thoracic cavity and the abdominal cavity are separated by a muscular wall called the diaphragm.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But wait! There's more. The abdominal cavity is divided into two regions and they're important. If you feel along your waist, you will discover two bony ridges to both sides. They are the upper edges of a bony basin (sorta like a basket to carry all that floppy stuff around) called the pelvis. The upper part of the abdomen contains mostly the digestive organs and kidneys along with some other assorted parts. The area surrounded by the pelvis, the pelvic cavity, holds the urinary bladder and organs of reproduction, along with the lower end of the gut – the rectu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9">
            <text:p>I should probably be a little more specific about what a gut is. I'm sure you've heard of it, but you <text:s/>may not be clear on what a scientist would call a gut. You see, almost every animal (including you) is a doughnut – a mass of stuff and things packed around a tunnel going all the way through. You could, in principle, run a string all the way through you without it ever passing inside your body (probably not something you should try). The tunnel through the middle of you is your gut. It starts at your mouth and nose (with a few smaller side passages up to your eyes and ears) and runs right through you all the way to your rectum. The inside of your gut, technically speaking, is as outside you as the hole in a doughnut is outside the doughnut. We will be looking much more closely (in a manner of speaking) at the gut later. For now, just take my word for i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Excursion 6: The details</text:p>
          </table:table-cell>
          <table:table-cell table:number-columns-repeated="6"/>
        </table:table-row>
        <table:table-row table:style-name="ro1">
          <table:table-cell table:number-columns-repeated="7"/>
        </table:table-row>
        <table:table-row table:style-name="ro1">
          <table:table-cell office:value-type="string" calcext:value-type="string">
            <text:p>A few more terms and we'll dive into the details of the body (not literally, though).</text:p>
          </table:table-cell>
          <table:table-cell table:number-columns-repeated="6"/>
        </table:table-row>
        <table:table-row table:style-name="ro1" table:number-rows-repeated="2">
          <table:table-cell table:number-columns-repeated="7"/>
        </table:table-row>
        <table:table-row table:style-name="ro1">
          <table:table-cell/>
          <table:table-cell office:value-type="string" calcext:value-type="string">
            <text:p>Medial means toward the midline of the body</text:p>
          </table:table-cell>
          <table:table-cell table:number-columns-repeated="5"/>
        </table:table-row>
        <table:table-row table:style-name="ro1">
          <table:table-cell/>
          <table:table-cell office:value-type="string" calcext:value-type="string">
            <text:p>Lateral means toward the sides of the body</text:p>
          </table:table-cell>
          <table:table-cell table:number-columns-repeated="5"/>
        </table:table-row>
        <table:table-row table:style-name="ro1">
          <table:table-cell/>
          <table:table-cell office:value-type="string" calcext:value-type="string">
            <text:p>Internal means deeper into the body</text:p>
          </table:table-cell>
          <table:table-cell table:number-columns-repeated="5"/>
        </table:table-row>
        <table:table-row table:style-name="ro1">
          <table:table-cell/>
          <table:table-cell office:value-type="string" calcext:value-type="string">
            <text:p>External or superficial means toward the surface of the body</text:p>
          </table:table-cell>
          <table:table-cell table:number-columns-repeated="5"/>
        </table:table-row>
        <table:table-row table:style-name="ro1">
          <table:table-cell/>
          <table:table-cell office:value-type="string" calcext:value-type="string">
            <text:p>Proximal means toward the center of the body (closer in)</text:p>
          </table:table-cell>
          <table:table-cell table:number-columns-repeated="5"/>
        </table:table-row>
        <table:table-row table:style-name="ro1">
          <table:table-cell/>
          <table:table-cell office:value-type="string" calcext:value-type="string">
            <text:p>Distal means further from the center of the body</text:p>
          </table:table-cell>
          <table:table-cell table:number-columns-repeated="5"/>
        </table:table-row>
        <table:table-row table:style-name="ro1">
          <table:table-cell/>
          <table:table-cell office:value-type="string" calcext:value-type="string">
            <text:p>Visceral applies to the internal organs</text:p>
          </table:table-cell>
          <table:table-cell table:number-columns-repeated="5"/>
        </table:table-row>
        <table:table-row table:style-name="ro1">
          <table:table-cell/>
          <table:table-cell office:value-type="string" calcext:value-type="string">
            <text:p>Parietal applies to the body walls</text:p>
          </table:table-cell>
          <table:table-cell table:number-columns-repeated="5"/>
        </table:table-row>
        <table:table-row table:style-name="ro1">
          <table:table-cell table:number-columns-repeated="7"/>
        </table:table-row>
        <table:table-row table:style-name="ro1">
          <table:table-cell table:style-name="ce1" office:value-type="string" calcext:value-type="string" table:number-columns-spanned="7" table:number-rows-spanned="4">
            <text:p>People who work on bodies use surface landmarks to navigate. If you listen to a surgeon's recording from an operation, you'll hear things like “I will now make an incision from the sternum down the midline of the body to the navel.” These landmarks are how they identify where they are and that's a major reason for knowing them.</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table-cell table:number-columns-repeated="7"/>
        </table:table-row>
        <table:table-row table:style-name="ro1">
          <table:table-cell office:value-type="string" calcext:value-type="string">
            <text:p>So, let's start at the top with the head.</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2">
            <text:p>Look at a frontal picture of a human (and you might want to look at a couple of pictures of animals to see how animal bodies compare with human bodie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At the top is usually dense hair. You might want to look at several pictures of men and women and try to discount their hair dos to see the variety of natural hair patterns. There is so much variation between people and with age that the hair line isn't a particularly useful landmark. Also, skull shapes are not particularly useful for the same reason. “Crown” is a general term for the top of the hea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Moving down from the scalp (the area where the dense hair grows), the forehead is generally the smoothly sloping area between the scalp and the eyes. The area immediately above the eyes is called the brow and there may or may not be a brow ridge just above the eyes. A prominent brow ridge tends to <text:s/>be a Neanderthal trait. You can run your hands down your forehead and see if the skull bulges outward just above the eyes. The brow and the cheekbone are major components of the orbit. The orbit is the structures that enclose the eye balls. The nasal ridge begins between the eyes and is rather flexible since it is mostly rubbery cartilage.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7">
            <text:p>You should <text:s/>be able to see and identify the eye brows (the strips of bushy hair above the eyes), the upper and lower eyelids, the eye lashes on the very edge of the eyelids, and the cheek bones below and around the lateral direction from the eye balls. If your picture is detailed enough, you may be able to see more detail in the eye balls themselves. There will be a black center called the “pupil” and a ring of color around the pupils called the “irises”. The white or yellow area around the iris is called the “conjuctiva”. In the corner of each eye against the nose is a small blob of pinkish tissue which is where the tear ducts begi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5">
            <text:p>The nose or nasal area between the eyes is a prominent protrusion underlain mostly by rubbery cartilage. Two nasal cavities begin on the underside of the nose as two openings called “nares” and are separated on the inside by a cartilage partition called a septum. The superior portion of the nose forms a suture joint with the skull and is called the nasal root (or more commonly, the nasal bridge). The lateral portions of the nose around the nares are called the wings of the nos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The oral region surrounds the mouth. The upper and lower lips should be obvious in your pictures. The fleshy areas lateral to the mouth, below the eyes and back to the ears are the cheeks. The bony area above the mouth is called the maxilla and the bony area below the mouth is called the mandible. The area below the mouth is (to <text:s/>many peoples' confusion) the mental area. You might notice that the lower jaw, the mandible, slopes outward slightly. The edge of the mandible just below the mouth is called the point of the jaw. If you follow the mandibular bone back toward the ear where the jaw hinges on the skull, you can feel the Wing of the mandible on each sid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In your frontal pictures, you should also be able to see the ears protruding on both sides of the head. The outer parts of the ears and the area around them are called the otic region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The whole head is sometimes called the cephalic region. Continuing inferior to the head, you should see the neck which makes up the cervical area.</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8">
            <text:p>Two landmarks stand out on the ventral side of the neck. Below your jaw on the midline of your neck is a protuberance commonly called the “Adam's apple”. It is where the larynx bulges out under the skin. We'll learn more about the larynx when we look at the respiratory system. Further down is a prominent indentation commonly called the “hollow of the throat” but is more accurately called the suprasternal notch, because, as you will see, it is above (supra) the sternum. This is also where the collar bones connect to the rib cage. Follow the ridges of your collar bones with your fingers and you will feel their joints with the rib cage about two inches apar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Traveling downward, we run into the thorax, but let's take a detour and look at an arm (they're both pretty much alike).</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re are three obvious parts to each upper limb: a hand, a forearm, and an upper arm.</text:p>
          </table:table-cell>
          <table: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7">
            <text:p>Each hand has a thumb (pollux), four fingers, and a palm. You can easily see finger and thumb nails. The thin white tissue at the base of each nail is called a cuticle and it's the root of the nail from which it grows. Each finger has three jointed bones but, if you start feeling around your palms you will see that there are also long bones continuing from each finger to your wrist. Those are called carpels and this is the carpel region of the palm. If you keep feeling up toward the wrist you can tell that the carpel bones terminate in a clump of rather nondescript bones and those are called metacarpels. Those and the joints with the bones of the forearm make up your wrist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0">
            <text:p>Unless your forearms are really meaty, you should be able to tell that there are two long, thin bones in the forearm. Those are the radius (the thinner one) and the ulna. Both have a knob on the distal end but the styloid process of the ulna (on the same side as the little finger) is the larger one. You may or may not be able to feel the styloid process of the radius. You can probably tell that there are several muscles running down the forearm but we won't be that detailed until we start learning the muscles of the body. There are, however several obvious strap-like things on the ventral side of the arm (the side with the palm of the hand) where the arm joins the hand. Those are tendons (to be exact, though it's not terribly important right now, those are the tendon of the flexor carpi radialis muscle <text:s/>and the palmaris longus muscle). You will also see some creases called transverse furrows where the wrist joint bend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At the other end of the forearm, where it meets the upper arm, on the ventral side is the hollow of the elbow (the inside of the elbow joint) and the elbow itself (called the olecranon). Inside, the elbow is very complicated, but, on the outside, that big bony knob on the elbow end of the ulna, the olecranon, is the most promemant featur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6">
            <text:p>The area of the upper arm is called brachial, so you'll later see a lot of structures in that area called the brachial so-and-so. brachi is simply the Latin word for arm. I usually think that if you breaky your arm, you'll know it but, of course, if you breaky anything, it will be very inconvenient so that doesn't work for everyone (I bet you won't forget it, though). Since the upper arm is called brachial, the lower arm is considered antebrachial. The proximal area of the upper arm is called acromial.</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The acromion is a spine on the shoulder blade that meets the clavicle (collarbone). The bone knobs in the upper arm, the tubercles of the humerus (the long bone in the upper arm) are just below the acromion. Picture a crow sitting on your shoulder (where else would one si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Now, the thorax. What most English speaking people call the arm pits are more technically referred to as the axillary folds. They form a hollow between the arms and the torso The axillary region is the area around the axillary folds.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4">
            <text:p>Superiorly, shoulders span between the upper arms and the neck. Bony ridges frontally run across from the acromions to the midline of the thorax. Those are the collarbones or clavicles. The muscles of the back and shoulder are usually visible from the front rising behind and above the collarbones forming hollows to each side of the neck.</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The ventral surface of the thorax is the chest and it is, for the most part, symmetric, divided by the sternum at the midline into two breasts which form prominent bulges to the left and right of the midline. In women, the most obvious characteristic of the breasts are two well-developed, fatty mammary glands – usually one over each half of the frontal surface of the thorax. They are not so well developed in men, so the underlying musculature, perhaps with a layer of fat provides most of the convexity of the breasts. Both men and women have mammary glands which show up as two dark pigmented circles called auriola surrounding raised nippl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Most of the shape of the thorax is produced by the rib cage. You may or may not be able to feel your ribs, arching out from the sternal, the bony plate under the midline of the chest, around your sides back to the backbone; but you should be able to feel them through the skin on your sides and at the bottom margin. In Humans, the rib cage is rather egg shapes, bulging outwards mostly at the sides and tapering inward around the neck and at the inferior ribs. In Neanderthal, the lower ribs tend to be flared outward somewhat. Inferior to the rib cage is the abdome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9">
            <text:p>Before we move down to the abdomen, take a look at your hair. The major areas of hair is head hair, facial hair and body hair. There are patches of hair under your arms (axillary hair) and on your lower abdomen and between your legs (pubic hair). If you look at a variety of pictures of naked men and women, you will soon realize that there is a wide variety of colors, thicknesses, textures, natural lengths, and patterns across body areas. One thing is consistent and obvious once you notice it, though. Rub your hand across your body in different regions. If you rub in the direction that water would travel if it were poured on you with you standing in the anatomical position, you will be rubbing in the direction your hair grows. In other words, your hair all grows in the “right” direction for shedding water.</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Remember that the abdomen is sometimes divided into the upper abdomen and the pelvis. Let's concentrate on the upper abdomen. To orient yourself, feel for the lower edge of the rib cage and the bony ridge of the pelvis along your sides just above where your legs attach to your torso. Everything between is the upper abdomen. Unless your in really good shape, this region presents a fairly unremarkable prospect. The primary landmark is the navel (or umbilicus). (People with low body fat and high muscle definition will present the classical “washboard” rippled surface. We'll meet this more completely when we consider the muscles of the abdomen.)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9">
            <text:p>The upper abdomen is often divided into nine areas around the umbilicus. Draw a tick-tac-toe pattern with the umbilicus at the center and you will have those areas. The upper right corner (your left) is called the right hypochondriac region. “Hypo-” means below and “chondria” means cartilage. You'll be running into more “chondria” words when we talk about joints so keep it in mind. Here, you might think about a hypochondriac grasping the upper part of their abdomen because their stomach is there. If you know much about joint injuries, joint health, and arthritis, you might also know that people take chondroitin to keep their joints healthy. This area is called “below the cartilage, because it is below the cartilage of the rib cage. Since there is a right hypochondriac region, you would be safe in assuming that there is a left hypochondriac region on the other sid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4">
            <text:p>Between the left and right hypochondriac regions, there is the epigastric region. You probably already know that “gastic” means “stomach” so “epigastric” means “over the stomach”. This is also a major target for a punch, being the home of the solar plexus. This area is partially between the lower rib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8">
            <text:p>To either side of the navel are the right and left lumbar region. If you have “love handles” or a “spare tire”, two fatty bulges on your sides, they are in the lumbar regions. They are called “lumbar” because they or on about the same level as the lumbar vertebrae <text:s/>in your back. This is the inward curving part of your spine. When we explore the back, you will become acquainted to this fascinatingly curved piece of equipment – the spine. Between the left and right lumbar regions is, of course, the umbilical region. You probably know that the umbilicus is where the umbilical cord connected you to your mother before you were born. (And you probably know about innies and outies, but we're not going into that right now.)</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Below the lumbar and umbilical regions are the left and right iliac regions and, in the center between them, the hypogastric region. You can probably guess why the hypogastric region is called that since it is obviously below (“hypo-”) the stomach (“gastric”). The iliac regions lie just above and between those bony ridges of the pelvis you used to orient yourself to the upper abdomen. Those are called the iliums of the pelvis. They are the two big wings of bone forming the side of the big bowl that lines the lower abdome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The mouth and esophagus are just a simple tube running down to the stomach but most of the digestive organs that process the food you eat are in this upper abdominal region – the stomach, liver, pancreas, large and small intestines, and, further back, the kidneys, and spleen and many smaller organs that do many miscellaneous task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1">
            <text:p>Now, the other part of your abdomen, the pelvic area, where there is considerably more detail. This is where the genitals are, and I want to point out, before we get into that, that men and women have all the same equipment – just in different proportions and I will be pointing out how that works. But, first, I will point out that there are commonly two fatty areas of padding in this area. The upper abdomen normally has a “paunch” or fatty bulge of some degree which is very promenade in “pot bellied” or obese individuals (maybe not so much in body builders). Below that is a fold that varies from very deep to almost nonexistant and then there is another bulge that is at the very bottom of the abdomen. The entrance <text:s/>to the woman's genitals is embedded in this bulge and the man's penis hangs from it. This fatty cussion is generally called the mons (mound) pubis. On the woman it is often called the mons veneris (mound of Venus)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For most women, not much of the sexual apparatus is visible in photographs. What is usually visible is the pudendal cleft, which forms the actual entrance to the genitals and the two bulges to each side called the labia majora (large “majora”, lips “labia”) of the vagina. Just inside is a lot more. Inside the “large lips” of the vagina is a pair of parallel “small lips” - the labia minora. At the upper end of these “lips” is a smallish bump called the clitoris. Although these inner parts are not usually visible in a frontal photograph, I bring them up now because they correspond to structures that generally are visible in photographs of me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10">
            <text:p>The most prominent <text:s/>part of the male genitalia is the penis. It corresponds to the woman's clitoris, the major difference being that it is a hollow organ that is used for both sexual intercourse and urination. The urethra opens at the end of the penis (For women, the urethral opening is posterior to the clitoris.) A summary scrutiny of pictures of naked men will convince that there is a surprising amount of variability in the shape of penises. What is common is that there are two parts. The bulging, distal end is called the glans and he rest, between the glans and the abdomen is usually simply called the shaft. The opening of the urethra is called the meatus. The common practice of removing the skin covering of the glans (circumcision) has led to a majority of men lacking a foreskin (or prepuce). The foreskin is a thick, double fold of skin that attaches to the base of the glans and is continuous on the outside with the skin of the shaf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The penis has the trick of swelling up and turning from a soft extension of the body into a hard extension. What remains soft is the under side of the penis. That is because the urethra runs close to the surface down the length of the penis. There is something else that runs down the length of the penis, across the sack like skin pouch behind (the scrotum, which holds the two round testes), and between the legs posterior to the scrotum. It is called the raphe. On a woman, that would be the labia minora. The scrotum corresponds to the woman's labia majora.</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The underside of the abdomen between the scrotum and the opening of the gut, the anus, is called the perineum. The area of the abdomen between the legs is generally called the perineal regi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Now, let's go all the way to the floor to begin an exploration of the legs – take your choice. You have two of them and they will be, pretty much, mirror images of each other.</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8">
            <text:p>Feet are comparable to hands. Each toe has three sections (also called phalanges) and the big toe, like the thumb, has two sections. The lines of the bones of the toes are continued by long bones into the foot by metatarsal bones, which make up most of the skeletons of the feet. The heel of each foot has a collection of irregular bones called the tarsals, just as the hands have carpels. The anterior part of the sole of the foot is called the ball of the foot and the posterior part is called the heel. Between is a clear concavity called the arch. The area where the foot connects to the lower leg is the ankle. Just as each finger has a nail, each toe has a nail and each nail grows from a cuticl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6">
            <text:p>Just as there are two bones in the forearm, there are two bones in the lower leg called the tibia (the larger, anterior “shin bone”), and the fibula (the thin, posterior <text:s/>bone). What you feel in the dorsal surface of your leg isn't a bone, but the Achelles' tendon which attaches the big, straplike muscles in the back of the lower leg to the calcaneus – the big, blocky bone of the heel – one of the tarsals. The big bump on the inside of the ankle is the distal end of the tibia. The bump on the outside is the end of the fibula and is sometimes called the lateral malleolu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4">
            <text:p>Knees are very complex inside but the outsides are fairly simple. Legs fold to the back forming the hollow of each knee on the dorsal surface. You should be able to feel the two tendons of the massive gastrocnemius muscle to each side forming the hollow. The kneecap in front is a separate bone which should technically be called the patella.</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7">
            <text:p>Most of what you can feel in the upper leg are the huge muscles. The bulky, long bone of the upper leg, the femur is only evident at the ends. If you bend your knee while feeling around for which parts are moving, you can tell whether the bony knobs belong to the tibia, fibula, or femur. On the side of the upper leg at the hip. you can feel the big bony knob of the femur where the ball and socket hip joint sets into the pelvis. The actual joint is further in so you probably can't feel it. If you run you hand up into the crotch area between your pubic area and leg, you can feel the tendons and muscles of the groi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3">
            <text:p>A few more words – the sole of the foot is properly called the plantar region. If you ever have a plantar wart or blister, you will know it. The big toe is sometimes called the hallux. Structures in the back of the knees are called popliteal and the hip is sometimes referred to as coxal.</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Now, to the back, and back to the top. The back and sides of the head do not have nearly the detail that the front has – most of the sensory stuff is in front and the front of the head (the face) is involved with a lot of communication, not only the voice and talking, but also expression and reading.</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5">
            <text:p>The back of the skull protrudes slightly (though not as much as the front), creating an occipital protuberence. You can easily feel where the skull hinges to the vertebral column. Just about all that's visible of the ears is the pinna (the flap). Most of the working parts are in a cavity in the skull. The temporomandibular joints, where the jaw hinges on the skull are just in front of the ears and you can feel how they work if you press on them and move your jaw around.</text:p>
          </table:table-cell>
          <table:covered-table-cell table:number-columns-repeated="6"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covered-table-cell table:number-columns-repeated="7" table:style-name="ce1"/>
        </table:table-row>
        <table:table-row table:style-name="ro1">
          <table:table-cell table:number-columns-repeated="7"/>
        </table:table-row>
        <table:table-row table:style-name="ro1">
          <table:table-cell table:style-name="ce1" office:value-type="string" calcext:value-type="string" table:number-columns-spanned="7" table:number-rows-spanned="4">
            <text:p>The spine is spiny and that can be easily felt in the neck. The spine can be divided into sections. You can tell that it is a double S curvature. It curves in at the neck, out at the shoulders, in below the rib cage (what people call “the small of the back”, back ot at the hips, and ends in a very small inward curving “tail”.</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4">
            <text:p>If you've ever seen a vertebrae outside a body (you might look it up on he Internet) you can't help but notice a scultped quality – it looks like an art object – with lonnger spines projecting from the side and shorter ones to the back and front. You can feel the spines where the neck joins the back.</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3">
            <text:p>The spine in the neck is called the “cervical spine”. In the upper back it is called the “thoracic spine”, below that is the “lumbar spine”. The lower end is called that “sacral spine”. And the tail is called the “Coccyx” or “coccygeal vertebra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7">
            <text:p>Many important muscles and bones can be felt in the back, but we'll be getting to those later when we study the muscles and bones. Otherwise, the back is relatively devoid of promenant landmarks. Perhaps the most obvious are the scapula (shoulder blades) which are two, big, plate-like bones lateral to the spinal column in the upper back, and the vertebral column itself (also called the “spinal column”, or just the “spine”), which runs down the midline of the back from the neck to the lower part of the trunk. The scapula are most obvious when you pull your shoulders back.</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 office:value-type="string" calcext:value-type="string" table:number-columns-spanned="7" table:number-rows-spanned="4">
            <text:p>Also at the lower part of the back is the twin protuberances called the buttocks, which are the bulges of the gluteus maximus muscles. Between them is a deep furrow – the gluteal cleft. The regions of the back are generally named for the section of the spinal column there and these two big muscl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table-cell table:style-name="ce1" office:value-type="string" calcext:value-type="string" table:number-columns-spanned="6" table:number-rows-spanned="2">
            <text:p>Cervical area – neck. Form the Latin cervix, meaning the neck, you might think of a servile person bowing their head to their master</text:p>
          </table:table-cell>
          <table:covered-table-cell table:number-columns-repeated="5" table:style-name="ce1"/>
        </table:table-row>
        <table:table-row table:style-name="ro1">
          <table:table-cell/>
          <table:covered-table-cell table:number-columns-repeated="6" table:style-name="ce1"/>
        </table:table-row>
        <table:table-row table:style-name="ro1">
          <table:table-cell table:number-columns-repeated="7"/>
        </table:table-row>
        <table:table-row table:style-name="ro1">
          <table:table-cell/>
          <table:table-cell office:value-type="string" calcext:value-type="string">
            <text:p>Thoracic area – we've already talked about the thorax</text:p>
          </table:table-cell>
          <table:table-cell table:number-columns-repeated="5"/>
        </table:table-row>
        <table:table-row table:style-name="ro1">
          <table:table-cell table:number-columns-repeated="7"/>
        </table:table-row>
        <table:table-row table:style-name="ro3">
          <table:table-cell/>
          <table:table-cell table:style-name="ce1" office:value-type="string" calcext:value-type="string" table:number-columns-spanned="6" table:number-rows-spanned="2">
            <text:p>Lumbar area – you might think of the part of the back below the ribs being held up by lumber</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3">
          <table:table-cell/>
          <table:table-cell table:style-name="ce1" office:value-type="string" calcext:value-type="string" table:number-columns-spanned="6" table:number-rows-spanned="4">
            <text:p>Sacral area – The name “sacrum” for the platey part of the spinal column toward the lower end comes from exactly where you would thing. In ancient times it was called the “Holy bone” or “sacred bone”. Why? Nobody knows, and it's probably to horrible to contemplate so I'll just leave it at that.</text:p>
          </table:table-cell>
          <table:covered-table-cell table:number-columns-repeated="5" table:style-name="ce1"/>
        </table:table-row>
        <table:table-row table:style-name="ro1">
          <table:table-cell/>
          <table:covered-table-cell table:number-columns-repeated="6" table:style-name="ce1"/>
        </table:table-row>
        <table:table-row table:style-name="ro1">
          <table:table-cell/>
          <table:covered-table-cell table:number-columns-repeated="6" table:style-name="ce1"/>
        </table:table-row>
        <table:table-row table:style-name="ro1">
          <table:table-cell/>
          <table:covered-table-cell table:number-columns-repeated="6" table:style-name="ce1"/>
        </table:table-row>
        <table:table-row table:style-name="ro1">
          <table:table-cell table:number-columns-repeated="7"/>
        </table:table-row>
        <table:table-row table:style-name="ro1">
          <table:table-cell/>
          <table:table-cell table:style-name="ce1" office:value-type="string" calcext:value-type="string" table:number-columns-spanned="6" table:number-rows-spanned="3">
            <text:p>Gluteal area – The gluteal muscles are much more promenant than the Coccygeal portion of the spinal column so “glueal” usually trumps “coccygeal”. Think of sitting in a chair and finding that the chair as coated with glue.</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office:value-type="string" calcext:value-type="string">
            <text:p>The legs extend from the hips down to the ankles and there attach to the feet......</text:p>
          </table:table-cell>
          <table:table-cell table:number-columns-repeated="5"/>
        </table:table-row>
        <table:table-row table:style-name="ro1">
          <table:table-cell table:number-columns-repeated="7"/>
        </table:table-row>
        <table:table-row table:style-name="ro3">
          <table:table-cell table:style-name="ce14" office:value-type="string" calcext:value-type="string" table:number-columns-spanned="7" table:number-rows-spanned="4">
            <text:p>Radiating horizontally from the inferior end of the gluteal cleft are the gluteal folds, which separate the buttocks from the legs. The other major folds of the legs are the popliteal folds at the back of the knees. Older folks can think abuot how their knees pop when they walk up stairs. Younger folks can think about how they'll be there, too, one da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1">
          <table:table-cell table:number-columns-repeated="7"/>
        </table:table-row>
        <table:table-row table:style-name="ro3">
          <table:table-cell table:style-name="ce14" office:value-type="string" calcext:value-type="string" table:number-columns-spanned="7" table:number-rows-spanned="5">
            <text:p>Popular regional designations of the legs are commonly used in medicine and anatomy. There are also more esoteric medical designations. The hip area is also called the “coxal area”. The thigh is called “femoral” because the thigh bone is the femoris. The knee is also called the “patellar” region frontally and the popliteal region posteriorly. The calf area is also called the “sural area”, and the ankle is also designated as “tarsal”.</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1">
          <table:table-cell table:number-columns-repeated="7"/>
        </table:table-row>
        <table:table-row table:style-name="ro3">
          <table:table-cell table:style-name="ce14" office:value-type="string" calcext:value-type="string" table:number-columns-spanned="7" table:number-rows-spanned="2">
            <text:p>Both the fibular and tibial tuberosities – the lateral and medial malleoluses (or malleoli, if you prefer archaic terms) – are visible from behind at the ankles.</text:p>
          </table:table-cell>
          <table:covered-table-cell table:number-columns-repeated="6"/>
        </table:table-row>
        <table:table-row table:style-name="ro3">
          <table:covered-table-cell table:number-columns-repeated="7"/>
        </table:table-row>
        <table:table-row table:style-name="ro1">
          <table:table-cell table:number-columns-repeated="7"/>
        </table:table-row>
        <table:table-row table:style-name="ro1">
          <table:table-cell office:value-type="string" calcext:value-type="string">
            <text:p>And those are the major landmarks of the human body.</text:p>
          </table:table-cell>
          <table:table-cell table:number-columns-repeated="6"/>
        </table:table-row>
        <table:table-row table:style-name="ro1">
          <table:table-cell table:number-columns-repeated="7"/>
        </table:table-row>
        <table:table-row table:style-name="ro3">
          <table:table-cell office:value-type="string" calcext:value-type="string">
            <text:p>Teleological language</text:p>
          </table:table-cell>
          <table:table-cell table:number-columns-repeated="6"/>
        </table:table-row>
        <table:table-row table:style-name="ro3">
          <table:table-cell table:number-columns-repeated="7"/>
        </table:table-row>
        <table:table-row table:style-name="ro3">
          <table:table-cell table:style-name="ce13" office:value-type="string" calcext:value-type="string" table:number-columns-spanned="7" table:number-rows-spanned="6">
            <text:p>If you ask someone, “What is correct language?” and they tell you that language is correct if everyone understands, you are talking to a linguist, not a grammarian. I stand with the linguists, but if you want to communicate with doctors and anatomists, you need to know their language, so medical terminology is one factor of this tutorial, and I will try to stay close to the technically correct language, just to reinforce it. There are a couple of issues that I would like to discuss, though.</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2">
            <text:p>I will be using teleological language, not because it is perfectly correct, but because it is a convenient shorthand.</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6">
            <text:p>Teleological language is when a rational cause is supplied for a chance effect. The evolution-creationism debate not-withstanding, and I will not take a stand on that here, I don't know why we have eyes, but I don't mind saying, “so we can walk around without bumping into things.” The appropriate answer from a creationist position is,”Because God wanted us to have eyes.” From an evolutionist position, it would be, “because animals that can see have a better chance of surviving to carry on their genetic donation to the gene pool.”</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4">
            <text:p>“We have eyes so we don't bump into things,” is just easier and more intuitionally satisfying than the more accurate lines and, since we won't be discussing the specialties that would require accuracy in this area, I will go with easier and more intuitionally satisfying and expect that you will know what I'm talking about.</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Vulgar language</text:p>
          </table:table-cell>
          <table:table-cell table:number-columns-repeated="6"/>
        </table:table-row>
        <table:table-row table:style-name="ro3">
          <table:table-cell table:number-columns-repeated="7"/>
        </table:table-row>
        <table:table-row table:style-name="ro3">
          <table:table-cell office:value-type="string" calcext:value-type="string">
            <text:p>What makes vulgar language vulgar and what's wrong with it?</text:p>
          </table:table-cell>
          <table:table-cell table:number-columns-repeated="6"/>
        </table:table-row>
        <table:table-row table:style-name="ro3">
          <table:table-cell table:number-columns-repeated="7"/>
        </table:table-row>
        <table:table-row table:style-name="ro3">
          <table:table-cell table:style-name="ce13" office:value-type="string" calcext:value-type="string" table:number-columns-spanned="7" table:number-rows-spanned="5">
            <text:p>While training to be a counselor, I was taught to talk to clients in their language. It makes sense. I know what they're talking about when they use their customary language, but will they understand me if I start spouting professional jargon? Maybe – maybe not. It's a long standing tradition. Doctors, for instance, have one language they use with their patients, and one for their colleagues.</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4">
            <text:p>When I was a child, I contracted an annoying case of cystitis – a bladder infection. Everyone around me called it a “kidney infection”. If it had been a kidney infection, it would have been much more serious than what I actually had (which was bad enough.) but, for some reason, doctors back then figured that “kidney infection” was easier to explain than “bladder infection – go figur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So, what makes vulgar language vulgar?</text:p>
          </table:table-cell>
          <table:table-cell table:number-columns-repeated="6"/>
        </table:table-row>
        <table:table-row table:style-name="ro3">
          <table:table-cell table:number-columns-repeated="7"/>
        </table:table-row>
        <table:table-row table:style-name="ro3">
          <table:table-cell table:style-name="ce13" office:value-type="string" calcext:value-type="string" table:number-columns-spanned="7" table:number-rows-spanned="3">
            <text:p>Back in the 11<text:span text:style-name="T2">th</text:span> century, France (or, more accurately,Normandy) conquered England. French became the language of the nobility and the English languages became the language of the peasantry. The result?</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number-rows-repeated="2">
          <table:table-cell table:number-columns-repeated="7"/>
        </table:table-row>
        <table:table-row table:style-name="ro3">
          <table:table-cell office:value-type="string" calcext:value-type="string">
            <text:p>You raise:</text:p>
          </table:table-cell>
          <table:table-cell table:number-columns-repeated="2"/>
          <table:table-cell office:value-type="string" calcext:value-type="string">
            <text:p>but you eat:</text:p>
          </table:table-cell>
          <table:table-cell table:number-columns-repeated="3"/>
        </table:table-row>
        <table:table-row table:style-name="ro3">
          <table:table-cell office:value-type="string" calcext:value-type="string">
            <text:p>Pigs (Old English-picg)</text:p>
          </table:table-cell>
          <table:table-cell table:number-columns-repeated="2"/>
          <table:table-cell office:value-type="string" calcext:value-type="string">
            <text:p>Pork (Old French-porc)</text:p>
          </table:table-cell>
          <table:table-cell table:number-columns-repeated="3"/>
        </table:table-row>
        <table:table-row table:style-name="ro3">
          <table:table-cell office:value-type="string" calcext:value-type="string">
            <text:p>Chickens (Old English-cicen, German-Kuchlein)</text:p>
          </table:table-cell>
          <table:table-cell table:number-columns-repeated="2"/>
          <table:table-cell office:value-type="string" calcext:value-type="string">
            <text:p>Poultry (Old French-poueltrie, poulet)</text:p>
          </table:table-cell>
          <table:table-cell table:number-columns-repeated="3"/>
        </table:table-row>
        <table:table-row table:style-name="ro3">
          <table:table-cell office:value-type="string" calcext:value-type="string">
            <text:p>Cows (Old English-cu, German-Kuh)</text:p>
          </table:table-cell>
          <table:table-cell table:number-columns-repeated="2"/>
          <table:table-cell office:value-type="string" calcext:value-type="string">
            <text:p>Beef (Old French-boef)</text:p>
          </table:table-cell>
          <table:table-cell table:number-columns-repeated="3"/>
        </table:table-row>
        <table:table-row table:style-name="ro3">
          <table:table-cell office:value-type="string" calcext:value-type="string">
            <text:p>Deer (OldEnglish-deor)</text:p>
          </table:table-cell>
          <table:table-cell table:number-columns-repeated="2"/>
          <table:table-cell office:value-type="string" calcext:value-type="string">
            <text:p>Venison (Old French-venesoun)</text:p>
          </table:table-cell>
          <table:table-cell table:number-columns-repeated="3"/>
        </table:table-row>
        <table:table-row table:style-name="ro3">
          <table:table-cell table:number-columns-repeated="7"/>
        </table:table-row>
        <table:table-row table:style-name="ro3">
          <table:table-cell table:style-name="ce13" office:value-type="string" calcext:value-type="string" table:number-columns-spanned="7" table:number-rows-spanned="5">
            <text:p>So, why are many sexual terms vulgar? Well, I took a human sexuality course in college because it was taught by an internationally accepted expert on the subject. He emphasized the “infantile” nature of vulgar sexual terms, and I will admit that naming your sexual organs things like “Johnson”, “Dick”, “Peter” and such does smack some of infantility – but no more than naming your car or your rifle “Bets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3">
            <text:p>Also, when I was a child, a mosquito bit my foreskin and it blew up like a balloon. Even then, I found adults' penchant of calling the masculine organ things like “weewee” and “tallywhacker” sorta juvenil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9">
            <text:p>But, let's look at another few vulgarities with a critical eye. Compare “penis” and “cock”. There are actually two sources for “cock”. One is the bird, but the other (and a reason the male chicken is called a cock because of the shape of it's head) is the tap that's used to drain fluids from a  barrel. “Cock” was a common English term for the male organ until the 19<text:span text:style-name="T2">th</text:span> century. Although the the term used to denote a rooster is originally French (coq), the use to designate a penis is primarily English. “Penis” on the other hand is from another Romantic language, Latin. It was a euphemism because it actually meant “tail”, which the penis, obviously, is not. So, the male organ as a tap to drain of fluid, or a tail – which is the most infantile. Frankly, I think the most relevant piece of information is that “cock” is Germanic and “penis” is Romantic.</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6">
            <text:p>The next pair is “ass” and “gluteus” (I might throw in “derriere”). “Ass” is of, you guessed it, Germanic origin via the less common “ars”. It simply means “buttocks” and has been a common term for that very thing. If you're going to talk about the posterior aspect of the human lower back, that is all that “ars” refers to. “Buttock” is also from a Germanic origin (from Old English-buttuc) but notice that it is barely “proper”. “Gluteus”, very proper because only the “upper class” would even know what it means, is pure Latin.</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8">
            <text:p>I'm not too sure why calling a testicle a “ball” would be offensive – it most obviously is a ball. The accepted polite term “testicle” is rather convoluted, though. The Latin term “testiculus” (little witness) derives from the Latin “testis” which means “witness”. Many think that it comes from the pain felt after a sharp impact to that particular organ. It's a little more complicated than that. There was a tradition that witnesses to a contract or last testament place their hands between the thighs of the person speaking (see, the Bible, for instance, Genesis 49). In Rome, the parties actually held each others' genitals as a legally binding ceremony of covenant. So which is the more infantile?- the accurately descriptive “ball” or the convoluted “testicl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In the end, it often boils down to “what language does it come from?”</text:p>
          </table:table-cell>
          <table:table-cell table:number-columns-repeated="6"/>
        </table:table-row>
        <table:table-row table:style-name="ro3">
          <table:table-cell table:number-columns-repeated="7"/>
        </table:table-row>
        <table:table-row table:style-name="ro3">
          <table:table-cell table:style-name="ce13" office:value-type="string" calcext:value-type="string" table:number-columns-spanned="7" table:number-rows-spanned="3">
            <text:p>That being as it may, I will be using the technically accepted terms in this tutorial because that would be the terms that most professionals you would want to communicate with would use and, when you're working with other people, the important thing is to be understood.</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number-rows-repeated="2">
          <table:table-cell table:number-columns-repeated="7"/>
        </table:table-row>
        <table:table-row table:style-name="ro3">
          <table:table-cell office:value-type="string" calcext:value-type="string">
            <text:p>Summary</text:p>
          </table:table-cell>
          <table:table-cell table:number-columns-repeated="6"/>
        </table:table-row>
        <table:table-row table:style-name="ro3">
          <table:table-cell table:number-columns-repeated="7"/>
        </table:table-row>
        <table:table-row table:style-name="ro3">
          <table:table-cell table:style-name="ce13" office:value-type="string" calcext:value-type="string" table:number-columns-spanned="7" table:number-rows-spanned="4">
            <text:p>Surface anatomy is important because surface elements are the landmarks that you use to navigate anatomy to find internal structures and it's important to know the technically correct terms so you can communicate with the people who know about anatomy – even books about anatom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Further explorations</text:p>
          </table:table-cell>
          <table:table-cell table:number-columns-repeated="6"/>
        </table:table-row>
        <table:table-row table:style-name="ro3">
          <table:table-cell table:number-columns-repeated="7"/>
        </table:table-row>
        <table:table-row table:style-name="ro3">
          <table:table-cell table:style-name="ce13" office:value-type="string" calcext:value-type="string" table:number-columns-spanned="7" table:number-rows-spanned="4">
            <text:p>1. We've been looking at human surface anatomy in this excursion. Other animmals also have surface anatomy and they have many interesting similarities and differences. If you have a pet, explore their surface anatomy in the same way that we explored human surface anatomy above. Be sure and check some resources for the particular kind of animal.</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13" office:value-type="string" calcext:value-type="string" table:number-columns-spanned="7" table:number-rows-spanned="2">
            <text:p>2. If you have a mannequin, label all the parts and regions that you know from memory and then go back and see if you missed anything. Use paint to color code the regions.</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Recommended reading</text:p>
          </table:table-cell>
          <table:table-cell table:number-columns-repeated="6"/>
        </table:table-row>
        <table:table-row table:style-name="ro3">
          <table:table-cell table:number-columns-repeated="7"/>
        </table:table-row>
        <table:table-row table:style-name="ro3">
          <table:table-cell table:style-name="ce2" office:value-type="string" calcext:value-type="string">
            <text:p>Bridgman, George B. Constructive Anatomy. New York: Dover Publications, 1973. </text:p>
          </table:table-cell>
          <table:table-cell table:number-columns-repeated="6"/>
        </table:table-row>
        <table:table-row table:style-name="ro3">
          <table:table-cell table:number-columns-repeated="7"/>
        </table:table-row>
        <table:table-row table:style-name="ro3">
          <table:table-cell table:style-name="ce1" office:value-type="string" calcext:value-type="string" table:number-columns-spanned="7" table:number-rows-spanned="2">
            <text:p>Edwards, Betty (2012) Drawing on the Right Side of the Brain, The Definitive, 4<text:span text:style-name="T2">th</text:span> Edition. Penguin Books Ltd., London, UK</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3" office:value-type="string" calcext:value-type="string">
            <text:p>Gray, Henry. Anatomy, Descriptive and Surgical, 1901 Edition. Running Press, 1974. </text:p>
          </table:table-cell>
          <table:table-cell table:number-columns-repeated="6"/>
        </table:table-row>
        <table:table-row table:style-name="ro3">
          <table:table-cell table:number-columns-repeated="7"/>
        </table:table-row>
        <table:table-row table:style-name="ro3">
          <table:table-cell office:value-type="string" calcext:value-type="string">
            <text:p>Glossary</text:p>
          </table:table-cell>
          <table:table-cell table:number-columns-repeated="6"/>
        </table:table-row>
        <table:table-row table:style-name="ro3">
          <table:table-cell table:number-columns-repeated="7"/>
        </table:table-row>
        <table:table-row table:style-name="ro3">
          <table:table-cell office:value-type="string" calcext:value-type="string">
            <office:annotation draw:style-name="gr7" draw:text-style-name="P2" svg:width="303.28pt" svg:height="91.62pt" svg:x="102.61pt" svg:y="9228.16pt" draw:caption-point-x="-38.66pt" draw:caption-point-y="17.12pt">
              <dc:creator>WV</dc:creator>
              <dc:date>2015-12-24T00:00:00</dc:date>
              <text:p text:style-name="P1"><text:span text:style-name="T1">This is the “standard” position for viewing a body. All the planes, positions, angles, directions – if you're going to describe a part – assmues the anatomical position in which the body is straight and standing, facing the viewer. The arms are to the sides with the thumbs pointing away from the body (palms forward). The legs are slightly parted.</text:span></text:p>
            </office:annotation>
            <text:p>anatomical position</text:p>
          </table:table-cell>
          <table:table-cell table:number-columns-repeated="6"/>
        </table:table-row>
        <table:table-row table:style-name="ro3">
          <table:table-cell office:value-type="string" calcext:value-type="string">
            <office:annotation draw:style-name="gr8" draw:text-style-name="P2" svg:width="209.14pt" svg:height="62.93pt" svg:x="81.24pt" svg:y="9215.26pt" draw:caption-point-x="-17.29pt" draw:caption-point-y="42.8pt">
              <dc:creator>WV</dc:creator>
              <dc:date>2015-12-22T00:00:00</dc:date>
              <text:p text:style-name="P1"><text:span text:style-name="T1">Relating to a tail or in the tail region or direction. Although hominids do not usually have a tail, the lower back is considered “where a tail would be if they had a tail”. </text:span></text:p>
            </office:annotation>
            <text:p>caudal</text:p>
          </table:table-cell>
          <table:table-cell table:number-columns-repeated="6"/>
        </table:table-row>
        <table:table-row table:style-name="ro3">
          <table:table-cell office:value-type="string" calcext:value-type="string">
            <office:annotation draw:style-name="gr9" draw:text-style-name="P2" svg:width="193.29pt" svg:height="63.72pt" svg:x="81.24pt" svg:y="9228.08pt" draw:caption-point-x="-17.29pt" draw:caption-point-y="42.8pt">
              <dc:creator>WV</dc:creator>
              <dc:date>2015-12-22T00:00:00</dc:date>
              <text:p text:style-name="P1"><text:span text:style-name="T1">The coronal plane divides an object into a front side and a back side. If that object is a person and you painted a halo around their head, it would look like a corona.</text:span></text:p>
            </office:annotation>
            <text:p>coronal plane</text:p>
          </table:table-cell>
          <table:table-cell table:number-columns-repeated="6"/>
        </table:table-row>
        <table:table-row table:style-name="ro3">
          <table:table-cell office:value-type="string" calcext:value-type="string">
            <office:annotation draw:style-name="gr10" draw:text-style-name="P2" svg:width="82.18pt" svg:height="128.86pt" svg:x="81.24pt" svg:y="9240.86pt" draw:caption-point-x="-17.29pt" draw:caption-point-y="42.8pt">
              <dc:creator>WV</dc:creator>
              <dc:date>2015-12-22T00:00:00</dc:date>
              <text:p text:style-name="P1"><text:span text:style-name="T1">The cranium can either be the head or the area in which the brain is kept (assuming that brain is in a head.) So the cranial region is the area of the head.</text:span></text:p>
            </office:annotation>
            <text:p>cranial</text:p>
          </table:table-cell>
          <table:table-cell table:number-columns-repeated="6"/>
        </table:table-row>
        <table:table-row table:style-name="ro3">
          <table:table-cell office:value-type="string" calcext:value-type="string">
            <office:annotation draw:style-name="gr11" draw:text-style-name="P2" svg:width="258.18pt" svg:height="63.07pt" svg:x="81.24pt" svg:y="9253.67pt" draw:caption-point-x="-17.29pt" draw:caption-point-y="42.8pt">
              <dc:creator>WV</dc:creator>
              <dc:date>2015-12-22T00:00:00</dc:date>
              <text:p text:style-name="P1"><text:span text:style-name="T1">Something that is distal is distant – far away. Anatomically speaking, a distal part is far away from the center of the body. Fingers and toes are distal, especially in comparison to arms and legs.</text:span></text:p>
            </office:annotation>
            <text:p>distal</text:p>
          </table:table-cell>
          <table:table-cell table:number-columns-repeated="6"/>
        </table:table-row>
        <table:table-row table:style-name="ro3">
          <table:table-cell office:value-type="string" calcext:value-type="string">
            <office:annotation draw:style-name="gr12" draw:text-style-name="P2" svg:width="82.18pt" svg:height="84.08pt" svg:x="81.24pt" svg:y="9266.46pt" draw:caption-point-x="-17.29pt" draw:caption-point-y="42.8pt">
              <dc:creator>WV</dc:creator>
              <dc:date>2015-12-22T00:00:00</dc:date>
              <text:p text:style-name="P1"><text:span text:style-name="T1">“</text:span><text:span text:style-name="T1">Dorsal” for a shark (as in the “dorsal fin”) is the same as for any other body. “Dorsal” means “back”.</text:span></text:p>
            </office:annotation>
            <text:p>dorsal</text:p>
          </table:table-cell>
          <table:table-cell table:number-columns-repeated="6"/>
        </table:table-row>
        <table:table-row table:style-name="ro3">
          <table:table-cell office:value-type="string" calcext:value-type="string">
            <office:annotation draw:style-name="gr13" draw:text-style-name="P2" svg:width="82.18pt" svg:height="39.29pt" svg:x="81.24pt" svg:y="9279.27pt" draw:caption-point-x="-17.29pt" draw:caption-point-y="42.8pt">
              <dc:creator>WV</dc:creator>
              <dc:date>2015-12-23T00:00:00</dc:date>
              <text:p text:style-name="P1"><text:span text:style-name="T1">This one is easy. Frontal is “in front”.</text:span></text:p>
            </office:annotation>
            <text:p>frontal</text:p>
          </table:table-cell>
          <table:table-cell table:number-columns-repeated="6"/>
        </table:table-row>
        <table:table-row table:style-name="ro3">
          <table:table-cell office:value-type="string" calcext:value-type="string">
            <office:annotation draw:style-name="gr10" draw:text-style-name="P2" svg:width="82.18pt" svg:height="128.86pt" svg:x="81.24pt" svg:y="9292.05pt" draw:caption-point-x="-17.29pt" draw:caption-point-y="42.8pt">
              <dc:creator>WV</dc:creator>
              <dc:date>2015-12-23T00:00:00</dc:date>
              <text:p text:style-name="P1"><text:span text:style-name="T1">Inferior means “below”. It has nothing to do with what's important or qualitty or what is controlled by something else. It just means “positioned below”.</text:span></text:p>
            </office:annotation>
            <text:p>inferior</text:p>
          </table:table-cell>
          <table:table-cell table:number-columns-repeated="6"/>
        </table:table-row>
        <table:table-row table:style-name="ro3">
          <table:table-cell office:value-type="string" calcext:value-type="string">
            <office:annotation draw:style-name="gr10" draw:text-style-name="P2" svg:width="82.18pt" svg:height="128.86pt" svg:x="81.24pt" svg:y="9304.87pt" draw:caption-point-x="-17.29pt" draw:caption-point-y="42.8pt">
              <dc:creator>WV</dc:creator>
              <dc:date>2015-12-23T00:00:00</dc:date>
              <text:p text:style-name="P1"><text:span text:style-name="T1">Lateral means “to the side”. Most of these terms are relative. The lungs are generally lateral to the heart. The ribs connect to the lateral edges of the sternum.</text:span></text:p>
            </office:annotation>
            <text:p>lateral</text:p>
          </table:table-cell>
          <table:table-cell table:number-columns-repeated="6"/>
        </table:table-row>
        <table:table-row table:style-name="ro3">
          <table:table-cell office:value-type="string" calcext:value-type="string">
            <office:annotation draw:style-name="gr14" draw:text-style-name="P2" svg:width="333.35pt" svg:height="88.95pt" svg:x="81.24pt" svg:y="9317.68pt" draw:caption-point-x="-17.29pt" draw:caption-point-y="42.8pt">
              <dc:creator>WV</dc:creator>
              <dc:date>2015-12-23T00:00:00</dc:date>
              <text:p text:style-name="P1"><text:span text:style-name="T1">Usually, if you see “para”, it means “along side of”. Some words throw you a curve ball. “Paraffin”, for instance, is called so because it is barely (Latin, “parum”) reactive (“affinity” is a way to describe the reactivity of substances). But “parasagittal” follows the regular course and means, “allong side the sagittal plane”. A parasagittal plane cuts the body into a left and right part somewhat laterally to the midline of the body.</text:span></text:p>
            </office:annotation>
            <text:p>parasagittal</text:p>
          </table:table-cell>
          <table:table-cell table:number-columns-repeated="6"/>
        </table:table-row>
        <table:table-row table:style-name="ro3">
          <table:table-cell office:value-type="string" calcext:value-type="string">
            <office:annotation draw:style-name="gr15" draw:text-style-name="P2" svg:width="264.5pt" svg:height="81.41pt" svg:x="81.24pt" svg:y="9330.46pt" draw:caption-point-x="-17.29pt" draw:caption-point-y="42.8pt">
              <dc:creator>WV</dc:creator>
              <dc:date>2015-12-23T00:00:00</dc:date>
              <text:p text:style-name="P1"><text:span text:style-name="T1">“</text:span><text:span text:style-name="T1">Posterior” actually means “after”. For instance, Aristotle's “Posterior Analysis” involves the analyses of logic “after the fact”. But if you can imagine yourself moving through a body, you get to the front first and then, afterward, you come to the back; therefore, the back is posterior to the front.</text:span></text:p>
            </office:annotation>
            <text:p>posterior</text:p>
          </table:table-cell>
          <table:table-cell table:number-columns-repeated="6"/>
        </table:table-row>
        <table:table-row table:style-name="ro3">
          <table:table-cell office:value-type="string" calcext:value-type="string">
            <office:annotation draw:style-name="gr3" draw:text-style-name="P2" svg:width="82.18pt" svg:height="50.49pt" svg:x="81.24pt" svg:y="9343.28pt" draw:caption-point-x="-17.29pt" draw:caption-point-y="42.8pt">
              <dc:creator>WV</dc:creator>
              <dc:date>2015-12-24T00:00:00</dc:date>
              <text:p text:style-name="P1"><text:span text:style-name="T1">Lying in the anatomical position, face down.</text:span></text:p>
            </office:annotation>
            <text:p>prone</text:p>
          </table:table-cell>
          <table:table-cell table:number-columns-repeated="6"/>
        </table:table-row>
        <table:table-row table:style-name="ro3">
          <table:table-cell office:value-type="string" calcext:value-type="string">
            <office:annotation draw:style-name="gr16" draw:text-style-name="P2" svg:width="82.18pt" svg:height="95.27pt" svg:x="81.24pt" svg:y="9356.06pt" draw:caption-point-x="-17.29pt" draw:caption-point-y="42.8pt">
              <dc:creator>WV</dc:creator>
              <dc:date>2015-12-24T00:00:00</dc:date>
              <text:p text:style-name="P1"><text:span text:style-name="T1">Near (to the center of the body). For instance, a proximal joint of a finger is one that is closest to the hand.</text:span></text:p>
            </office:annotation>
            <text:p>proximal</text:p>
          </table:table-cell>
          <table:table-cell table:number-columns-repeated="6"/>
        </table:table-row>
        <table:table-row table:style-name="ro3">
          <table:table-cell office:value-type="string" calcext:value-type="string">
            <office:annotation draw:style-name="gr17" draw:text-style-name="P2" svg:width="82.18pt" svg:height="61.68pt" svg:x="81.24pt" svg:y="9368.87pt" draw:caption-point-x="-17.29pt" draw:caption-point-y="42.8pt">
              <dc:creator>WV</dc:creator>
              <dc:date>2015-12-24T00:00:00</dc:date>
              <text:p text:style-name="P1"><text:span text:style-name="T1">The sagittal plane divides a fingure into a left lateral side and a right lateral side.</text:span></text:p>
            </office:annotation>
            <text:p>sagittal plane</text:p>
          </table:table-cell>
          <table:table-cell table:number-columns-repeated="6"/>
        </table:table-row>
        <table:table-row table:style-name="ro3">
          <table:table-cell office:value-type="string" calcext:value-type="string">
            <office:annotation draw:style-name="gr18" draw:text-style-name="P2" svg:width="259.77pt" svg:height="86.88pt" svg:x="81.24pt" svg:y="9381.66pt" draw:caption-point-x="-17.29pt" draw:caption-point-y="42.8pt">
              <dc:creator>WV</dc:creator>
              <dc:date>2015-12-24T00:00:00</dc:date>
              <text:p text:style-name="P1"><text:span text:style-name="T1">Just as “inferior” just means “below” (in position), “superior” means “above” (in position). The superior vena cava is the big vein that comes from the heart and it is above the rest of the vena cava because, from there, it goes down into the body.</text:span></text:p>
            </office:annotation>
            <text:p>superior</text:p>
          </table:table-cell>
          <table:table-cell table:number-columns-repeated="6"/>
        </table:table-row>
        <table:table-row table:style-name="ro3">
          <table:table-cell office:value-type="string" calcext:value-type="string">
            <office:annotation draw:style-name="gr3" draw:text-style-name="P2" svg:width="82.18pt" svg:height="50.49pt" svg:x="81.24pt" svg:y="9394.47pt" draw:caption-point-x="-17.29pt" draw:caption-point-y="42.8pt">
              <dc:creator>WV</dc:creator>
              <dc:date>2015-12-24T00:00:00</dc:date>
              <text:p text:style-name="P1"><text:span text:style-name="T1">Lying on your back in the anatomiical position.</text:span></text:p>
            </office:annotation>
            <text:p>supine</text:p>
          </table:table-cell>
          <table:table-cell table:number-columns-repeated="6"/>
        </table:table-row>
        <table:table-row table:style-name="ro3">
          <table:table-cell office:value-type="string" calcext:value-type="string">
            <office:annotation draw:style-name="gr19" draw:text-style-name="P2" svg:width="323.06pt" svg:height="81.64pt" svg:x="81.24pt" svg:y="9407.25pt" draw:caption-point-x="-17.29pt" draw:caption-point-y="42.8pt">
              <dc:creator>WV</dc:creator>
              <dc:date>2015-12-25T00:00:00</dc:date>
              <text:p text:style-name="P1"><text:span text:style-name="T1">“</text:span><text:span text:style-name="T1">Anatomy” can be the study of the structure of something (for instance, the movie “The Anatomy of a Murder”) or it can be the structure, itself. The structure dealt with by surface anatomy is the body as it is seen in its natural form without invasive techniques. Surface anatomy is very closely related to artistic anatomy – the structure of the body as an art object.</text:span></text:p>
            </office:annotation>
            <text:p>surface anatomy</text:p>
          </table:table-cell>
          <table:table-cell table:number-columns-repeated="6"/>
        </table:table-row>
        <table:table-row table:style-name="ro3">
          <table:table-cell office:value-type="string" calcext:value-type="string">
            <office:annotation draw:style-name="gr20" draw:text-style-name="P2" svg:width="334.15pt" svg:height="114.18pt" svg:x="81.24pt" svg:y="9420.07pt" draw:caption-point-x="-17.29pt" draw:caption-point-y="42.8pt">
              <dc:creator>WV</dc:creator>
              <dc:date>2015-12-25T00:00:00</dc:date>
              <text:p text:style-name="P1"><text:span text:style-name="T1">Teleological language appeals to an object's function as it's cause. It is rather inaccurate to say that we have a belly button because we had to have somewhere to be connected to our mothers (via an umbilical cord) while we were in the womb, although that was its function. The reason we have an umbilical cord is that mammals (and we are mammals) naturally developed the ability to develop some before our actual birth and the umbilicum is part of that mechanism, or we were created with the ability to gestate (develop within our mothers' wombs).</text:span></text:p>
            </office:annotation>
            <text:p>Teleological language</text:p>
          </table:table-cell>
          <table:table-cell table:number-columns-repeated="6"/>
        </table:table-row>
        <table:table-row table:style-name="ro3">
          <table:table-cell office:value-type="string" calcext:value-type="string">
            <office:annotation draw:style-name="gr21" draw:text-style-name="P2" svg:width="292.99pt" svg:height="74.18pt" svg:x="81.24pt" svg:y="9432.88pt" draw:caption-point-x="-17.29pt" draw:caption-point-y="42.8pt">
              <dc:creator>WV</dc:creator>
              <dc:date>2015-12-25T00:00:00</dc:date>
              <text:p text:style-name="P1"><text:span text:style-name="T1">The transverse plane cuts an object into a top and a bottom. Since there is no symmetry of the body that would cut it into similar top and bottom portions, it would be difficult to point to a specific plane as being “the” transverse plane, like it is possible to talk about “the” sagittal plane.</text:span></text:p>
            </office:annotation>
            <text:p>transverse plane</text:p>
          </table:table-cell>
          <table:table-cell table:number-columns-repeated="6"/>
        </table:table-row>
        <table:table-row table:style-name="ro3">
          <table:table-cell office:value-type="string" calcext:value-type="string">
            <office:annotation draw:style-name="gr17" draw:text-style-name="P2" svg:width="82.18pt" svg:height="61.68pt" svg:x="81.24pt" svg:y="9445.66pt" draw:caption-point-x="-17.29pt" draw:caption-point-y="42.8pt">
              <dc:creator>WV</dc:creator>
              <dc:date>2015-12-25T00:00:00</dc:date>
              <text:p text:style-name="P1"><text:span text:style-name="T1">“</text:span><text:span text:style-name="T1">Ventral” simply means the belly. The front surface of a body is the ventral surface.</text:span></text:p>
            </office:annotation>
            <text:p>ventral</text:p>
          </table:table-cell>
          <table:table-cell table:number-columns-repeated="6"/>
        </table:table-row>
        <table:table-row table:style-name="ro3">
          <table:table-cell office:value-type="string" calcext:value-type="string">
            <office:annotation draw:style-name="gr22" draw:text-style-name="P2" svg:width="320.68pt" svg:height="87.11pt" svg:x="81.24pt" svg:y="9458.48pt" draw:caption-point-x="-17.29pt" draw:caption-point-y="42.8pt">
              <dc:creator>WV</dc:creator>
              <dc:date>2015-12-28T00:00:00</dc:date>
              <text:p text:style-name="P1"><text:span text:style-name="T1">“</text:span><text:span text:style-name="T1">Vulgar language” has come to mean “socially inappropriate language”, yet, what it has always meant (and still does) is “common language”, or “peasant language” or, in modern usage, perhaps “lowbrow”. That, of course, is the opposite of “highbrow”, “dandy”, or as Steamboat Willie said in “Saving Private Ryan”, “Please, I like America! Fancy schmancy!….”</text:span></text:p>
            </office:annotation>
            <text:p>Vulgar language</text:p>
          </table:table-cell>
          <table:table-cell table:number-columns-repeated="6"/>
        </table:table-row>
      </table:table>
      <table:named-expressions/>
      <table:database-ranges>
        <table:database-range table:name="__Anonymous_Sheet_DB__12" table:target-range-address="'General Anatomy'.A722:'General Anatomy'.A74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13:54:50.0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3-09-30T00:31:37.67</meta:creation-date>
    <meta:generator>LibreOffice/5.0.3.2$Windows_x86 LibreOffice_project/e5f16313668ac592c1bfb310f4390624e3dbfb75</meta:generator>
    <dc:date>2015-12-28T14:48:27.098000000</dc:date>
    <dc:creator>Wolf VanZandt</dc:creator>
    <meta:editing-duration>P1DT4H24M58S</meta:editing-duration>
    <meta:editing-cycles>61</meta:editing-cycles>
    <meta:document-statistic meta:table-count="13" meta:cell-count="659" meta:object-count="0"/>
  </office:meta>
</office:document-meta>
</file>